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2.4866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1.5008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1.4146in"/>
    </style:style>
    <style:style style:name="co11" style:family="table-column">
      <style:table-column-properties fo:break-before="auto" style:column-width="1.4472in"/>
    </style:style>
    <style:style style:name="co12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51pt solid #000000" fo:border-left="0.51pt solid #000000" fo:border-right="0.51pt solid #000000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0.51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0.74pt solid #000000" fo:border-top="0.74pt solid #000000"/>
    </style:style>
    <style:style style:name="ce44" style:family="table-cell" style:parent-style-name="Default">
      <style:table-cell-properties style:text-align-source="fix" style:repeat-content="false" fo:border="0.51pt solid #000000"/>
      <style:paragraph-properties fo:text-align="center" fo:margin-left="0in"/>
    </style:style>
    <style:style style:name="ce45" style:family="table-cell" style:parent-style-name="Default">
      <style:table-cell-properties fo:border="0.74pt solid #000000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7" style:family="table-cell" style:parent-style-name="Default">
      <style:table-cell-properties fo:wrap-option="wrap" style:vertical-align="top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49" style:family="table-cell" style:parent-style-name="Default">
      <style:table-cell-properties fo:border="0.51pt solid #000000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1" style:family="table-cell" style:parent-style-name="Default" style:data-style-name="N81"/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51pt solid #000000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rfomance Comparison" table:style-name="ta1">
        <table:table-column table:style-name="co1" table:default-cell-style-name="ce42"/>
        <table:table-column table:style-name="co2" table:number-columns-repeated="2" table:default-cell-style-name="ce45"/>
        <table:table-column table:style-name="co2" table:default-cell-style-name="ce49"/>
        <table:table-column table:style-name="co2" table:default-cell-style-name="ce44"/>
        <table:table-column table:style-name="co3" table:default-cell-style-name="ce45"/>
        <table:table-column table:style-name="co2" table:number-columns-repeated="2" table:default-cell-style-name="Default"/>
        <table:table-column table:style-name="co1" table:default-cell-style-name="ce42"/>
        <table:table-column table:style-name="co4" table:number-columns-repeated="2" table:default-cell-style-name="ce46"/>
        <table:table-column table:style-name="co2" table:number-columns-repeated="5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 table:number-columns-spanned="6" table:number-rows-spanned="2">
            <text:p>Mean time performances on 1000 sample images</text:p>
          </table:table-cell>
          <table:covered-table-cell table:style-name="ce43"/>
          <table:covered-table-cell table:number-columns-repeated="3" table:style-name="ce48"/>
          <table:covered-table-cell table:style-name="ce43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covered-table-cell table:style-name="ce40"/>
          <table:covered-table-cell table:number-columns-repeated="4" table:style-name="Default"/>
          <table:covered-table-cell table:style-name="ce50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 table:number-columns-spanned="2" table:number-rows-spanned="1">
            <text:p>Nvidia Jetson Nano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ll XPS 15 7590</text:p>
          </table:table-cell>
          <table:covered-table-cell table:style-name="ce4"/>
          <table:table-cell table:style-name="ce4" office:value-type="string" calcext:value-type="string">
            <text:p>Raspberry PI 4</text:p>
          </table:table-cell>
          <table:table-cell table:number-columns-repeated="2"/>
          <table:table-cell table:style-name="ce2" office:value-type="string" calcext:value-type="string" table:number-columns-spanned="3" table:number-rows-spanned="2">
            <text:p>Model Detection performances </text:p>
          </table:table-cell>
          <table:covered-table-cell table:style-name="ce2"/>
          <table:covered-table-cell table:style-name="ce43"/>
          <table:table-cell table:number-columns-repeated="6"/>
        </table:table-row>
        <table:table-row table:style-name="ro1">
          <table:table-cell office:value-type="string" calcext:value-type="string">
            <text:p>Device</text:p>
          </table:table-cell>
          <table:table-cell table:style-name="ce42" office:value-type="string" calcext:value-type="string">
            <text:p>CPU</text:p>
          </table:table-cell>
          <table:table-cell table:style-name="ce42" office:value-type="string" calcext:value-type="string">
            <text:p>GPU (NVIDIA Tegra X1, 3960MiB)</text:p>
          </table:table-cell>
          <table:table-cell table:style-name="ce42" office:value-type="string" calcext:value-type="string">
            <text:p>CPU</text:p>
          </table:table-cell>
          <table:table-cell table:style-name="ce42" office:value-type="string" calcext:value-type="string">
            <text:p>GPU (NVIDIA GeForce GTX 1650, 3906MiB)</text:p>
          </table:table-cell>
          <table:table-cell table:style-name="ce42" office:value-type="string" calcext:value-type="string">
            <text:p>CPU</text:p>
          </table:table-cell>
          <table:table-cell table:number-columns-repeated="2"/>
          <table:covered-table-cell table:number-columns-repeated="2" table:style-name="ce40"/>
          <table:covered-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3" table:style-name="ce44" office:value-type="string" calcext:value-type="string">
            <text:p>Full Det. [s]</text:p>
          </table:table-cell>
          <table:table-cell office:value-type="string" calcext:value-type="string">
            <text:p>Full Det. [s]</text:p>
          </table:table-cell>
          <table:table-cell table:style-name="ce44" office:value-type="string" calcext:value-type="string">
            <text:p>Full Det. [s]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table:style-name="ce44" office:value-type="string" calcext:value-type="string">
            <text:p>map50</text:p>
          </table:table-cell>
          <table:table-cell table:style-name="ce44" office:value-type="string" calcext:value-type="string">
            <text:p>map50-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s:640</text:p>
          </table:table-cell>
          <table:table-cell office:value-type="float" office:value="1.94405912852287" calcext:value-type="float">
            <text:p>1.94405912852287</text:p>
          </table:table-cell>
          <table:table-cell office:value-type="float" office:value="0.213060664892197" calcext:value-type="float">
            <text:p>0.213060664892197</text:p>
          </table:table-cell>
          <table:table-cell table:style-name="ce44" office:value-type="float" office:value="0.0670049605369568" calcext:value-type="float">
            <text:p>0.0670049605369568</text:p>
          </table:table-cell>
          <table:table-cell office:value-type="float" office:value="0.014270266532898" calcext:value-type="float">
            <text:p>0.014270266532898</text:p>
          </table:table-cell>
          <table:table-cell office:value-type="float" office:value="2.09181236147881" calcext:value-type="float">
            <text:p>2.09181236147881</text:p>
          </table:table-cell>
          <table:table-cell table:number-columns-repeated="2"/>
          <table:table-cell office:value-type="string" calcext:value-type="string">
            <text:p>Yolov5s:640</text:p>
          </table:table-cell>
          <table:table-cell office:value-type="float" office:value="0.571570196751798" calcext:value-type="float">
            <text:p>0.571570196751798</text:p>
          </table:table-cell>
          <table:table-cell office:value-type="float" office:value="0.373838845494814" calcext:value-type="float">
            <text:p>0.3738388454948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s:320</text:p>
          </table:table-cell>
          <table:table-cell office:value-type="float" office:value="0.822364704847336" calcext:value-type="float">
            <text:p>0.822364704847336</text:p>
          </table:table-cell>
          <table:table-cell office:value-type="float" office:value="0.0719706513881683" calcext:value-type="float">
            <text:p>0.0719706513881683</text:p>
          </table:table-cell>
          <table:table-cell table:style-name="ce44" office:value-type="float" office:value="0.0231185762882233" calcext:value-type="float">
            <text:p>0.0231185762882233</text:p>
          </table:table-cell>
          <table:table-cell office:value-type="float" office:value="0.00789343523979187" calcext:value-type="float">
            <text:p>0.00789343523979187</text:p>
          </table:table-cell>
          <table:table-cell office:value-type="float" office:value="0.748253070831299" calcext:value-type="float">
            <text:p>0.748253070831299</text:p>
          </table:table-cell>
          <table:table-cell table:number-columns-repeated="2"/>
          <table:table-cell office:value-type="string" calcext:value-type="string">
            <text:p>Yolov5s:320</text:p>
          </table:table-cell>
          <table:table-cell office:value-type="float" office:value="0.476446575252344" calcext:value-type="float">
            <text:p>0.476446575252344</text:p>
          </table:table-cell>
          <table:table-cell office:value-type="float" office:value="0.304775800531987" calcext:value-type="float">
            <text:p>0.304775800531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s_int8:640</text:p>
          </table:table-cell>
          <table:table-cell office:value-type="float" office:value="1.48923693704605" calcext:value-type="float">
            <text:p>1.48923693704605</text:p>
          </table:table-cell>
          <table:table-cell table:style-name="ce46" office:value-type="string" calcext:value-type="string">
            <text:p>/</text:p>
          </table:table-cell>
          <table:table-cell office:value-type="float" office:value="0.458816258430481" calcext:value-type="float">
            <text:p>0.458816258430481</text:p>
          </table:table-cell>
          <table:table-cell office:value-type="string" calcext:value-type="string">
            <text:p>/</text:p>
          </table:table-cell>
          <table:table-cell office:value-type="float" office:value="1.29524881052971" calcext:value-type="float">
            <text:p>1.29524881052971</text:p>
          </table:table-cell>
          <table:table-cell table:number-columns-repeated="2"/>
          <table:table-cell office:value-type="string" calcext:value-type="string">
            <text:p>yolov5s_int8:640</text:p>
          </table:table-cell>
          <table:table-cell office:value-type="float" office:value="0.552128076749992" calcext:value-type="float">
            <text:p>0.552128076749992</text:p>
          </table:table-cell>
          <table:table-cell office:value-type="float" office:value="0.337811136268994" calcext:value-type="float">
            <text:p>0.3378111362689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s_int8:320</text:p>
          </table:table-cell>
          <table:table-cell office:value-type="float" office:value="0.375262097120285" calcext:value-type="float">
            <text:p>0.375262097120285</text:p>
          </table:table-cell>
          <table:table-cell table:style-name="ce46" office:value-type="string" calcext:value-type="string">
            <text:p>/</text:p>
          </table:table-cell>
          <table:table-cell office:value-type="float" office:value="0.119868078708649" calcext:value-type="float">
            <text:p>0.119868078708649</text:p>
          </table:table-cell>
          <table:table-cell office:value-type="string" calcext:value-type="string">
            <text:p>/</text:p>
          </table:table-cell>
          <table:table-cell office:value-type="float" office:value="0.327950575590134" calcext:value-type="float">
            <text:p>0.327950575590134</text:p>
          </table:table-cell>
          <table:table-cell table:number-columns-repeated="2"/>
          <table:table-cell office:value-type="string" calcext:value-type="string">
            <text:p>yolov5s_int8:320</text:p>
          </table:table-cell>
          <table:table-cell office:value-type="float" office:value="0.461665088528844" calcext:value-type="float">
            <text:p>0.461665088528844</text:p>
          </table:table-cell>
          <table:table-cell office:value-type="float" office:value="0.281249512392134" calcext:value-type="float">
            <text:p>0.281249512392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n:640</text:p>
          </table:table-cell>
          <table:table-cell office:value-type="string" calcext:value-type="string">
            <text:p>1,207068401</text:p>
          </table:table-cell>
          <table:table-cell office:value-type="float" office:value="0.109135093927383" calcext:value-type="float">
            <text:p>0.109135093927383</text:p>
          </table:table-cell>
          <table:table-cell table:style-name="ce44" office:value-type="float" office:value="0.0296137382984161" calcext:value-type="float">
            <text:p>0.0296137382984161</text:p>
          </table:table-cell>
          <table:table-cell office:value-type="float" office:value="0.00906817507743835" calcext:value-type="float">
            <text:p>0.00906817507743835</text:p>
          </table:table-cell>
          <table:table-cell office:value-type="float" office:value="1.02251037311554" calcext:value-type="float">
            <text:p>1.02251037311554</text:p>
          </table:table-cell>
          <table:table-cell table:number-columns-repeated="2"/>
          <table:table-cell office:value-type="string" calcext:value-type="string">
            <text:p>Yolov5n:640</text:p>
          </table:table-cell>
          <table:table-cell office:value-type="float" office:value="0.46217564449359" calcext:value-type="float">
            <text:p>0.46217564449359</text:p>
          </table:table-cell>
          <table:table-cell office:value-type="float" office:value="0.280601179429188" calcext:value-type="float">
            <text:p>0.280601179429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n:320</text:p>
          </table:table-cell>
          <table:table-cell office:value-type="float" office:value="0.531941639900207" calcext:value-type="float">
            <text:p>0.531941639900207</text:p>
          </table:table-cell>
          <table:table-cell office:value-type="float" office:value="0.0518259501457214" calcext:value-type="float">
            <text:p>0.0518259501457214</text:p>
          </table:table-cell>
          <table:table-cell table:style-name="ce44" office:value-type="float" office:value="0.0150555160045624" calcext:value-type="float">
            <text:p>0.0150555160045624</text:p>
          </table:table-cell>
          <table:table-cell office:value-type="float" office:value="0.00784027004241943" calcext:value-type="float">
            <text:p>0.00784027004241943</text:p>
          </table:table-cell>
          <table:table-cell office:value-type="float" office:value="0.436493450641632" calcext:value-type="float">
            <text:p>0.436493450641632</text:p>
          </table:table-cell>
          <table:table-cell table:number-columns-repeated="2"/>
          <table:table-cell office:value-type="string" calcext:value-type="string">
            <text:p>Yolov5n:320</text:p>
          </table:table-cell>
          <table:table-cell office:value-type="float" office:value="0.369791510032156" calcext:value-type="float">
            <text:p>0.369791510032156</text:p>
          </table:table-cell>
          <table:table-cell office:value-type="float" office:value="0.221400036950096" calcext:value-type="float">
            <text:p>0.2214000369500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n_int8:640</text:p>
          </table:table-cell>
          <table:table-cell office:value-type="float" office:value="0.579513981819153" calcext:value-type="float">
            <text:p>0.579513981819153</text:p>
          </table:table-cell>
          <table:table-cell table:style-name="ce46" office:value-type="string" calcext:value-type="string">
            <text:p>/</text:p>
          </table:table-cell>
          <table:table-cell office:value-type="float" office:value="0.204221616744995" calcext:value-type="float">
            <text:p>0.204221616744995</text:p>
          </table:table-cell>
          <table:table-cell office:value-type="string" calcext:value-type="string">
            <text:p>/</text:p>
          </table:table-cell>
          <table:table-cell office:value-type="float" office:value="0.529099699735642" calcext:value-type="float">
            <text:p>0.529099699735642</text:p>
          </table:table-cell>
          <table:table-cell table:number-columns-repeated="2"/>
          <table:table-cell office:value-type="string" calcext:value-type="string">
            <text:p>yolov5n_int8:640</text:p>
          </table:table-cell>
          <table:table-cell office:value-type="float" office:value="0.440410321787075" calcext:value-type="float">
            <text:p>0.440410321787075</text:p>
          </table:table-cell>
          <table:table-cell office:value-type="float" office:value="0.253214977264324" calcext:value-type="float">
            <text:p>0.253214977264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n_int8:320</text:p>
          </table:table-cell>
          <table:table-cell office:value-type="float" office:value="0.151109082937241" calcext:value-type="float">
            <text:p>0.151109082937241</text:p>
          </table:table-cell>
          <table:table-cell table:style-name="ce46" office:value-type="string" calcext:value-type="string">
            <text:p>/</text:p>
          </table:table-cell>
          <table:table-cell office:value-type="float" office:value="0.0550959095954895" calcext:value-type="float">
            <text:p>0.0550959095954895</text:p>
          </table:table-cell>
          <table:table-cell office:value-type="string" calcext:value-type="string">
            <text:p>/</text:p>
          </table:table-cell>
          <table:table-cell office:value-type="float" office:value="0.133522658348083" calcext:value-type="float">
            <text:p>0.133522658348083</text:p>
          </table:table-cell>
          <table:table-cell table:number-columns-repeated="2"/>
          <table:table-cell office:value-type="string" calcext:value-type="string">
            <text:p>yolov5n_int8:320</text:p>
          </table:table-cell>
          <table:table-cell office:value-type="float" office:value="0.356751132999218" calcext:value-type="float">
            <text:p>0.356751132999218</text:p>
          </table:table-cell>
          <table:table-cell office:value-type="float" office:value="0.205226474635684" calcext:value-type="float">
            <text:p>0.205226474635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su:640</text:p>
          </table:table-cell>
          <table:table-cell office:value-type="float" office:value="2.44818150568008" calcext:value-type="float">
            <text:p>2.44818150568008</text:p>
          </table:table-cell>
          <table:table-cell office:value-type="float" office:value="0.222817833185196" calcext:value-type="float">
            <text:p>0.222817833185196</text:p>
          </table:table-cell>
          <table:table-cell office:value-type="float" office:value="0.0949249470233917" calcext:value-type="float">
            <text:p>0.0949249470233917</text:p>
          </table:table-cell>
          <table:table-cell table:style-name="ce49" office:value-type="float" office:value="0.0168608276844025" calcext:value-type="float">
            <text:p>0.0168608276844025</text:p>
          </table:table-cell>
          <table:table-cell office:value-type="float" office:value="2.59980820226669" calcext:value-type="float">
            <text:p>2.59980820226669</text:p>
          </table:table-cell>
          <table:table-cell table:number-columns-repeated="2"/>
          <table:table-cell office:value-type="string" calcext:value-type="string">
            <text:p>Yolov5su:640</text:p>
          </table:table-cell>
          <table:table-cell office:value-type="float" office:value="0.735697196607177" calcext:value-type="float">
            <text:p>0.735697196607177</text:p>
          </table:table-cell>
          <table:table-cell office:value-type="float" office:value="0.559238371230396" calcext:value-type="float">
            <text:p>0.559238371230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su:320</text:p>
          </table:table-cell>
          <table:table-cell office:value-type="float" office:value="0.958140477895737" calcext:value-type="float">
            <text:p>0.958140477895737</text:p>
          </table:table-cell>
          <table:table-cell office:value-type="float" office:value="0.0756558330059052" calcext:value-type="float">
            <text:p>0.0756558330059052</text:p>
          </table:table-cell>
          <table:table-cell office:value-type="float" office:value="0.0311318769454956" calcext:value-type="float">
            <text:p>0.0311318769454956</text:p>
          </table:table-cell>
          <table:table-cell table:style-name="ce49" office:value-type="float" office:value="0.00623487401008606" calcext:value-type="float">
            <text:p>0.00623487401008606</text:p>
          </table:table-cell>
          <table:table-cell office:value-type="float" office:value="0.991847939491272" calcext:value-type="float">
            <text:p>0.991847939491272</text:p>
          </table:table-cell>
          <table:table-cell table:number-columns-repeated="2"/>
          <table:table-cell office:value-type="string" calcext:value-type="string">
            <text:p>Yolov5su:320</text:p>
          </table:table-cell>
          <table:table-cell office:value-type="float" office:value="0.62407643375006" calcext:value-type="float">
            <text:p>0.62407643375006</text:p>
          </table:table-cell>
          <table:table-cell office:value-type="float" office:value="0.468135920466918" calcext:value-type="float">
            <text:p>0.4681359204669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su_int8:640</text:p>
          </table:table-cell>
          <table:table-cell office:value-type="float" office:value="2.3347036819458" calcext:value-type="float">
            <text:p>2.3347036819458</text:p>
          </table:table-cell>
          <table:table-cell table:style-name="ce46" office:value-type="string" calcext:value-type="string">
            <text:p>/</text:p>
          </table:table-cell>
          <table:table-cell office:value-type="float" office:value="1.73663383889198" calcext:value-type="float">
            <text:p>1.73663383889198</text:p>
          </table:table-cell>
          <table:table-cell office:value-type="string" calcext:value-type="string">
            <text:p>/</text:p>
          </table:table-cell>
          <table:table-cell office:value-type="float" office:value="2.21501866984367" calcext:value-type="float">
            <text:p>2.21501866984367</text:p>
          </table:table-cell>
          <table:table-cell table:number-columns-repeated="2"/>
          <table:table-cell office:value-type="string" calcext:value-type="string">
            <text:p>yolov5su_int8:640</text:p>
          </table:table-cell>
          <table:table-cell office:value-type="float" office:value="0.710502405293834" calcext:value-type="float">
            <text:p>0.710502405293834</text:p>
          </table:table-cell>
          <table:table-cell office:value-type="float" office:value="0.533813163095982" calcext:value-type="float">
            <text:p>0.5338131630959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su_int8:320</text:p>
          </table:table-cell>
          <table:table-cell office:value-type="float" office:value="0.593457221746445" calcext:value-type="float">
            <text:p>0.593457221746445</text:p>
          </table:table-cell>
          <table:table-cell table:style-name="ce46" office:value-type="string" calcext:value-type="string">
            <text:p>/</text:p>
          </table:table-cell>
          <table:table-cell office:value-type="float" office:value="0.450937876939774" calcext:value-type="float">
            <text:p>0.450937876939774</text:p>
          </table:table-cell>
          <table:table-cell office:value-type="string" calcext:value-type="string">
            <text:p>/</text:p>
          </table:table-cell>
          <table:table-cell office:value-type="float" office:value="0.548380247354507" calcext:value-type="float">
            <text:p>0.548380247354507</text:p>
          </table:table-cell>
          <table:table-cell table:number-columns-repeated="2"/>
          <table:table-cell office:value-type="string" calcext:value-type="string">
            <text:p>yolov5su_int8:320</text:p>
          </table:table-cell>
          <table:table-cell office:value-type="float" office:value="0.618330722639458" calcext:value-type="float">
            <text:p>0.618330722639458</text:p>
          </table:table-cell>
          <table:table-cell office:value-type="float" office:value="0.470145060228904" calcext:value-type="float">
            <text:p>0.470145060228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nu:640</text:p>
          </table:table-cell>
          <table:table-cell office:value-type="float" office:value="1.43854476332664" calcext:value-type="float">
            <text:p>1.43854476332664</text:p>
          </table:table-cell>
          <table:table-cell office:value-type="float" office:value="0.105537228822708" calcext:value-type="float">
            <text:p>0.105537228822708</text:p>
          </table:table-cell>
          <table:table-cell office:value-type="float" office:value="0.0427338259220123" calcext:value-type="float">
            <text:p>0.0427338259220123</text:p>
          </table:table-cell>
          <table:table-cell table:style-name="ce49" office:value-type="float" office:value="0.00838828063011169" calcext:value-type="float">
            <text:p>0.00838828063011169</text:p>
          </table:table-cell>
          <table:table-cell office:value-type="float" office:value="1.21344503903389" calcext:value-type="float">
            <text:p>1.21344503903389</text:p>
          </table:table-cell>
          <table:table-cell table:number-columns-repeated="2"/>
          <table:table-cell office:value-type="string" calcext:value-type="string">
            <text:p>Yolov5nu:640</text:p>
          </table:table-cell>
          <table:table-cell office:value-type="float" office:value="0.580785925908894" calcext:value-type="float">
            <text:p>0.580785925908894</text:p>
          </table:table-cell>
          <table:table-cell office:value-type="float" office:value="0.421368250473817" calcext:value-type="float">
            <text:p>0.4213682504738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nu:320</text:p>
          </table:table-cell>
          <table:table-cell office:value-type="float" office:value="0.655142983913422" calcext:value-type="float">
            <text:p>0.655142983913422</text:p>
          </table:table-cell>
          <table:table-cell office:value-type="float" office:value="0.0490466618537903" calcext:value-type="float">
            <text:p>0.0490466618537903</text:p>
          </table:table-cell>
          <table:table-cell office:value-type="float" office:value="0.016092636346817" calcext:value-type="float">
            <text:p>0.016092636346817</text:p>
          </table:table-cell>
          <table:table-cell table:style-name="ce49" office:value-type="float" office:value="0.00525185394287109" calcext:value-type="float">
            <text:p>0.00525185394287109</text:p>
          </table:table-cell>
          <table:table-cell office:value-type="float" office:value="0.511803220272064" calcext:value-type="float">
            <text:p>0.511803220272064</text:p>
          </table:table-cell>
          <table:table-cell table:number-columns-repeated="2"/>
          <table:table-cell office:value-type="string" calcext:value-type="string">
            <text:p>yolov5nu:320</text:p>
          </table:table-cell>
          <table:table-cell office:value-type="float" office:value="0.470560020322133" calcext:value-type="float">
            <text:p>0.470560020322133</text:p>
          </table:table-cell>
          <table:table-cell office:value-type="float" office:value="0.339560500579658" calcext:value-type="float">
            <text:p>0.3395605005796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nu_int8:640</text:p>
          </table:table-cell>
          <table:table-cell office:value-type="float" office:value="0.973663385391235" calcext:value-type="float">
            <text:p>0.973663385391235</text:p>
          </table:table-cell>
          <table:table-cell table:style-name="ce46" office:value-type="string" calcext:value-type="string">
            <text:p>/</text:p>
          </table:table-cell>
          <table:table-cell office:value-type="float" office:value="0.613188501596451" calcext:value-type="float">
            <text:p>0.613188501596451</text:p>
          </table:table-cell>
          <table:table-cell office:value-type="string" calcext:value-type="string">
            <text:p>/</text:p>
          </table:table-cell>
          <table:table-cell office:value-type="float" office:value="0.971338149547577" calcext:value-type="float">
            <text:p>0.971338149547577</text:p>
          </table:table-cell>
          <table:table-cell table:number-columns-repeated="2"/>
          <table:table-cell office:value-type="string" calcext:value-type="string">
            <text:p>yolov5nu_int8:640</text:p>
          </table:table-cell>
          <table:table-cell office:value-type="float" office:value="0.577717998937401" calcext:value-type="float">
            <text:p>0.577717998937401</text:p>
          </table:table-cell>
          <table:table-cell office:value-type="float" office:value="0.417186899183128" calcext:value-type="float">
            <text:p>0.417186899183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nu_int8:320</text:p>
          </table:table-cell>
          <table:table-cell office:value-type="float" office:value="0.246350245714188" calcext:value-type="float">
            <text:p>0.246350245714188</text:p>
          </table:table-cell>
          <table:table-cell table:style-name="ce46" office:value-type="string" calcext:value-type="string">
            <text:p>/</text:p>
          </table:table-cell>
          <table:table-cell office:value-type="float" office:value="0.163752182483673" calcext:value-type="float">
            <text:p>0.163752182483673</text:p>
          </table:table-cell>
          <table:table-cell office:value-type="string" calcext:value-type="string">
            <text:p>/</text:p>
          </table:table-cell>
          <table:table-cell office:value-type="float" office:value="0.234160719394684" calcext:value-type="float">
            <text:p>0.234160719394684</text:p>
          </table:table-cell>
          <table:table-cell table:number-columns-repeated="2"/>
          <table:table-cell office:value-type="string" calcext:value-type="string">
            <text:p>yolov5nu_int8:320</text:p>
          </table:table-cell>
          <table:table-cell office:value-type="float" office:value="0.476470709148705" calcext:value-type="float">
            <text:p>0.476470709148705</text:p>
          </table:table-cell>
          <table:table-cell office:value-type="float" office:value="0.338814591124741" calcext:value-type="float">
            <text:p>0.338814591124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8s:640</text:p>
          </table:table-cell>
          <table:table-cell office:value-type="float" office:value="2.54083267521858" calcext:value-type="float">
            <text:p>2.54083267521858</text:p>
          </table:table-cell>
          <table:table-cell office:value-type="float" office:value="0.241209114313126" calcext:value-type="float">
            <text:p>0.241209114313126</text:p>
          </table:table-cell>
          <table:table-cell table:style-name="ce44" office:value-type="float" office:value="0.0820136995315552" calcext:value-type="float">
            <text:p>0.0820136995315552</text:p>
          </table:table-cell>
          <table:table-cell office:value-type="float" office:value="0.015231360912323" calcext:value-type="float">
            <text:p>0.015231360912323</text:p>
          </table:table-cell>
          <table:table-cell office:value-type="float" office:value="2.92883248376846" calcext:value-type="float">
            <text:p>2.92883248376846</text:p>
          </table:table-cell>
          <table:table-cell table:number-columns-repeated="2"/>
          <table:table-cell office:value-type="string" calcext:value-type="string">
            <text:p>Yolov8s:640</text:p>
          </table:table-cell>
          <table:table-cell office:value-type="float" office:value="0.759425030874107" calcext:value-type="float">
            <text:p>0.759425030874107</text:p>
          </table:table-cell>
          <table:table-cell office:value-type="float" office:value="0.588212305925844" calcext:value-type="float">
            <text:p>0.5882123059258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8s:320</text:p>
          </table:table-cell>
          <table:table-cell office:value-type="float" office:value="0.927803666114807" calcext:value-type="float">
            <text:p>0.927803666114807</text:p>
          </table:table-cell>
          <table:table-cell office:value-type="float" office:value="0.0846197896003723" calcext:value-type="float">
            <text:p>0.0846197896003723</text:p>
          </table:table-cell>
          <table:table-cell table:style-name="ce44" office:value-type="float" office:value="0.029264564037323" calcext:value-type="float">
            <text:p>0.029264564037323</text:p>
          </table:table-cell>
          <table:table-cell office:value-type="float" office:value="0.00674196100234985" calcext:value-type="float">
            <text:p>0.00674196100234985</text:p>
          </table:table-cell>
          <table:table-cell office:value-type="float" office:value="1.15566718173027" calcext:value-type="float">
            <text:p>1.15566718173027</text:p>
          </table:table-cell>
          <table:table-cell table:number-columns-repeated="2"/>
          <table:table-cell office:value-type="string" calcext:value-type="string">
            <text:p>Yolov8s:320</text:p>
          </table:table-cell>
          <table:table-cell office:value-type="float" office:value="0.622910988124003" calcext:value-type="float">
            <text:p>0.622910988124003</text:p>
          </table:table-cell>
          <table:table-cell office:value-type="float" office:value="0.483029806383332" calcext:value-type="float">
            <text:p>0.483029806383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8s_int8:640</text:p>
          </table:table-cell>
          <table:table-cell table:style-name="ce46" office:value-type="float" office:value="2.79688339161873" calcext:value-type="float">
            <text:p>2.79688339161873</text:p>
          </table:table-cell>
          <table:table-cell table:style-name="ce46" office:value-type="string" calcext:value-type="string">
            <text:p>/</text:p>
          </table:table-cell>
          <table:table-cell office:value-type="float" office:value="1.94029715037346" calcext:value-type="float">
            <text:p>1.94029715037346</text:p>
          </table:table-cell>
          <table:table-cell office:value-type="string" calcext:value-type="string">
            <text:p>/</text:p>
          </table:table-cell>
          <table:table-cell office:value-type="float" office:value="2.43005560255051" calcext:value-type="float">
            <text:p>2.43005560255051</text:p>
          </table:table-cell>
          <table:table-cell table:number-columns-repeated="2"/>
          <table:table-cell office:value-type="string" calcext:value-type="string">
            <text:p>yolov8s_int8:640</text:p>
          </table:table-cell>
          <table:table-cell office:value-type="float" office:value="0.764269963873624" calcext:value-type="float">
            <text:p>0.764269963873624</text:p>
          </table:table-cell>
          <table:table-cell office:value-type="float" office:value="0.583465857802336" calcext:value-type="float">
            <text:p>0.583465857802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8s_int8:320</text:p>
          </table:table-cell>
          <table:table-cell table:style-name="ce46" office:value-type="float" office:value="0.705533561706543" calcext:value-type="float">
            <text:p>0.705533561706543</text:p>
          </table:table-cell>
          <table:table-cell table:style-name="ce46" office:value-type="string" calcext:value-type="string">
            <text:p>/</text:p>
          </table:table-cell>
          <table:table-cell office:value-type="float" office:value="0.483687615394592" calcext:value-type="float">
            <text:p>0.483687615394592</text:p>
          </table:table-cell>
          <table:table-cell office:value-type="string" calcext:value-type="string">
            <text:p>/</text:p>
          </table:table-cell>
          <table:table-cell office:value-type="float" office:value="0.606987678050995" calcext:value-type="float">
            <text:p>0.606987678050995</text:p>
          </table:table-cell>
          <table:table-cell table:number-columns-repeated="2"/>
          <table:table-cell office:value-type="string" calcext:value-type="string">
            <text:p>yolov8s_int8:320</text:p>
          </table:table-cell>
          <table:table-cell office:value-type="float" office:value="0.627206986589827" calcext:value-type="float">
            <text:p>0.627206986589827</text:p>
          </table:table-cell>
          <table:table-cell office:value-type="float" office:value="0.487988347816375" calcext:value-type="float">
            <text:p>0.487988347816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8n:640</text:p>
          </table:table-cell>
          <table:table-cell office:value-type="float" office:value="1.52581412005425" calcext:value-type="float">
            <text:p>1.52581412005425</text:p>
          </table:table-cell>
          <table:table-cell office:value-type="float" office:value="0.109444440126419" calcext:value-type="float">
            <text:p>0.109444440126419</text:p>
          </table:table-cell>
          <table:table-cell table:style-name="ce44" office:value-type="float" office:value="0.036305032491684" calcext:value-type="float">
            <text:p>0.036305032491684</text:p>
          </table:table-cell>
          <table:table-cell office:value-type="float" office:value="0.00829569244384766" calcext:value-type="float">
            <text:p>0.00829569244384766</text:p>
          </table:table-cell>
          <table:table-cell office:value-type="float" office:value="1.24875567150116" calcext:value-type="float">
            <text:p>1.24875567150116</text:p>
          </table:table-cell>
          <table:table-cell table:number-columns-repeated="2"/>
          <table:table-cell office:value-type="string" calcext:value-type="string">
            <text:p>Yolov8n:640</text:p>
          </table:table-cell>
          <table:table-cell office:value-type="float" office:value="0.604872607685767" calcext:value-type="float">
            <text:p>0.604872607685767</text:p>
          </table:table-cell>
          <table:table-cell office:value-type="float" office:value="0.445823500820132" calcext:value-type="float">
            <text:p>0.445823500820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8n:320</text:p>
          </table:table-cell>
          <table:table-cell office:value-type="float" office:value="0.635277941226959" calcext:value-type="float">
            <text:p>0.635277941226959</text:p>
          </table:table-cell>
          <table:table-cell office:value-type="float" office:value="0.0459140920639038" calcext:value-type="float">
            <text:p>0.0459140920639038</text:p>
          </table:table-cell>
          <table:table-cell office:value-type="float" office:value="0.0140000536441803" calcext:value-type="float">
            <text:p>0.0140000536441803</text:p>
          </table:table-cell>
          <table:table-cell table:style-name="ce49" office:value-type="float" office:value="0.00590936589241028" calcext:value-type="float">
            <text:p>0.00590936589241028</text:p>
          </table:table-cell>
          <table:table-cell office:value-type="float" office:value="0.520166715621948" calcext:value-type="float">
            <text:p>0.520166715621948</text:p>
          </table:table-cell>
          <table:table-cell table:number-columns-repeated="2"/>
          <table:table-cell office:value-type="string" calcext:value-type="string">
            <text:p>Yolov8n:320</text:p>
          </table:table-cell>
          <table:table-cell office:value-type="float" office:value="0.512515426425583" calcext:value-type="float">
            <text:p>0.512515426425583</text:p>
          </table:table-cell>
          <table:table-cell office:value-type="float" office:value="0.380304847506666" calcext:value-type="float">
            <text:p>0.3803048475066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8n_int8:640</text:p>
          </table:table-cell>
          <table:table-cell office:value-type="float" office:value="1.17533506298065" calcext:value-type="float">
            <text:p>1.17533506298065</text:p>
          </table:table-cell>
          <table:table-cell table:style-name="ce46" office:value-type="string" calcext:value-type="string">
            <text:p>/</text:p>
          </table:table-cell>
          <table:table-cell office:value-type="float" office:value="0.655640520095825" calcext:value-type="float">
            <text:p>0.655640520095825</text:p>
          </table:table-cell>
          <table:table-cell office:value-type="string" calcext:value-type="string">
            <text:p>/</text:p>
          </table:table-cell>
          <table:table-cell office:value-type="float" office:value="1.02216146373749" calcext:value-type="float">
            <text:p>1.02216146373749</text:p>
          </table:table-cell>
          <table:table-cell table:number-columns-repeated="2"/>
          <table:table-cell office:value-type="string" calcext:value-type="string">
            <text:p>yolov8n_int8:640</text:p>
          </table:table-cell>
          <table:table-cell office:value-type="float" office:value="0.587253458178224" calcext:value-type="float">
            <text:p>0.587253458178224</text:p>
          </table:table-cell>
          <table:table-cell office:value-type="float" office:value="0.431270289850459" calcext:value-type="float">
            <text:p>0.4312702898504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8n_int8:320</text:p>
          </table:table-cell>
          <table:table-cell office:value-type="float" office:value="0.288668711185455" calcext:value-type="float">
            <text:p>0.288668711185455</text:p>
          </table:table-cell>
          <table:table-cell table:style-name="ce46" office:value-type="string" calcext:value-type="string">
            <text:p>/</text:p>
          </table:table-cell>
          <table:table-cell office:value-type="float" office:value="0.165491921663284" calcext:value-type="float">
            <text:p>0.165491921663284</text:p>
          </table:table-cell>
          <table:table-cell office:value-type="string" calcext:value-type="string">
            <text:p>/</text:p>
          </table:table-cell>
          <table:table-cell office:value-type="float" office:value="0.247820539712906" calcext:value-type="float">
            <text:p>0.247820539712906</text:p>
          </table:table-cell>
          <table:table-cell table:number-columns-repeated="2"/>
          <table:table-cell office:value-type="string" calcext:value-type="string">
            <text:p>yolov8n_int8:320</text:p>
          </table:table-cell>
          <table:table-cell office:value-type="float" office:value="0.498248649042977" calcext:value-type="float">
            <text:p>0.498248649042977</text:p>
          </table:table-cell>
          <table:table-cell office:value-type="float" office:value="0.373771774884074" calcext:value-type="float">
            <text:p>0.373771774884074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7" office:value-type="string" calcext:value-type="string" table:number-columns-spanned="5" table:number-rows-spanned="4">
            <text:p>Notes: <text:s/>inference performed image per image, a behavior similar to a real time detection, which is performed for a video, for each frame</text:p>
          </table:table-cell>
          <table:covered-table-cell table:number-columns-repeated="4" table:style-name="Default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covered-table-cell table:number-columns-repeated="5" table:style-name="Default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covered-table-cell table:number-columns-repeated="5" table:style-name="Default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covered-table-cell table:number-columns-repeated="5" table:style-name="Default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52" table:number-columns-repeated="3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2" office:value-type="string" calcext:value-type="string" table:number-columns-spanned="3" table:number-rows-spanned="2">
            <text:p>Model Detection performances </text:p>
          </table:table-cell>
          <table:covered-table-cell table:style-name="ce2"/>
          <table:covered-table-cell table:style-name="ce43"/>
          <table:table-cell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ce51"/>
          <table:covered-table-cell table:number-columns-repeated="2" table:style-name="ce40"/>
          <table:covered-table-cell table:style-name="Default"/>
          <table:table-cell table:style-name="ce51"/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Model</text:p>
          </table:table-cell>
          <table:table-cell table:style-name="ce44" office:value-type="string" calcext:value-type="string">
            <text:p>layers</text:p>
          </table:table-cell>
          <table:table-cell table:style-name="ce44" office:value-type="string" calcext:value-type="string">
            <text:p>parameters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ce51"/>
          <table:table-cell office:value-type="string" calcext:value-type="string">
            <text:p>Yolov5s</text:p>
          </table:table-cell>
          <table:table-cell office:value-type="float" office:value="213" calcext:value-type="float">
            <text:p>213</text:p>
          </table:table-cell>
          <table:table-cell office:value-type="float" office:value="7225885" calcext:value-type="float">
            <text:p>7225885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Yolov5n</text:p>
          </table:table-cell>
          <table:table-cell office:value-type="float" office:value="213" calcext:value-type="float">
            <text:p>213</text:p>
          </table:table-cell>
          <table:table-cell office:value-type="float" office:value="1867405" calcext:value-type="float">
            <text:p>1867405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yolov5su</text:p>
          </table:table-cell>
          <table:table-cell office:value-type="float" office:value="193" calcext:value-type="float">
            <text:p>193</text:p>
          </table:table-cell>
          <table:table-cell office:value-type="float" office:value="9142496" calcext:value-type="float">
            <text:p>9142496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Yolov5nu</text:p>
          </table:table-cell>
          <table:table-cell office:value-type="float" office:value="193" calcext:value-type="float">
            <text:p>193</text:p>
          </table:table-cell>
          <table:table-cell office:value-type="float" office:value="2649200" calcext:value-type="float">
            <text:p>2649200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Yolov8s</text:p>
          </table:table-cell>
          <table:table-cell office:value-type="float" office:value="168" calcext:value-type="float">
            <text:p>168</text:p>
          </table:table-cell>
          <table:table-cell office:value-type="float" office:value="11156544" calcext:value-type="float">
            <text:p>11156544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yolov8n</text:p>
          </table:table-cell>
          <table:table-cell office:value-type="float" office:value="168" calcext:value-type="float">
            <text:p>168</text:p>
          </table:table-cell>
          <table:table-cell office:value-type="float" office:value="3151904" calcext:value-type="float">
            <text:p>3151904</text:p>
          </table:table-cell>
          <table:table-cell table:number-columns-repeated="6"/>
        </table:table-row>
      </table:table>
      <table:table table:name="Nvidia Jetson Nano Detailed Perf_final" table:style-name="ta1">
        <table:table-column table:style-name="co6" table:default-cell-style-name="ce42"/>
        <table:table-column table:style-name="co5" table:default-cell-style-name="ce45"/>
        <table:table-column table:style-name="co2" table:number-columns-repeated="3" table:default-cell-style-name="ce45"/>
        <table:table-column table:style-name="co7" table:default-cell-style-name="Default"/>
        <table:table-column table:style-name="co2" table:number-columns-repeated="3" table:default-cell-style-name="Default"/>
        <table:table-row table:style-name="ro1" table:number-rows-repeated="3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39" office:value-type="string" calcext:value-type="string" table:number-columns-spanned="9" table:number-rows-spanned="2">
            <text:p>Details on time performances</text:p>
          </table:table-cell>
          <table:covered-table-cell table:number-columns-repeated="4" table:style-name="ce43"/>
          <table:covered-table-cell table:number-columns-repeated="4" table:style-name="ce48"/>
        </table:table-row>
        <table:table-row table:style-name="ro1">
          <table:covered-table-cell table:style-name="ce40"/>
          <table:covered-table-cell table:number-columns-repeated="4" table:style-name="Default"/>
          <table:covered-table-cell table:number-columns-repeated="4"/>
        </table:table-row>
        <table:table-row table:style-name="ro1">
          <table:table-cell table:style-name="ce4" office:value-type="string" calcext:value-type="string">
            <text:p>Platform</text:p>
          </table:table-cell>
          <table:table-cell table:style-name="ce53" office:value-type="string" calcext:value-type="string" table:number-columns-spanned="8" table:number-rows-spanned="1">
            <text:p>Nvidia Jetson Nano</text:p>
          </table:table-cell>
          <table:covered-table-cell table:number-columns-repeated="7" table:style-name="ce4"/>
        </table:table-row>
        <table:table-row table:style-name="ro1">
          <table:table-cell office:value-type="string" calcext:value-type="string">
            <text:p>Device</text:p>
          </table:table-cell>
          <table:table-cell table:style-name="ce42" office:value-type="string" calcext:value-type="string" table:number-columns-spanned="4" table:number-rows-spanned="1">
            <text:p>CPU</text:p>
          </table:table-cell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GPU (NVIDIA Tegra X1, 3960MiB)</text:p>
          </table:table-cell>
          <table:covered-table-cell table:number-columns-repeated="3" table:style-name="ce42"/>
        </table:table-row>
        <table:table-row table:style-name="ro1">
          <table:table-cell office:value-type="string" calcext:value-type="string">
            <text:p>Model</text:p>
          </table:table-cell>
          <table:table-cell table:style-name="ce54" office:value-type="string" calcext:value-type="string">
            <text:p>Pre-process [s]</text:p>
          </table:table-cell>
          <table:table-cell table:style-name="ce54" office:value-type="string" calcext:value-type="string">
            <text:p>Inference[s]</text:p>
          </table:table-cell>
          <table:table-cell table:style-name="ce54" office:value-type="string" calcext:value-type="string">
            <text:p>NM[s]</text:p>
          </table:table-cell>
          <table:table-cell table:style-name="ce54" office:value-type="string" calcext:value-type="string">
            <text:p>TOT[s]</text:p>
          </table:table-cell>
          <table:table-cell table:style-name="ce54" office:value-type="string" calcext:value-type="string">
            <text:p>Pre-process [s]</text:p>
          </table:table-cell>
          <table:table-cell table:style-name="ce54" office:value-type="string" calcext:value-type="string">
            <text:p>Inference[s]</text:p>
          </table:table-cell>
          <table:table-cell table:style-name="ce54" office:value-type="string" calcext:value-type="string">
            <text:p>NM[s]</text:p>
          </table:table-cell>
          <table:table-cell table:style-name="ce54" office:value-type="string" calcext:value-type="string">
            <text:p>TOT[s]</text:p>
          </table:table-cell>
        </table:table-row>
        <table:table-row table:style-name="ro1">
          <table:table-cell office:value-type="string" calcext:value-type="string">
            <text:p>Yolov5s:640</text:p>
          </table:table-cell>
          <table:table-cell office:value-type="float" office:value="0.0322329733371735" calcext:value-type="float">
            <text:p>0.0322329733371735</text:p>
          </table:table-cell>
          <table:table-cell office:value-type="float" office:value="1.90584555363655" calcext:value-type="float">
            <text:p>1.90584555363655</text:p>
          </table:table-cell>
          <table:table-cell office:value-type="float" office:value="0.00598060154914856" calcext:value-type="float">
            <text:p>0.00598060154914856</text:p>
          </table:table-cell>
          <table:table-cell office:value-type="float" office:value="1.94405912852287" calcext:value-type="float">
            <text:p>1.94405912852287</text:p>
          </table:table-cell>
          <table:table-cell table:style-name="ce45" office:value-type="float" office:value="0.0222342772483826" calcext:value-type="float">
            <text:p>0.0222342772483826</text:p>
          </table:table-cell>
          <table:table-cell table:style-name="ce45" office:value-type="float" office:value="0.176899765491486" calcext:value-type="float">
            <text:p>0.176899765491486</text:p>
          </table:table-cell>
          <table:table-cell table:style-name="ce45" office:value-type="float" office:value="0.0139266221523285" calcext:value-type="float">
            <text:p>0.0139266221523285</text:p>
          </table:table-cell>
          <table:table-cell table:style-name="ce45" office:value-type="float" office:value="0.213060664892197" calcext:value-type="float">
            <text:p>0.213060664892197</text:p>
          </table:table-cell>
        </table:table-row>
        <table:table-row table:style-name="ro1">
          <table:table-cell office:value-type="string" calcext:value-type="string">
            <text:p>Yolov5s:320</text:p>
          </table:table-cell>
          <table:table-cell office:value-type="float" office:value="0.0224585561752319" calcext:value-type="float">
            <text:p>0.0224585561752319</text:p>
          </table:table-cell>
          <table:table-cell office:value-type="float" office:value="0.794524574518204" calcext:value-type="float">
            <text:p>0.794524574518204</text:p>
          </table:table-cell>
          <table:table-cell office:value-type="float" office:value="0.00538157415390015" calcext:value-type="float">
            <text:p>0.00538157415390015</text:p>
          </table:table-cell>
          <table:table-cell office:value-type="float" office:value="0.822364704847336" calcext:value-type="float">
            <text:p>0.822364704847336</text:p>
          </table:table-cell>
          <table:table-cell table:style-name="ce45" office:value-type="float" office:value="0.00823852491378784" calcext:value-type="float">
            <text:p>0.00823852491378784</text:p>
          </table:table-cell>
          <table:table-cell table:style-name="ce45" office:value-type="float" office:value="0.0559944934844971" calcext:value-type="float">
            <text:p>0.0559944934844971</text:p>
          </table:table-cell>
          <table:table-cell table:style-name="ce45" office:value-type="float" office:value="0.00773763298988342" calcext:value-type="float">
            <text:p>0.00773763298988342</text:p>
          </table:table-cell>
          <table:table-cell table:style-name="ce45" office:value-type="float" office:value="0.0719706513881683" calcext:value-type="float">
            <text:p>0.0719706513881683</text:p>
          </table:table-cell>
        </table:table-row>
        <table:table-row table:style-name="ro1">
          <table:table-cell office:value-type="string" calcext:value-type="string">
            <text:p>yolov5s_int8:640</text:p>
          </table:table-cell>
          <table:table-cell office:value-type="float" office:value="0.0158882436752319" calcext:value-type="float">
            <text:p>0.0158882436752319</text:p>
          </table:table-cell>
          <table:table-cell office:value-type="float" office:value="1.46945911169052" calcext:value-type="float">
            <text:p>1.46945911169052</text:p>
          </table:table-cell>
          <table:table-cell office:value-type="float" office:value="0.00388958168029785" calcext:value-type="float">
            <text:p>0.00388958168029785</text:p>
          </table:table-cell>
          <table:table-cell office:value-type="float" office:value="1.48923693704605" calcext:value-type="float">
            <text:p>1.48923693704605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s_int8:320</text:p>
          </table:table-cell>
          <table:table-cell office:value-type="float" office:value="0.00628802990913391" calcext:value-type="float">
            <text:p>0.00628802990913391</text:p>
          </table:table-cell>
          <table:table-cell office:value-type="float" office:value="0.366037411689758" calcext:value-type="float">
            <text:p>0.366037411689758</text:p>
          </table:table-cell>
          <table:table-cell office:value-type="float" office:value="0.00293665552139282" calcext:value-type="float">
            <text:p>0.00293665552139282</text:p>
          </table:table-cell>
          <table:table-cell office:value-type="float" office:value="0.375262097120285" calcext:value-type="float">
            <text:p>0.375262097120285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n:640</text:p>
          </table:table-cell>
          <table:table-cell office:value-type="float" office:value="0.0318377623558044" calcext:value-type="float">
            <text:p>0.0318377623558044</text:p>
          </table:table-cell>
          <table:table-cell office:value-type="string" calcext:value-type="string">
            <text:p>1,1681045</text:p>
          </table:table-cell>
          <table:table-cell office:value-type="string" calcext:value-type="string">
            <text:p>0,007126138</text:p>
          </table:table-cell>
          <table:table-cell office:value-type="string" calcext:value-type="string">
            <text:p>1,207068401</text:p>
          </table:table-cell>
          <table:table-cell table:style-name="ce45" office:value-type="float" office:value="0.021821501493454" calcext:value-type="float">
            <text:p>0.021821501493454</text:p>
          </table:table-cell>
          <table:table-cell table:style-name="ce45" office:value-type="float" office:value="0.0779081757068634" calcext:value-type="float">
            <text:p>0.0779081757068634</text:p>
          </table:table-cell>
          <table:table-cell table:style-name="ce45" office:value-type="float" office:value="0.00940541672706604" calcext:value-type="float">
            <text:p>0.00940541672706604</text:p>
          </table:table-cell>
          <table:table-cell table:style-name="ce45" office:value-type="float" office:value="0.109135093927383" calcext:value-type="float">
            <text:p>0.109135093927383</text:p>
          </table:table-cell>
        </table:table-row>
        <table:table-row table:style-name="ro1">
          <table:table-cell office:value-type="string" calcext:value-type="string">
            <text:p>yolov5n:320</text:p>
          </table:table-cell>
          <table:table-cell office:value-type="float" office:value="0.0117311811447144" calcext:value-type="float">
            <text:p>0.0117311811447144</text:p>
          </table:table-cell>
          <table:table-cell office:value-type="float" office:value="0.514760775327683" calcext:value-type="float">
            <text:p>0.514760775327683</text:p>
          </table:table-cell>
          <table:table-cell office:value-type="float" office:value="0.00544968342781067" calcext:value-type="float">
            <text:p>0.00544968342781067</text:p>
          </table:table-cell>
          <table:table-cell office:value-type="float" office:value="0.531941639900207" calcext:value-type="float">
            <text:p>0.531941639900207</text:p>
          </table:table-cell>
          <table:table-cell table:style-name="ce45" office:value-type="float" office:value="0.00778461909294128" calcext:value-type="float">
            <text:p>0.00778461909294128</text:p>
          </table:table-cell>
          <table:table-cell table:style-name="ce45" office:value-type="float" office:value="0.0375047526359558" calcext:value-type="float">
            <text:p>0.0375047526359558</text:p>
          </table:table-cell>
          <table:table-cell table:style-name="ce45" office:value-type="float" office:value="0.00653657841682434" calcext:value-type="float">
            <text:p>0.00653657841682434</text:p>
          </table:table-cell>
          <table:table-cell table:style-name="ce45" office:value-type="float" office:value="0.0518259501457214" calcext:value-type="float">
            <text:p>0.0518259501457214</text:p>
          </table:table-cell>
        </table:table-row>
        <table:table-row table:style-name="ro1">
          <table:table-cell office:value-type="string" calcext:value-type="string">
            <text:p>yolov5n_int8:640</text:p>
          </table:table-cell>
          <table:table-cell office:value-type="float" office:value="0.0160466208457947" calcext:value-type="float">
            <text:p>0.0160466208457947</text:p>
          </table:table-cell>
          <table:table-cell office:value-type="float" office:value="0.559951535463333" calcext:value-type="float">
            <text:p>0.559951535463333</text:p>
          </table:table-cell>
          <table:table-cell office:value-type="float" office:value="0.00351582551002502" calcext:value-type="float">
            <text:p>0.00351582551002502</text:p>
          </table:table-cell>
          <table:table-cell office:value-type="float" office:value="0.579513981819153" calcext:value-type="float">
            <text:p>0.579513981819153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n_int8:320</text:p>
          </table:table-cell>
          <table:table-cell office:value-type="float" office:value="0.00611671805381775" calcext:value-type="float">
            <text:p>0.00611671805381775</text:p>
          </table:table-cell>
          <table:table-cell office:value-type="float" office:value="0.142189667224884" calcext:value-type="float">
            <text:p>0.142189667224884</text:p>
          </table:table-cell>
          <table:table-cell office:value-type="float" office:value="0.00280269765853882" calcext:value-type="float">
            <text:p>0.00280269765853882</text:p>
          </table:table-cell>
          <table:table-cell office:value-type="float" office:value="0.151109082937241" calcext:value-type="float">
            <text:p>0.151109082937241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su:640</text:p>
          </table:table-cell>
          <table:table-cell office:value-type="float" office:value="0.0183794341087341" calcext:value-type="float">
            <text:p>0.0183794341087341</text:p>
          </table:table-cell>
          <table:table-cell office:value-type="float" office:value="2.4225453441143" calcext:value-type="float">
            <text:p>2.4225453441143</text:p>
          </table:table-cell>
          <table:table-cell office:value-type="float" office:value="0.00725672745704651" calcext:value-type="float">
            <text:p>0.00725672745704651</text:p>
          </table:table-cell>
          <table:table-cell office:value-type="float" office:value="2.44818150568008" calcext:value-type="float">
            <text:p>2.44818150568008</text:p>
          </table:table-cell>
          <table:table-cell table:style-name="ce45" office:value-type="float" office:value="0.00567110991477966" calcext:value-type="float">
            <text:p>0.00567110991477966</text:p>
          </table:table-cell>
          <table:table-cell table:style-name="ce45" office:value-type="float" office:value="0.203723444461822" calcext:value-type="float">
            <text:p>0.203723444461822</text:p>
          </table:table-cell>
          <table:table-cell table:style-name="ce45" office:value-type="float" office:value="0.0134232788085937" calcext:value-type="float">
            <text:p>0.0134232788085937</text:p>
          </table:table-cell>
          <table:table-cell table:style-name="ce45" office:value-type="float" office:value="0.222817833185196" calcext:value-type="float">
            <text:p>0.222817833185196</text:p>
          </table:table-cell>
        </table:table-row>
        <table:table-row table:style-name="ro1">
          <table:table-cell office:value-type="string" calcext:value-type="string">
            <text:p>Yolov5su:320</text:p>
          </table:table-cell>
          <table:table-cell office:value-type="float" office:value="0.00711519289016724" calcext:value-type="float">
            <text:p>0.00711519289016724</text:p>
          </table:table-cell>
          <table:table-cell office:value-type="float" office:value="0.947700061798096" calcext:value-type="float">
            <text:p>0.947700061798096</text:p>
          </table:table-cell>
          <table:table-cell office:value-type="float" office:value="0.00332522320747375" calcext:value-type="float">
            <text:p>0.00332522320747375</text:p>
          </table:table-cell>
          <table:table-cell office:value-type="float" office:value="0.958140477895737" calcext:value-type="float">
            <text:p>0.958140477895737</text:p>
          </table:table-cell>
          <table:table-cell table:style-name="ce45" office:value-type="float" office:value="0.002266921043396" calcext:value-type="float">
            <text:p>0.002266921043396</text:p>
          </table:table-cell>
          <table:table-cell table:style-name="ce45" office:value-type="float" office:value="0.0656790585517883" calcext:value-type="float">
            <text:p>0.0656790585517883</text:p>
          </table:table-cell>
          <table:table-cell table:style-name="ce45" office:value-type="float" office:value="0.00770985341072083" calcext:value-type="float">
            <text:p>0.00770985341072083</text:p>
          </table:table-cell>
          <table:table-cell table:style-name="ce45" office:value-type="float" office:value="0.0756558330059052" calcext:value-type="float">
            <text:p>0.0756558330059052</text:p>
          </table:table-cell>
        </table:table-row>
        <table:table-row table:style-name="ro1">
          <table:table-cell office:value-type="string" calcext:value-type="string">
            <text:p>yolov5su_int8:640</text:p>
          </table:table-cell>
          <table:table-cell office:value-type="float" office:value="0.00774391198158264" calcext:value-type="float">
            <text:p>0.00774391198158264</text:p>
          </table:table-cell>
          <table:table-cell office:value-type="float" office:value="2.32316666746139" calcext:value-type="float">
            <text:p>2.32316666746139</text:p>
          </table:table-cell>
          <table:table-cell office:value-type="float" office:value="0.00379310250282288" calcext:value-type="float">
            <text:p>0.00379310250282288</text:p>
          </table:table-cell>
          <table:table-cell office:value-type="float" office:value="2.3347036819458" calcext:value-type="float">
            <text:p>2.3347036819458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su_int8:320</text:p>
          </table:table-cell>
          <table:table-cell office:value-type="float" office:value="0.00242279481887817" calcext:value-type="float">
            <text:p>0.00242279481887817</text:p>
          </table:table-cell>
          <table:table-cell office:value-type="float" office:value="0.588352310180664" calcext:value-type="float">
            <text:p>0.588352310180664</text:p>
          </table:table-cell>
          <table:table-cell office:value-type="float" office:value="0.00268211674690247" calcext:value-type="float">
            <text:p>0.00268211674690247</text:p>
          </table:table-cell>
          <table:table-cell office:value-type="float" office:value="0.593457221746445" calcext:value-type="float">
            <text:p>0.593457221746445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nu:640</text:p>
          </table:table-cell>
          <table:table-cell office:value-type="float" office:value="0.0186205251216888" calcext:value-type="float">
            <text:p>0.0186205251216888</text:p>
          </table:table-cell>
          <table:table-cell office:value-type="float" office:value="1.41289962100983" calcext:value-type="float">
            <text:p>1.41289962100983</text:p>
          </table:table-cell>
          <table:table-cell office:value-type="float" office:value="0.00702461719512939" calcext:value-type="float">
            <text:p>0.00702461719512939</text:p>
          </table:table-cell>
          <table:table-cell office:value-type="float" office:value="1.43854476332664" calcext:value-type="float">
            <text:p>1.43854476332664</text:p>
          </table:table-cell>
          <table:table-cell table:style-name="ce45" office:value-type="float" office:value="0.00571959280967712" calcext:value-type="float">
            <text:p>0.00571959280967712</text:p>
          </table:table-cell>
          <table:table-cell table:style-name="ce45" office:value-type="float" office:value="0.09077525639534" calcext:value-type="float">
            <text:p>0.09077525639534</text:p>
          </table:table-cell>
          <table:table-cell table:style-name="ce45" office:value-type="float" office:value="0.00904237961769104" calcext:value-type="float">
            <text:p>0.00904237961769104</text:p>
          </table:table-cell>
          <table:table-cell table:style-name="ce45" office:value-type="float" office:value="0.105537228822708" calcext:value-type="float">
            <text:p>0.105537228822708</text:p>
          </table:table-cell>
        </table:table-row>
        <table:table-row table:style-name="ro1">
          <table:table-cell office:value-type="string" calcext:value-type="string">
            <text:p>yolov5nu:320</text:p>
          </table:table-cell>
          <table:table-cell office:value-type="float" office:value="0.00852199792861939" calcext:value-type="float">
            <text:p>0.00852199792861939</text:p>
          </table:table-cell>
          <table:table-cell office:value-type="float" office:value="0.642820024251938" calcext:value-type="float">
            <text:p>0.642820024251938</text:p>
          </table:table-cell>
          <table:table-cell office:value-type="float" office:value="0.00380096173286438" calcext:value-type="float">
            <text:p>0.00380096173286438</text:p>
          </table:table-cell>
          <table:table-cell office:value-type="float" office:value="0.655142983913422" calcext:value-type="float">
            <text:p>0.655142983913422</text:p>
          </table:table-cell>
          <table:table-cell table:style-name="ce45" office:value-type="float" office:value="0.00215534114837646" calcext:value-type="float">
            <text:p>0.00215534114837646</text:p>
          </table:table-cell>
          <table:table-cell table:style-name="ce45" office:value-type="float" office:value="0.0412571222782135" calcext:value-type="float">
            <text:p>0.0412571222782135</text:p>
          </table:table-cell>
          <table:table-cell table:style-name="ce45" office:value-type="float" office:value="0.00563419842720032" calcext:value-type="float">
            <text:p>0.00563419842720032</text:p>
          </table:table-cell>
          <table:table-cell table:style-name="ce45" office:value-type="float" office:value="0.0490466618537903" calcext:value-type="float">
            <text:p>0.0490466618537903</text:p>
          </table:table-cell>
        </table:table-row>
        <table:table-row table:style-name="ro1">
          <table:table-cell office:value-type="string" calcext:value-type="string">
            <text:p>yolov5nu_int8:640</text:p>
          </table:table-cell>
          <table:table-cell table:style-name="ce49" office:value-type="float" office:value="0.00775745606422424" calcext:value-type="float">
            <text:p>0.00775745606422424</text:p>
          </table:table-cell>
          <table:table-cell table:style-name="ce49" office:value-type="float" office:value="0.962030258893967" calcext:value-type="float">
            <text:p>0.962030258893967</text:p>
          </table:table-cell>
          <table:table-cell table:style-name="ce49" office:value-type="float" office:value="0.00387567043304443" calcext:value-type="float">
            <text:p>0.00387567043304443</text:p>
          </table:table-cell>
          <table:table-cell table:style-name="ce49" office:value-type="float" office:value="0.973663385391235" calcext:value-type="float">
            <text:p>0.973663385391235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nu_int8:320</text:p>
          </table:table-cell>
          <table:table-cell table:style-name="ce49" office:value-type="float" office:value="0.00243884444236755" calcext:value-type="float">
            <text:p>0.00243884444236755</text:p>
          </table:table-cell>
          <table:table-cell table:style-name="ce49" office:value-type="float" office:value="0.241074781656265" calcext:value-type="float">
            <text:p>0.241074781656265</text:p>
          </table:table-cell>
          <table:table-cell table:style-name="ce49" office:value-type="float" office:value="0.00283661961555481" calcext:value-type="float">
            <text:p>0.00283661961555481</text:p>
          </table:table-cell>
          <table:table-cell table:style-name="ce49" office:value-type="float" office:value="0.246350245714188" calcext:value-type="float">
            <text:p>0.246350245714188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8s:640</text:p>
          </table:table-cell>
          <table:table-cell table:style-name="ce49" office:value-type="float" office:value="0.0185171003341675" calcext:value-type="float">
            <text:p>0.0185171003341675</text:p>
          </table:table-cell>
          <table:table-cell table:style-name="ce49" office:value-type="float" office:value="2.51491366028786" calcext:value-type="float">
            <text:p>2.51491366028786</text:p>
          </table:table-cell>
          <table:table-cell table:style-name="ce49" office:value-type="float" office:value="0.00740191459655762" calcext:value-type="float">
            <text:p>0.00740191459655762</text:p>
          </table:table-cell>
          <table:table-cell table:style-name="ce49" office:value-type="float" office:value="2.54083267521858" calcext:value-type="float">
            <text:p>2.54083267521858</text:p>
          </table:table-cell>
          <table:table-cell table:style-name="ce45" office:value-type="float" office:value="0.00570079517364502" calcext:value-type="float">
            <text:p>0.00570079517364502</text:p>
          </table:table-cell>
          <table:table-cell table:style-name="ce45" office:value-type="float" office:value="0.221011105060577" calcext:value-type="float">
            <text:p>0.221011105060577</text:p>
          </table:table-cell>
          <table:table-cell table:style-name="ce45" office:value-type="float" office:value="0.0144972140789032" calcext:value-type="float">
            <text:p>0.0144972140789032</text:p>
          </table:table-cell>
          <table:table-cell table:style-name="ce45" office:value-type="float" office:value="0.241209114313126" calcext:value-type="float">
            <text:p>0.241209114313126</text:p>
          </table:table-cell>
        </table:table-row>
        <table:table-row table:style-name="ro1">
          <table:table-cell office:value-type="string" calcext:value-type="string">
            <text:p>Yolov8s:320</text:p>
          </table:table-cell>
          <table:table-cell table:style-name="ce49" office:value-type="float" office:value="0.00706559133529663" calcext:value-type="float">
            <text:p>0.00706559133529663</text:p>
          </table:table-cell>
          <table:table-cell table:style-name="ce49" office:value-type="float" office:value="0.917365891456604" calcext:value-type="float">
            <text:p>0.917365891456604</text:p>
          </table:table-cell>
          <table:table-cell table:style-name="ce49" office:value-type="float" office:value="0.00337218332290649" calcext:value-type="float">
            <text:p>0.00337218332290649</text:p>
          </table:table-cell>
          <table:table-cell table:style-name="ce49" office:value-type="float" office:value="0.927803666114807" calcext:value-type="float">
            <text:p>0.927803666114807</text:p>
          </table:table-cell>
          <table:table-cell table:style-name="ce45" office:value-type="float" office:value="0.00223916029930115" calcext:value-type="float">
            <text:p>0.00223916029930115</text:p>
          </table:table-cell>
          <table:table-cell table:style-name="ce45" office:value-type="float" office:value="0.0738607752323151" calcext:value-type="float">
            <text:p>0.0738607752323151</text:p>
          </table:table-cell>
          <table:table-cell table:style-name="ce45" office:value-type="float" office:value="0.0085198540687561" calcext:value-type="float">
            <text:p>0.0085198540687561</text:p>
          </table:table-cell>
          <table:table-cell table:style-name="ce45" office:value-type="float" office:value="0.0846197896003723" calcext:value-type="float">
            <text:p>0.0846197896003723</text:p>
          </table:table-cell>
        </table:table-row>
        <table:table-row table:style-name="ro1">
          <table:table-cell office:value-type="string" calcext:value-type="string">
            <text:p>yolov8s_int8:640</text:p>
          </table:table-cell>
          <table:table-cell table:style-name="ce44" office:value-type="float" office:value="0.0240286946296692" calcext:value-type="float">
            <text:p>0.0240286946296692</text:p>
          </table:table-cell>
          <table:table-cell table:style-name="ce44" office:value-type="float" office:value="2.77196527600288" calcext:value-type="float">
            <text:p>2.77196527600288</text:p>
          </table:table-cell>
          <table:table-cell table:style-name="ce44" office:value-type="float" office:value="0.000889420986175537" calcext:value-type="float">
            <text:p>0.000889420986175537</text:p>
          </table:table-cell>
          <table:table-cell table:style-name="ce44" office:value-type="float" office:value="2.79688339161873" calcext:value-type="float">
            <text:p>2.79688339161873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8s_int8:320</text:p>
          </table:table-cell>
          <table:table-cell table:style-name="ce44" office:value-type="float" office:value="0.00757733750343323" calcext:value-type="float">
            <text:p>0.00757733750343323</text:p>
          </table:table-cell>
          <table:table-cell table:style-name="ce44" office:value-type="float" office:value="0.696929194450378" calcext:value-type="float">
            <text:p>0.696929194450378</text:p>
          </table:table-cell>
          <table:table-cell table:style-name="ce44" office:value-type="float" office:value="0.00102702975273132" calcext:value-type="float">
            <text:p>0.00102702975273132</text:p>
          </table:table-cell>
          <table:table-cell table:style-name="ce44" office:value-type="float" office:value="0.705533561706543" calcext:value-type="float">
            <text:p>0.705533561706543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8n:640</text:p>
          </table:table-cell>
          <table:table-cell table:style-name="ce49" office:value-type="float" office:value="0.0204360570907593" calcext:value-type="float">
            <text:p>0.0204360570907593</text:p>
          </table:table-cell>
          <table:table-cell table:style-name="ce49" office:value-type="float" office:value="1.49766673254967" calcext:value-type="float">
            <text:p>1.49766673254967</text:p>
          </table:table-cell>
          <table:table-cell table:style-name="ce49" office:value-type="float" office:value="0.00771133041381836" calcext:value-type="float">
            <text:p>0.00771133041381836</text:p>
          </table:table-cell>
          <table:table-cell table:style-name="ce49" office:value-type="float" office:value="1.52581412005425" calcext:value-type="float">
            <text:p>1.52581412005425</text:p>
          </table:table-cell>
          <table:table-cell table:style-name="ce45" office:value-type="float" office:value="0.0056227433681488" calcext:value-type="float">
            <text:p>0.0056227433681488</text:p>
          </table:table-cell>
          <table:table-cell table:style-name="ce45" office:value-type="float" office:value="0.0940147235393524" calcext:value-type="float">
            <text:p>0.0940147235393524</text:p>
          </table:table-cell>
          <table:table-cell table:style-name="ce45" office:value-type="float" office:value="0.00980697321891785" calcext:value-type="float">
            <text:p>0.00980697321891785</text:p>
          </table:table-cell>
          <table:table-cell table:style-name="ce45" office:value-type="float" office:value="0.109444440126419" calcext:value-type="float">
            <text:p>0.109444440126419</text:p>
          </table:table-cell>
        </table:table-row>
        <table:table-row table:style-name="ro1">
          <table:table-cell office:value-type="string" calcext:value-type="string">
            <text:p>Yolov8n:320</text:p>
          </table:table-cell>
          <table:table-cell table:style-name="ce49" office:value-type="float" office:value="0.00805005264282227" calcext:value-type="float">
            <text:p>0.00805005264282227</text:p>
          </table:table-cell>
          <table:table-cell table:style-name="ce49" office:value-type="float" office:value="0.623691156148911" calcext:value-type="float">
            <text:p>0.623691156148911</text:p>
          </table:table-cell>
          <table:table-cell table:style-name="ce49" office:value-type="float" office:value="0.00353673243522644" calcext:value-type="float">
            <text:p>0.00353673243522644</text:p>
          </table:table-cell>
          <table:table-cell table:style-name="ce49" office:value-type="float" office:value="0.635277941226959" calcext:value-type="float">
            <text:p>0.635277941226959</text:p>
          </table:table-cell>
          <table:table-cell table:style-name="ce45" office:value-type="float" office:value="0.00214535403251648" calcext:value-type="float">
            <text:p>0.00214535403251648</text:p>
          </table:table-cell>
          <table:table-cell table:style-name="ce45" office:value-type="float" office:value="0.0378289685249329" calcext:value-type="float">
            <text:p>0.0378289685249329</text:p>
          </table:table-cell>
          <table:table-cell table:style-name="ce45" office:value-type="float" office:value="0.00593976950645447" calcext:value-type="float">
            <text:p>0.00593976950645447</text:p>
          </table:table-cell>
          <table:table-cell table:style-name="ce45" office:value-type="float" office:value="0.0459140920639038" calcext:value-type="float">
            <text:p>0.0459140920639038</text:p>
          </table:table-cell>
        </table:table-row>
        <table:table-row table:style-name="ro1">
          <table:table-cell office:value-type="string" calcext:value-type="string">
            <text:p>yolov8n_int8:640</text:p>
          </table:table-cell>
          <table:table-cell table:style-name="ce44" office:value-type="float" office:value="0.0239722604751587" calcext:value-type="float">
            <text:p>0.0239722604751587</text:p>
          </table:table-cell>
          <table:table-cell table:style-name="ce44" office:value-type="float" office:value="1.15045422410965" calcext:value-type="float">
            <text:p>1.15045422410965</text:p>
          </table:table-cell>
          <table:table-cell table:style-name="ce49" office:value-type="float" office:value="0.000908578395843506" calcext:value-type="float">
            <text:p>0.000908578395843506</text:p>
          </table:table-cell>
          <table:table-cell table:style-name="ce49" office:value-type="float" office:value="1.17533506298065" calcext:value-type="float">
            <text:p>1.17533506298065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8n_int8:320</text:p>
          </table:table-cell>
          <table:table-cell table:style-name="ce46" office:value-type="float" office:value="0.00771641659736633" calcext:value-type="float">
            <text:p>0.00771641659736633</text:p>
          </table:table-cell>
          <table:table-cell office:value-type="float" office:value="0.279828222513199" calcext:value-type="float">
            <text:p>0.279828222513199</text:p>
          </table:table-cell>
          <table:table-cell office:value-type="float" office:value="0.00112407207489014" calcext:value-type="float">
            <text:p>0.00112407207489014</text:p>
          </table:table-cell>
          <table:table-cell office:value-type="float" office:value="0.288668711185455" calcext:value-type="float">
            <text:p>0.288668711185455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 table:number-rows-repeated="8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Yolov8s:640</text:p>
          </table:table-cell>
          <table:table-cell office:value-type="float" office:value="0.00540699219703674" calcext:value-type="float">
            <text:p>0.00540699219703674</text:p>
          </table:table-cell>
          <table:table-cell office:value-type="float" office:value="1.94936116242409" calcext:value-type="float">
            <text:p>1.94936116242409</text:p>
          </table:table-cell>
          <table:table-cell office:value-type="float" office:value="0.00401892232894897" calcext:value-type="float">
            <text:p>0.00401892232894897</text:p>
          </table:table-cell>
          <table:table-cell office:value-type="float" office:value="1.95878707695007" calcext:value-type="float">
            <text:p>1.95878707695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lov8s:320</text:p>
          </table:table-cell>
          <table:table-cell office:value-type="float" office:value="0.00176674723625183" calcext:value-type="float">
            <text:p>0.00176674723625183</text:p>
          </table:table-cell>
          <table:table-cell office:value-type="float" office:value="0.55625842499733" calcext:value-type="float">
            <text:p>0.55625842499733</text:p>
          </table:table-cell>
          <table:table-cell office:value-type="float" office:value="0.00300990104675293" calcext:value-type="float">
            <text:p>0.00300990104675293</text:p>
          </table:table-cell>
          <table:table-cell office:value-type="float" office:value="0.561035073280334" calcext:value-type="float">
            <text:p>0.561035073280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lov8s_int8:640</text:p>
          </table:table-cell>
          <table:table-cell table:style-name="ce46" office:value-type="float" office:value="0.0240286946296692" calcext:value-type="float">
            <text:p>0.0240286946296692</text:p>
          </table:table-cell>
          <table:table-cell table:style-name="ce46" office:value-type="float" office:value="2.77196527600288" calcext:value-type="float">
            <text:p>2.77196527600288</text:p>
          </table:table-cell>
          <table:table-cell table:style-name="ce46" office:value-type="float" office:value="0.000889420986175537" calcext:value-type="float">
            <text:p>0.000889420986175537</text:p>
          </table:table-cell>
          <table:table-cell table:style-name="ce46" office:value-type="float" office:value="2.79688339161873" calcext:value-type="float">
            <text:p>2.7968833916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lov8s_int8:320</text:p>
          </table:table-cell>
          <table:table-cell table:style-name="ce46" office:value-type="float" office:value="0.00757733750343323" calcext:value-type="float">
            <text:p>0.00757733750343323</text:p>
          </table:table-cell>
          <table:table-cell table:style-name="ce46" office:value-type="float" office:value="0.696929194450378" calcext:value-type="float">
            <text:p>0.696929194450378</text:p>
          </table:table-cell>
          <table:table-cell table:style-name="ce46" office:value-type="float" office:value="0.00102702975273132" calcext:value-type="float">
            <text:p>0.00102702975273132</text:p>
          </table:table-cell>
          <table:table-cell table:style-name="ce46" office:value-type="float" office:value="0.705533561706543" calcext:value-type="float">
            <text:p>0.705533561706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lov8n:640</text:p>
          </table:table-cell>
          <table:table-cell office:value-type="float" office:value="0.00541039276123047" calcext:value-type="float">
            <text:p>0.00541039276123047</text:p>
          </table:table-cell>
          <table:table-cell office:value-type="float" office:value="0.808252387285232" calcext:value-type="float">
            <text:p>0.808252387285232</text:p>
          </table:table-cell>
          <table:table-cell office:value-type="float" office:value="0.00379220175743103" calcext:value-type="float">
            <text:p>0.00379220175743103</text:p>
          </table:table-cell>
          <table:table-cell office:value-type="float" office:value="0.817454981803894" calcext:value-type="float">
            <text:p>0.8174549818038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lov8n:320</text:p>
          </table:table-cell>
          <table:table-cell office:value-type="float" office:value="0.00207478666305542" calcext:value-type="float">
            <text:p>0.00207478666305542</text:p>
          </table:table-cell>
          <table:table-cell office:value-type="float" office:value="0.285680999994278" calcext:value-type="float">
            <text:p>0.285680999994278</text:p>
          </table:table-cell>
          <table:table-cell office:value-type="float" office:value="0.00293054461479187" calcext:value-type="float">
            <text:p>0.00293054461479187</text:p>
          </table:table-cell>
          <table:table-cell office:value-type="float" office:value="0.290686331272125" calcext:value-type="float">
            <text:p>0.290686331272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lov8n_int8:640</text:p>
          </table:table-cell>
          <table:table-cell table:style-name="ce46" office:value-type="float" office:value="0.0239722604751587" calcext:value-type="float">
            <text:p>0.0239722604751587</text:p>
          </table:table-cell>
          <table:table-cell table:style-name="ce46" office:value-type="float" office:value="1.15045422410965" calcext:value-type="float">
            <text:p>1.15045422410965</text:p>
          </table:table-cell>
          <table:table-cell office:value-type="float" office:value="0.000908578395843506" calcext:value-type="float">
            <text:p>0.000908578395843506</text:p>
          </table:table-cell>
          <table:table-cell office:value-type="float" office:value="1.17533506298065" calcext:value-type="float">
            <text:p>1.175335062980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lov8n_int8:320</text:p>
          </table:table-cell>
          <table:table-cell table:style-name="ce46" office:value-type="float" office:value="0.00771641659736633" calcext:value-type="float">
            <text:p>0.00771641659736633</text:p>
          </table:table-cell>
          <table:table-cell office:value-type="float" office:value="0.279828222513199" calcext:value-type="float">
            <text:p>0.279828222513199</text:p>
          </table:table-cell>
          <table:table-cell office:value-type="float" office:value="0.00112407207489014" calcext:value-type="float">
            <text:p>0.00112407207489014</text:p>
          </table:table-cell>
          <table:table-cell office:value-type="float" office:value="0.288668711185455" calcext:value-type="float">
            <text:p>0.288668711185455</text:p>
          </table:table-cell>
          <table:table-cell table:number-columns-repeated="4"/>
        </table:table-row>
      </table:table>
      <table:table table:name="DELL XPS15 7590 Perf_final" table:style-name="ta1">
        <table:table-column table:style-name="co8" table:default-cell-style-name="ce42"/>
        <table:table-column table:style-name="co5" table:default-cell-style-name="ce49"/>
        <table:table-column table:style-name="co2" table:number-columns-repeated="3" table:default-cell-style-name="ce49"/>
        <table:table-column table:style-name="co9" table:default-cell-style-name="ce44"/>
        <table:table-column table:style-name="co2" table:number-columns-repeated="3" table:default-cell-style-name="ce44"/>
        <table:table-row table:style-name="ro1" table:number-rows-repeated="4">
          <table:table-cell table:style-name="Default" table:number-columns-repeated="9"/>
        </table:table-row>
        <table:table-row table:style-name="ro1">
          <table:table-cell table:style-name="ce2" office:value-type="string" calcext:value-type="string" table:number-columns-spanned="9" table:number-rows-spanned="2">
            <text:p>Details on time performances</text:p>
          </table:table-cell>
          <table:covered-table-cell table:number-columns-repeated="4" table:style-name="ce43"/>
          <table:covered-table-cell table:number-columns-repeated="4" table:style-name="ce48"/>
        </table:table-row>
        <table:table-row table:style-name="ro1">
          <table:covered-table-cell table:style-name="ce40"/>
          <table:covered-table-cell table:number-columns-repeated="8" table:style-name="Default"/>
        </table:table-row>
        <table:table-row table:style-name="ro1">
          <table:table-cell table:style-name="ce4" office:value-type="string" calcext:value-type="string">
            <text:p>Platform</text:p>
          </table:table-cell>
          <table:table-cell table:style-name="ce53" office:value-type="string" calcext:value-type="string" table:number-columns-spanned="8" table:number-rows-spanned="1">
            <text:p>DELL XPS 15 7590</text:p>
          </table:table-cell>
          <table:covered-table-cell table:number-columns-repeated="7" table:style-name="ce4"/>
        </table:table-row>
        <table:table-row table:style-name="ro1">
          <table:table-cell office:value-type="string" calcext:value-type="string">
            <text:p>Device</text:p>
          </table:table-cell>
          <table:table-cell table:style-name="ce55" office:value-type="string" calcext:value-type="string" table:number-columns-spanned="4" table:number-rows-spanned="1">
            <text:p>CPU</text:p>
          </table:table-cell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GPU (NVIDIA GeForce GTX 1650, 3906MiB)</text:p>
          </table:table-cell>
          <table:covered-table-cell table:number-columns-repeated="3" table:style-name="ce42"/>
        </table:table-row>
        <table:table-row table:style-name="ro1">
          <table:table-cell office:value-type="string" calcext:value-type="string">
            <text:p>Model</text:p>
          </table:table-cell>
          <table:table-cell table:style-name="ce44" office:value-type="string" calcext:value-type="string">
            <text:p>Pre-process [s]</text:p>
          </table:table-cell>
          <table:table-cell table:style-name="ce44" office:value-type="string" calcext:value-type="string">
            <text:p>Inference[s]</text:p>
          </table:table-cell>
          <table:table-cell table:style-name="ce44" office:value-type="string" calcext:value-type="string">
            <text:p>NM[s]</text:p>
          </table:table-cell>
          <table:table-cell table:style-name="ce44" office:value-type="string" calcext:value-type="string">
            <text:p>TOT[s]</text:p>
          </table:table-cell>
          <table:table-cell office:value-type="string" calcext:value-type="string">
            <text:p>Pre-process [s]</text:p>
          </table:table-cell>
          <table:table-cell office:value-type="string" calcext:value-type="string">
            <text:p>Inference[s]</text:p>
          </table:table-cell>
          <table:table-cell office:value-type="string" calcext:value-type="string">
            <text:p>NM[s]</text:p>
          </table:table-cell>
          <table:table-cell office:value-type="string" calcext:value-type="string">
            <text:p>TOT[s]</text:p>
          </table:table-cell>
        </table:table-row>
        <table:table-row table:style-name="ro1">
          <table:table-cell office:value-type="string" calcext:value-type="string">
            <text:p>Yolov5s:640</text:p>
          </table:table-cell>
          <table:table-cell table:style-name="ce44" office:value-type="float" office:value="0.00453686141967773" calcext:value-type="float">
            <text:p>0.00453686141967773</text:p>
          </table:table-cell>
          <table:table-cell table:style-name="ce44" office:value-type="float" office:value="0.0616421573162079" calcext:value-type="float">
            <text:p>0.0616421573162079</text:p>
          </table:table-cell>
          <table:table-cell table:style-name="ce44" office:value-type="float" office:value="0.000825941801071167" calcext:value-type="float">
            <text:p>0.000825941801071167</text:p>
          </table:table-cell>
          <table:table-cell table:style-name="ce44" office:value-type="float" office:value="0.0670049605369568" calcext:value-type="float">
            <text:p>0.0670049605369568</text:p>
          </table:table-cell>
          <table:table-cell office:value-type="float" office:value="0.00327760577201843" calcext:value-type="float">
            <text:p>0.00327760577201843</text:p>
          </table:table-cell>
          <table:table-cell office:value-type="float" office:value="0.0047678587436676" calcext:value-type="float">
            <text:p>0.0047678587436676</text:p>
          </table:table-cell>
          <table:table-cell office:value-type="float" office:value="0.00622480201721191" calcext:value-type="float">
            <text:p>0.00622480201721191</text:p>
          </table:table-cell>
          <table:table-cell office:value-type="float" office:value="0.014270266532898" calcext:value-type="float">
            <text:p>0.014270266532898</text:p>
          </table:table-cell>
        </table:table-row>
        <table:table-row table:style-name="ro1">
          <table:table-cell office:value-type="string" calcext:value-type="string">
            <text:p>Yolov5s:320</text:p>
          </table:table-cell>
          <table:table-cell table:style-name="ce44" office:value-type="float" office:value="0.00323848485946655" calcext:value-type="float">
            <text:p>0.00323848485946655</text:p>
          </table:table-cell>
          <table:table-cell table:style-name="ce44" office:value-type="float" office:value="0.019316409111023" calcext:value-type="float">
            <text:p>0.019316409111023</text:p>
          </table:table-cell>
          <table:table-cell table:style-name="ce44" office:value-type="float" office:value="0.000563682317733765" calcext:value-type="float">
            <text:p>0.000563682317733765</text:p>
          </table:table-cell>
          <table:table-cell table:style-name="ce44" office:value-type="float" office:value="0.0231185762882233" calcext:value-type="float">
            <text:p>0.0231185762882233</text:p>
          </table:table-cell>
          <table:table-cell office:value-type="float" office:value="0.00282430505752563" calcext:value-type="float">
            <text:p>0.00282430505752563</text:p>
          </table:table-cell>
          <table:table-cell office:value-type="float" office:value="0.00429103899002075" calcext:value-type="float">
            <text:p>0.00429103899002075</text:p>
          </table:table-cell>
          <table:table-cell office:value-type="float" office:value="0.000778091192245483" calcext:value-type="float">
            <text:p>0.000778091192245483</text:p>
          </table:table-cell>
          <table:table-cell office:value-type="float" office:value="0.00789343523979187" calcext:value-type="float">
            <text:p>0.00789343523979187</text:p>
          </table:table-cell>
        </table:table-row>
        <table:table-row table:style-name="ro1">
          <table:table-cell office:value-type="string" calcext:value-type="string">
            <text:p>yolov5s_int8:640</text:p>
          </table:table-cell>
          <table:table-cell office:value-type="float" office:value="0.00407856822013855" calcext:value-type="float">
            <text:p>0.00407856822013855</text:p>
          </table:table-cell>
          <table:table-cell office:value-type="float" office:value="0.453896147012711" calcext:value-type="float">
            <text:p>0.453896147012711</text:p>
          </table:table-cell>
          <table:table-cell office:value-type="float" office:value="0.000841543197631836" calcext:value-type="float">
            <text:p>0.000841543197631836</text:p>
          </table:table-cell>
          <table:table-cell office:value-type="float" office:value="0.458816258430481" calcext:value-type="float">
            <text:p>0.458816258430481</text:p>
          </table:table-cell>
          <table:table-cell table:number-columns-repeated="4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s_int8:320</text:p>
          </table:table-cell>
          <table:table-cell office:value-type="float" office:value="0.00132711434364319" calcext:value-type="float">
            <text:p>0.00132711434364319</text:p>
          </table:table-cell>
          <table:table-cell office:value-type="float" office:value="0.117711728572845" calcext:value-type="float">
            <text:p>0.117711728572845</text:p>
          </table:table-cell>
          <table:table-cell office:value-type="float" office:value="0.000829235792160034" calcext:value-type="float">
            <text:p>0.000829235792160034</text:p>
          </table:table-cell>
          <table:table-cell office:value-type="float" office:value="0.119868078708649" calcext:value-type="float">
            <text:p>0.119868078708649</text:p>
          </table:table-cell>
          <table:table-cell table:number-columns-repeated="4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n:640</text:p>
          </table:table-cell>
          <table:table-cell table:style-name="ce44" office:value-type="float" office:value="0.00412820410728455" calcext:value-type="float">
            <text:p>0.00412820410728455</text:p>
          </table:table-cell>
          <table:table-cell table:style-name="ce44" office:value-type="float" office:value="0.0246501076221466" calcext:value-type="float">
            <text:p>0.0246501076221466</text:p>
          </table:table-cell>
          <table:table-cell table:style-name="ce44" office:value-type="float" office:value="0.000835426568984985" calcext:value-type="float">
            <text:p>0.000835426568984985</text:p>
          </table:table-cell>
          <table:table-cell table:style-name="ce44" office:value-type="float" office:value="0.0296137382984161" calcext:value-type="float">
            <text:p>0.0296137382984161</text:p>
          </table:table-cell>
          <table:table-cell office:value-type="float" office:value="0.0032080340385437" calcext:value-type="float">
            <text:p>0.0032080340385437</text:p>
          </table:table-cell>
          <table:table-cell office:value-type="float" office:value="0.00465103054046631" calcext:value-type="float">
            <text:p>0.00465103054046631</text:p>
          </table:table-cell>
          <table:table-cell office:value-type="float" office:value="0.00120911049842834" calcext:value-type="float">
            <text:p>0.00120911049842834</text:p>
          </table:table-cell>
          <table:table-cell office:value-type="float" office:value="0.00906817507743835" calcext:value-type="float">
            <text:p>0.00906817507743835</text:p>
          </table:table-cell>
        </table:table-row>
        <table:table-row table:style-name="ro1">
          <table:table-cell office:value-type="string" calcext:value-type="string">
            <text:p>Yolov5n:320</text:p>
          </table:table-cell>
          <table:table-cell table:style-name="ce44" office:value-type="float" office:value="0.00323582077026367" calcext:value-type="float">
            <text:p>0.00323582077026367</text:p>
          </table:table-cell>
          <table:table-cell table:style-name="ce44" office:value-type="float" office:value="0.0112106635570526" calcext:value-type="float">
            <text:p>0.0112106635570526</text:p>
          </table:table-cell>
          <table:table-cell table:style-name="ce44" office:value-type="float" office:value="0.000609031677246094" calcext:value-type="float">
            <text:p>0.000609031677246094</text:p>
          </table:table-cell>
          <table:table-cell table:style-name="ce44" office:value-type="float" office:value="0.0150555160045624" calcext:value-type="float">
            <text:p>0.0150555160045624</text:p>
          </table:table-cell>
          <table:table-cell office:value-type="float" office:value="0.00279722476005554" calcext:value-type="float">
            <text:p>0.00279722476005554</text:p>
          </table:table-cell>
          <table:table-cell office:value-type="float" office:value="0.00427508592605591" calcext:value-type="float">
            <text:p>0.00427508592605591</text:p>
          </table:table-cell>
          <table:table-cell office:value-type="float" office:value="0.000767959356307983" calcext:value-type="float">
            <text:p>0.000767959356307983</text:p>
          </table:table-cell>
          <table:table-cell office:value-type="float" office:value="0.00784027004241943" calcext:value-type="float">
            <text:p>0.00784027004241943</text:p>
          </table:table-cell>
        </table:table-row>
        <table:table-row table:style-name="ro1">
          <table:table-cell office:value-type="string" calcext:value-type="string">
            <text:p>yolov5n_int8:640</text:p>
          </table:table-cell>
          <table:table-cell office:value-type="float" office:value="0.00406839346885681" calcext:value-type="float">
            <text:p>0.00406839346885681</text:p>
          </table:table-cell>
          <table:table-cell office:value-type="float" office:value="0.199326600074768" calcext:value-type="float">
            <text:p>0.199326600074768</text:p>
          </table:table-cell>
          <table:table-cell office:value-type="float" office:value="0.000826623201370239" calcext:value-type="float">
            <text:p>0.000826623201370239</text:p>
          </table:table-cell>
          <table:table-cell office:value-type="float" office:value="0.204221616744995" calcext:value-type="float">
            <text:p>0.204221616744995</text:p>
          </table:table-cell>
          <table:table-cell table:number-columns-repeated="4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n_int8:320</text:p>
          </table:table-cell>
          <table:table-cell office:value-type="float" office:value="0.00128770899772644" calcext:value-type="float">
            <text:p>0.00128770899772644</text:p>
          </table:table-cell>
          <table:table-cell office:value-type="float" office:value="0.0530277435779572" calcext:value-type="float">
            <text:p>0.0530277435779572</text:p>
          </table:table-cell>
          <table:table-cell office:value-type="float" office:value="0.000780457019805908" calcext:value-type="float">
            <text:p>0.000780457019805908</text:p>
          </table:table-cell>
          <table:table-cell office:value-type="float" office:value="0.0550959095954895" calcext:value-type="float">
            <text:p>0.0550959095954895</text:p>
          </table:table-cell>
          <table:table-cell table:number-columns-repeated="4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su:640</text:p>
          </table:table-cell>
          <table:table-cell office:value-type="float" office:value="0.00121007943153381" calcext:value-type="float">
            <text:p>0.00121007943153381</text:p>
          </table:table-cell>
          <table:table-cell office:value-type="float" office:value="0.093059564113617" calcext:value-type="float">
            <text:p>0.093059564113617</text:p>
          </table:table-cell>
          <table:table-cell office:value-type="float" office:value="0.000655303478240967" calcext:value-type="float">
            <text:p>0.000655303478240967</text:p>
          </table:table-cell>
          <table:table-cell office:value-type="float" office:value="0.0949249470233917" calcext:value-type="float">
            <text:p>0.0949249470233917</text:p>
          </table:table-cell>
          <table:table-cell table:style-name="ce49" office:value-type="float" office:value="0.00097650671005249" calcext:value-type="float">
            <text:p>0.00097650671005249</text:p>
          </table:table-cell>
          <table:table-cell table:style-name="ce49" office:value-type="float" office:value="0.0150398368835449" calcext:value-type="float">
            <text:p>0.0150398368835449</text:p>
          </table:table-cell>
          <table:table-cell table:style-name="ce49" office:value-type="float" office:value="0.000844484090805054" calcext:value-type="float">
            <text:p>0.000844484090805054</text:p>
          </table:table-cell>
          <table:table-cell table:style-name="ce49" office:value-type="float" office:value="0.0168608276844025" calcext:value-type="float">
            <text:p>0.0168608276844025</text:p>
          </table:table-cell>
        </table:table-row>
        <table:table-row table:style-name="ro1">
          <table:table-cell office:value-type="string" calcext:value-type="string">
            <text:p>Yolov5su:320</text:p>
          </table:table-cell>
          <table:table-cell office:value-type="float" office:value="0.000327958106994629" calcext:value-type="float">
            <text:p>0.000327958106994629</text:p>
          </table:table-cell>
          <table:table-cell office:value-type="float" office:value="0.030252598285675" calcext:value-type="float">
            <text:p>0.030252598285675</text:p>
          </table:table-cell>
          <table:table-cell office:value-type="float" office:value="0.000551320552825928" calcext:value-type="float">
            <text:p>0.000551320552825928</text:p>
          </table:table-cell>
          <table:table-cell office:value-type="float" office:value="0.0311318769454956" calcext:value-type="float">
            <text:p>0.0311318769454956</text:p>
          </table:table-cell>
          <table:table-cell table:style-name="ce49" office:value-type="float" office:value="0.000326439619064331" calcext:value-type="float">
            <text:p>0.000326439619064331</text:p>
          </table:table-cell>
          <table:table-cell table:style-name="ce49" office:value-type="float" office:value="0.00511608266830444" calcext:value-type="float">
            <text:p>0.00511608266830444</text:p>
          </table:table-cell>
          <table:table-cell table:style-name="ce49" office:value-type="float" office:value="0.000792351722717285" calcext:value-type="float">
            <text:p>0.000792351722717285</text:p>
          </table:table-cell>
          <table:table-cell table:style-name="ce49" office:value-type="float" office:value="0.00623487401008606" calcext:value-type="float">
            <text:p>0.00623487401008606</text:p>
          </table:table-cell>
        </table:table-row>
        <table:table-row table:style-name="ro1">
          <table:table-cell office:value-type="string" calcext:value-type="string">
            <text:p>yolov5su_int8:640</text:p>
          </table:table-cell>
          <table:table-cell office:value-type="float" office:value="0.00106483602523804" calcext:value-type="float">
            <text:p>0.00106483602523804</text:p>
          </table:table-cell>
          <table:table-cell office:value-type="float" office:value="1.73486597919464" calcext:value-type="float">
            <text:p>1.73486597919464</text:p>
          </table:table-cell>
          <table:table-cell office:value-type="float" office:value="0.000703023672103882" calcext:value-type="float">
            <text:p>0.000703023672103882</text:p>
          </table:table-cell>
          <table:table-cell office:value-type="float" office:value="1.73663383889198" calcext:value-type="float">
            <text:p>1.73663383889198</text:p>
          </table:table-cell>
          <table:table-cell table:number-columns-repeated="4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su_int8:320</text:p>
          </table:table-cell>
          <table:table-cell office:value-type="float" office:value="0.000318837404251099" calcext:value-type="float">
            <text:p>0.000318837404251099</text:p>
          </table:table-cell>
          <table:table-cell office:value-type="float" office:value="0.44994828081131" calcext:value-type="float">
            <text:p>0.44994828081131</text:p>
          </table:table-cell>
          <table:table-cell office:value-type="float" office:value="0.000670758724212647" calcext:value-type="float">
            <text:p>0.000670758724212647</text:p>
          </table:table-cell>
          <table:table-cell office:value-type="float" office:value="0.450937876939774" calcext:value-type="float">
            <text:p>0.450937876939774</text:p>
          </table:table-cell>
          <table:table-cell table:number-columns-repeated="4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nu:640</text:p>
          </table:table-cell>
          <table:table-cell office:value-type="float" office:value="0.00116428470611572" calcext:value-type="float">
            <text:p>0.00116428470611572</text:p>
          </table:table-cell>
          <table:table-cell office:value-type="float" office:value="0.0409364011287689" calcext:value-type="float">
            <text:p>0.0409364011287689</text:p>
          </table:table-cell>
          <table:table-cell office:value-type="float" office:value="0.000633140087127685" calcext:value-type="float">
            <text:p>0.000633140087127685</text:p>
          </table:table-cell>
          <table:table-cell office:value-type="float" office:value="0.0427338259220123" calcext:value-type="float">
            <text:p>0.0427338259220123</text:p>
          </table:table-cell>
          <table:table-cell table:style-name="ce49" office:value-type="float" office:value="0.000927534341812134" calcext:value-type="float">
            <text:p>0.000927534341812134</text:p>
          </table:table-cell>
          <table:table-cell table:style-name="ce49" office:value-type="float" office:value="0.00670048546791077" calcext:value-type="float">
            <text:p>0.00670048546791077</text:p>
          </table:table-cell>
          <table:table-cell table:style-name="ce49" office:value-type="float" office:value="0.000760260820388794" calcext:value-type="float">
            <text:p>0.000760260820388794</text:p>
          </table:table-cell>
          <table:table-cell table:style-name="ce49" office:value-type="float" office:value="0.00838828063011169" calcext:value-type="float">
            <text:p>0.00838828063011169</text:p>
          </table:table-cell>
        </table:table-row>
        <table:table-row table:style-name="ro1">
          <table:table-cell office:value-type="string" calcext:value-type="string">
            <text:p>yolov5nu:320</text:p>
          </table:table-cell>
          <table:table-cell office:value-type="float" office:value="0.000333749294281006" calcext:value-type="float">
            <text:p>0.000333749294281006</text:p>
          </table:table-cell>
          <table:table-cell office:value-type="float" office:value="0.0152497501373291" calcext:value-type="float">
            <text:p>0.0152497501373291</text:p>
          </table:table-cell>
          <table:table-cell office:value-type="float" office:value="0.000509136915206909" calcext:value-type="float">
            <text:p>0.000509136915206909</text:p>
          </table:table-cell>
          <table:table-cell office:value-type="float" office:value="0.016092636346817" calcext:value-type="float">
            <text:p>0.016092636346817</text:p>
          </table:table-cell>
          <table:table-cell table:style-name="ce49" office:value-type="float" office:value="0.000279125452041626" calcext:value-type="float">
            <text:p>0.000279125452041626</text:p>
          </table:table-cell>
          <table:table-cell table:style-name="ce49" office:value-type="float" office:value="0.00429548478126526" calcext:value-type="float">
            <text:p>0.00429548478126526</text:p>
          </table:table-cell>
          <table:table-cell table:style-name="ce49" office:value-type="float" office:value="0.000677243709564209" calcext:value-type="float">
            <text:p>0.000677243709564209</text:p>
          </table:table-cell>
          <table:table-cell table:style-name="ce49" office:value-type="float" office:value="0.00525185394287109" calcext:value-type="float">
            <text:p>0.00525185394287109</text:p>
          </table:table-cell>
        </table:table-row>
        <table:table-row table:style-name="ro1">
          <table:table-cell office:value-type="string" calcext:value-type="string">
            <text:p>yolov5nu_int8:640</text:p>
          </table:table-cell>
          <table:table-cell office:value-type="float" office:value="0.00108100891113281" calcext:value-type="float">
            <text:p>0.00108100891113281</text:p>
          </table:table-cell>
          <table:table-cell office:value-type="float" office:value="0.611436106204987" calcext:value-type="float">
            <text:p>0.611436106204987</text:p>
          </table:table-cell>
          <table:table-cell office:value-type="float" office:value="0.000671386480331421" calcext:value-type="float">
            <text:p>0.000671386480331421</text:p>
          </table:table-cell>
          <table:table-cell office:value-type="float" office:value="0.613188501596451" calcext:value-type="float">
            <text:p>0.613188501596451</text:p>
          </table:table-cell>
          <table:table-cell table:number-columns-repeated="4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nu_int8:320</text:p>
          </table:table-cell>
          <table:table-cell office:value-type="float" office:value="0.000290804147720337" calcext:value-type="float">
            <text:p>0.000290804147720337</text:p>
          </table:table-cell>
          <table:table-cell office:value-type="float" office:value="0.162800302028656" calcext:value-type="float">
            <text:p>0.162800302028656</text:p>
          </table:table-cell>
          <table:table-cell office:value-type="float" office:value="0.000661076307296753" calcext:value-type="float">
            <text:p>0.000661076307296753</text:p>
          </table:table-cell>
          <table:table-cell office:value-type="float" office:value="0.163752182483673" calcext:value-type="float">
            <text:p>0.163752182483673</text:p>
          </table:table-cell>
          <table:table-cell table:number-columns-repeated="4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8s:640</text:p>
          </table:table-cell>
          <table:table-cell table:style-name="ce44" office:value-type="float" office:value="0.0010048406124115" calcext:value-type="float">
            <text:p>0.0010048406124115</text:p>
          </table:table-cell>
          <table:table-cell table:style-name="ce44" office:value-type="float" office:value="0.080377993106842" calcext:value-type="float">
            <text:p>0.080377993106842</text:p>
          </table:table-cell>
          <table:table-cell table:style-name="ce44" office:value-type="float" office:value="0.000630865812301636" calcext:value-type="float">
            <text:p>0.000630865812301636</text:p>
          </table:table-cell>
          <table:table-cell table:style-name="ce44" office:value-type="float" office:value="0.0820136995315552" calcext:value-type="float">
            <text:p>0.0820136995315552</text:p>
          </table:table-cell>
          <table:table-cell office:value-type="float" office:value="0.000877060890197754" calcext:value-type="float">
            <text:p>0.000877060890197754</text:p>
          </table:table-cell>
          <table:table-cell office:value-type="float" office:value="0.0135491118431091" calcext:value-type="float">
            <text:p>0.0135491118431091</text:p>
          </table:table-cell>
          <table:table-cell office:value-type="float" office:value="0.000805188179016113" calcext:value-type="float">
            <text:p>0.000805188179016113</text:p>
          </table:table-cell>
          <table:table-cell office:value-type="float" office:value="0.015231360912323" calcext:value-type="float">
            <text:p>0.015231360912323</text:p>
          </table:table-cell>
        </table:table-row>
        <table:table-row table:style-name="ro1">
          <table:table-cell office:value-type="string" calcext:value-type="string">
            <text:p>Yolov8s:320</text:p>
          </table:table-cell>
          <table:table-cell table:style-name="ce44" office:value-type="float" office:value="0.000445487499237061" calcext:value-type="float">
            <text:p>0.000445487499237061</text:p>
          </table:table-cell>
          <table:table-cell table:style-name="ce44" office:value-type="float" office:value="0.0282939884662628" calcext:value-type="float">
            <text:p>0.0282939884662628</text:p>
          </table:table-cell>
          <table:table-cell table:style-name="ce44" office:value-type="float" office:value="0.00052508807182312" calcext:value-type="float">
            <text:p>0.00052508807182312</text:p>
          </table:table-cell>
          <table:table-cell table:style-name="ce44" office:value-type="float" office:value="0.029264564037323" calcext:value-type="float">
            <text:p>0.029264564037323</text:p>
          </table:table-cell>
          <table:table-cell office:value-type="float" office:value="0.000438144683837891" calcext:value-type="float">
            <text:p>0.000438144683837891</text:p>
          </table:table-cell>
          <table:table-cell office:value-type="float" office:value="0.00555946516990662" calcext:value-type="float">
            <text:p>0.00555946516990662</text:p>
          </table:table-cell>
          <table:table-cell office:value-type="float" office:value="0.000744351148605347" calcext:value-type="float">
            <text:p>0.000744351148605347</text:p>
          </table:table-cell>
          <table:table-cell office:value-type="float" office:value="0.00674196100234985" calcext:value-type="float">
            <text:p>0.00674196100234985</text:p>
          </table:table-cell>
        </table:table-row>
        <table:table-row table:style-name="ro1">
          <table:table-cell office:value-type="string" calcext:value-type="string">
            <text:p>yolov8s_int8:640</text:p>
          </table:table-cell>
          <table:table-cell office:value-type="float" office:value="0.00331872534751892" calcext:value-type="float">
            <text:p>0.00331872534751892</text:p>
          </table:table-cell>
          <table:table-cell office:value-type="float" office:value="1.93673463726044" calcext:value-type="float">
            <text:p>1.93673463726044</text:p>
          </table:table-cell>
          <table:table-cell office:value-type="float" office:value="0.00024378776550293" calcext:value-type="float">
            <text:p>0.00024378776550293</text:p>
          </table:table-cell>
          <table:table-cell office:value-type="float" office:value="1.94029715037346" calcext:value-type="float">
            <text:p>1.94029715037346</text:p>
          </table:table-cell>
          <table:table-cell table:number-columns-repeated="4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8s_int8:320</text:p>
          </table:table-cell>
          <table:table-cell office:value-type="float" office:value="0.00108156228065491" calcext:value-type="float">
            <text:p>0.00108156228065491</text:p>
          </table:table-cell>
          <table:table-cell office:value-type="float" office:value="0.482342790603638" calcext:value-type="float">
            <text:p>0.482342790603638</text:p>
          </table:table-cell>
          <table:table-cell office:value-type="float" office:value="0.000263262510299683" calcext:value-type="float">
            <text:p>0.000263262510299683</text:p>
          </table:table-cell>
          <table:table-cell office:value-type="float" office:value="0.483687615394592" calcext:value-type="float">
            <text:p>0.483687615394592</text:p>
          </table:table-cell>
          <table:table-cell table:number-columns-repeated="4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8n:640</text:p>
          </table:table-cell>
          <table:table-cell table:style-name="ce44" office:value-type="float" office:value="0.000968896627426147" calcext:value-type="float">
            <text:p>0.000968896627426147</text:p>
          </table:table-cell>
          <table:table-cell table:style-name="ce44" office:value-type="float" office:value="0.0347640850543976" calcext:value-type="float">
            <text:p>0.0347640850543976</text:p>
          </table:table-cell>
          <table:table-cell table:style-name="ce44" office:value-type="float" office:value="0.00057205080986023" calcext:value-type="float">
            <text:p>0.00057205080986023</text:p>
          </table:table-cell>
          <table:table-cell table:style-name="ce44" office:value-type="float" office:value="0.036305032491684" calcext:value-type="float">
            <text:p>0.036305032491684</text:p>
          </table:table-cell>
          <table:table-cell office:value-type="float" office:value="0.000814377307891846" calcext:value-type="float">
            <text:p>0.000814377307891846</text:p>
          </table:table-cell>
          <table:table-cell office:value-type="float" office:value="0.00675851941108704" calcext:value-type="float">
            <text:p>0.00675851941108704</text:p>
          </table:table-cell>
          <table:table-cell office:value-type="float" office:value="0.000722795724868774" calcext:value-type="float">
            <text:p>0.000722795724868774</text:p>
          </table:table-cell>
          <table:table-cell office:value-type="float" office:value="0.00829569244384766" calcext:value-type="float">
            <text:p>0.00829569244384766</text:p>
          </table:table-cell>
        </table:table-row>
        <table:table-row table:style-name="ro1">
          <table:table-cell office:value-type="string" calcext:value-type="string">
            <text:p>Yolov8n:320</text:p>
          </table:table-cell>
          <table:table-cell table:style-name="ce44" office:value-type="float" office:value="0.000417470216751099" calcext:value-type="float">
            <text:p>0.000417470216751099</text:p>
          </table:table-cell>
          <table:table-cell table:style-name="ce44" office:value-type="float" office:value="0.013091650724411" calcext:value-type="float">
            <text:p>0.013091650724411</text:p>
          </table:table-cell>
          <table:table-cell table:style-name="ce44" office:value-type="float" office:value="0.000490932703018189" calcext:value-type="float">
            <text:p>0.000490932703018189</text:p>
          </table:table-cell>
          <table:table-cell office:value-type="float" office:value="0.0140000536441803" calcext:value-type="float">
            <text:p>0.0140000536441803</text:p>
          </table:table-cell>
          <table:table-cell office:value-type="float" office:value="0.000424461603164673" calcext:value-type="float">
            <text:p>0.000424461603164673</text:p>
          </table:table-cell>
          <table:table-cell office:value-type="float" office:value="0.00475017070770264" calcext:value-type="float">
            <text:p>0.00475017070770264</text:p>
          </table:table-cell>
          <table:table-cell office:value-type="float" office:value="0.000734733581542969" calcext:value-type="float">
            <text:p>0.000734733581542969</text:p>
          </table:table-cell>
          <table:table-cell table:style-name="ce49" office:value-type="float" office:value="0.00590936589241028" calcext:value-type="float">
            <text:p>0.00590936589241028</text:p>
          </table:table-cell>
        </table:table-row>
        <table:table-row table:style-name="ro1">
          <table:table-cell office:value-type="string" calcext:value-type="string">
            <text:p>yolov8n_int8:640</text:p>
          </table:table-cell>
          <table:table-cell office:value-type="float" office:value="0.00367577481269836" calcext:value-type="float">
            <text:p>0.00367577481269836</text:p>
          </table:table-cell>
          <table:table-cell office:value-type="float" office:value="0.651720715284348" calcext:value-type="float">
            <text:p>0.651720715284348</text:p>
          </table:table-cell>
          <table:table-cell office:value-type="float" office:value="0.000244029998779297" calcext:value-type="float">
            <text:p>0.000244029998779297</text:p>
          </table:table-cell>
          <table:table-cell office:value-type="float" office:value="0.655640520095825" calcext:value-type="float">
            <text:p>0.655640520095825</text:p>
          </table:table-cell>
          <table:table-cell table:number-columns-repeated="4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8n_int8:320</text:p>
          </table:table-cell>
          <table:table-cell office:value-type="float" office:value="0.00106218767166138" calcext:value-type="float">
            <text:p>0.00106218767166138</text:p>
          </table:table-cell>
          <table:table-cell office:value-type="float" office:value="0.164162708997726" calcext:value-type="float">
            <text:p>0.164162708997726</text:p>
          </table:table-cell>
          <table:table-cell office:value-type="float" office:value="0.000267024993896484" calcext:value-type="float">
            <text:p>0.000267024993896484</text:p>
          </table:table-cell>
          <table:table-cell office:value-type="float" office:value="0.165491921663284" calcext:value-type="float">
            <text:p>0.165491921663284</text:p>
          </table:table-cell>
          <table:table-cell table:number-columns-repeated="4" office:value-type="string" calcext:value-type="string">
            <text:p>/</text:p>
          </table:table-cell>
        </table:table-row>
      </table:table>
      <table:table table:name="Raspberry PI 4 Perf_final" table:style-name="ta1">
        <table:table-column table:style-name="co10" table:default-cell-style-name="ce42"/>
        <table:table-column table:style-name="co11" table:default-cell-style-name="ce45"/>
        <table:table-column table:style-name="co2" table:number-columns-repeated="3" table:default-cell-style-name="ce45"/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2">
            <text:p>Details on time performances</text:p>
          </table:table-cell>
          <table:covered-table-cell table:number-columns-repeated="4" table:style-name="ce43"/>
        </table:table-row>
        <table:table-row table:style-name="ro1">
          <table:covered-table-cell table:style-name="ce40"/>
          <table:covered-table-cell table:number-columns-repeated="4" table:style-name="Default"/>
        </table:table-row>
        <table:table-row table:style-name="ro1">
          <table:table-cell table:style-name="ce4" office:value-type="string" calcext:value-type="string">
            <text:p>Platform</text:p>
          </table:table-cell>
          <table:table-cell table:style-name="ce53" office:value-type="string" calcext:value-type="string" table:number-columns-spanned="4" table:number-rows-spanned="1">
            <text:p>Raspberry PI 4</text:p>
          </table:table-cell>
          <table:covered-table-cell table:number-columns-repeated="3" table:style-name="ce4"/>
        </table:table-row>
        <table:table-row table:style-name="ro1">
          <table:table-cell office:value-type="string" calcext:value-type="string">
            <text:p>Device</text:p>
          </table:table-cell>
          <table:table-cell table:style-name="ce55" office:value-type="string" calcext:value-type="string" table:number-columns-spanned="4" table:number-rows-spanned="1">
            <text:p>CPU</text:p>
          </table:table-cell>
          <table:covered-table-cell table:number-columns-repeated="3" table:style-name="ce42"/>
        </table:table-row>
        <table:table-row table:style-name="ro1">
          <table:table-cell office:value-type="string" calcext:value-type="string">
            <text:p>Model</text:p>
          </table:table-cell>
          <table:table-cell table:style-name="ce44" office:value-type="string" calcext:value-type="string">
            <text:p>Pre-process [s]</text:p>
          </table:table-cell>
          <table:table-cell table:style-name="ce44" office:value-type="string" calcext:value-type="string">
            <text:p>Inference[s]</text:p>
          </table:table-cell>
          <table:table-cell table:style-name="ce44" office:value-type="string" calcext:value-type="string">
            <text:p>NM[s]</text:p>
          </table:table-cell>
          <table:table-cell table:style-name="ce44" office:value-type="string" calcext:value-type="string">
            <text:p>TOT[s]</text:p>
          </table:table-cell>
        </table:table-row>
        <table:table-row table:style-name="ro1">
          <table:table-cell office:value-type="string" calcext:value-type="string">
            <text:p>Yolov5s:640</text:p>
          </table:table-cell>
          <table:table-cell office:value-type="float" office:value="0.0166786286830902" calcext:value-type="float">
            <text:p>0.0166786286830902</text:p>
          </table:table-cell>
          <table:table-cell office:value-type="float" office:value="2.07150188708305" calcext:value-type="float">
            <text:p>2.07150188708305</text:p>
          </table:table-cell>
          <table:table-cell office:value-type="float" office:value="0.00363184571266174" calcext:value-type="float">
            <text:p>0.00363184571266174</text:p>
          </table:table-cell>
          <table:table-cell office:value-type="float" office:value="2.09181236147881" calcext:value-type="float">
            <text:p>2.09181236147881</text:p>
          </table:table-cell>
        </table:table-row>
        <table:table-row table:style-name="ro1">
          <table:table-cell office:value-type="string" calcext:value-type="string">
            <text:p>Yolov5s:320</text:p>
          </table:table-cell>
          <table:table-cell office:value-type="float" office:value="0.00546965575218201" calcext:value-type="float">
            <text:p>0.00546965575218201</text:p>
          </table:table-cell>
          <table:table-cell office:value-type="float" office:value="0.739986845731735" calcext:value-type="float">
            <text:p>0.739986845731735</text:p>
          </table:table-cell>
          <table:table-cell office:value-type="float" office:value="0.00279656934738159" calcext:value-type="float">
            <text:p>0.00279656934738159</text:p>
          </table:table-cell>
          <table:table-cell office:value-type="float" office:value="0.748253070831299" calcext:value-type="float">
            <text:p>0.748253070831299</text:p>
          </table:table-cell>
        </table:table-row>
        <table:table-row table:style-name="ro1">
          <table:table-cell office:value-type="string" calcext:value-type="string">
            <text:p>yolov5s_int8:640</text:p>
          </table:table-cell>
          <table:table-cell office:value-type="float" office:value="0.0212755653858185" calcext:value-type="float">
            <text:p>0.0212755653858185</text:p>
          </table:table-cell>
          <table:table-cell office:value-type="float" office:value="1.27010832047462" calcext:value-type="float">
            <text:p>1.27010832047462</text:p>
          </table:table-cell>
          <table:table-cell office:value-type="float" office:value="0.00386492466926575" calcext:value-type="float">
            <text:p>0.00386492466926575</text:p>
          </table:table-cell>
          <table:table-cell office:value-type="float" office:value="1.29524881052971" calcext:value-type="float">
            <text:p>1.29524881052971</text:p>
          </table:table-cell>
        </table:table-row>
        <table:table-row table:style-name="ro1">
          <table:table-cell office:value-type="string" calcext:value-type="string">
            <text:p>yolov5s_int8:320</text:p>
          </table:table-cell>
          <table:table-cell office:value-type="float" office:value="0.00642929577827454" calcext:value-type="float">
            <text:p>0.00642929577827454</text:p>
          </table:table-cell>
          <table:table-cell office:value-type="float" office:value="0.318546598911285" calcext:value-type="float">
            <text:p>0.318546598911285</text:p>
          </table:table-cell>
          <table:table-cell office:value-type="float" office:value="0.00297468090057373" calcext:value-type="float">
            <text:p>0.00297468090057373</text:p>
          </table:table-cell>
          <table:table-cell office:value-type="float" office:value="0.327950575590134" calcext:value-type="float">
            <text:p>0.327950575590134</text:p>
          </table:table-cell>
        </table:table-row>
        <table:table-row table:style-name="ro1">
          <table:table-cell office:value-type="string" calcext:value-type="string">
            <text:p>Yolov5n:640</text:p>
          </table:table-cell>
          <table:table-cell office:value-type="float" office:value="0.0172283780574799" calcext:value-type="float">
            <text:p>0.0172283780574799</text:p>
          </table:table-cell>
          <table:table-cell office:value-type="float" office:value="0.998344627141952" calcext:value-type="float">
            <text:p>0.998344627141952</text:p>
          </table:table-cell>
          <table:table-cell office:value-type="float" office:value="0.00693736791610718" calcext:value-type="float">
            <text:p>0.00693736791610718</text:p>
          </table:table-cell>
          <table:table-cell office:value-type="float" office:value="1.02251037311554" calcext:value-type="float">
            <text:p>1.02251037311554</text:p>
          </table:table-cell>
        </table:table-row>
        <table:table-row table:style-name="ro1">
          <table:table-cell office:value-type="string" calcext:value-type="string">
            <text:p>Yolov5n:320</text:p>
          </table:table-cell>
          <table:table-cell office:value-type="float" office:value="0.00536979055404663" calcext:value-type="float">
            <text:p>0.00536979055404663</text:p>
          </table:table-cell>
          <table:table-cell office:value-type="float" office:value="0.428358579158783" calcext:value-type="float">
            <text:p>0.428358579158783</text:p>
          </table:table-cell>
          <table:table-cell office:value-type="float" office:value="0.00276508092880249" calcext:value-type="float">
            <text:p>0.00276508092880249</text:p>
          </table:table-cell>
          <table:table-cell office:value-type="float" office:value="0.436493450641632" calcext:value-type="float">
            <text:p>0.436493450641632</text:p>
          </table:table-cell>
        </table:table-row>
        <table:table-row table:style-name="ro1">
          <table:table-cell office:value-type="string" calcext:value-type="string">
            <text:p>yolov5n_int8:640</text:p>
          </table:table-cell>
          <table:table-cell office:value-type="float" office:value="0.0235187866687775" calcext:value-type="float">
            <text:p>0.0235187866687775</text:p>
          </table:table-cell>
          <table:table-cell office:value-type="float" office:value="0.501750403881073" calcext:value-type="float">
            <text:p>0.501750403881073</text:p>
          </table:table-cell>
          <table:table-cell office:value-type="float" office:value="0.00383050918579102" calcext:value-type="float">
            <text:p>0.00383050918579102</text:p>
          </table:table-cell>
          <table:table-cell office:value-type="float" office:value="0.529099699735642" calcext:value-type="float">
            <text:p>0.529099699735642</text:p>
          </table:table-cell>
        </table:table-row>
        <table:table-row table:style-name="ro1">
          <table:table-cell office:value-type="string" calcext:value-type="string">
            <text:p>yolov5n_int8:320</text:p>
          </table:table-cell>
          <table:table-cell office:value-type="float" office:value="0.00657145118713379" calcext:value-type="float">
            <text:p>0.00657145118713379</text:p>
          </table:table-cell>
          <table:table-cell office:value-type="float" office:value="0.123960406303406" calcext:value-type="float">
            <text:p>0.123960406303406</text:p>
          </table:table-cell>
          <table:table-cell office:value-type="float" office:value="0.00299080085754395" calcext:value-type="float">
            <text:p>0.00299080085754395</text:p>
          </table:table-cell>
          <table:table-cell office:value-type="float" office:value="0.133522658348083" calcext:value-type="float">
            <text:p>0.133522658348083</text:p>
          </table:table-cell>
        </table:table-row>
        <table:table-row table:style-name="ro1">
          <table:table-cell office:value-type="string" calcext:value-type="string">
            <text:p>Yolov5su:640</text:p>
          </table:table-cell>
          <table:table-cell office:value-type="float" office:value="0.00903697514533997" calcext:value-type="float">
            <text:p>0.00903697514533997</text:p>
          </table:table-cell>
          <table:table-cell office:value-type="float" office:value="2.58700134038925" calcext:value-type="float">
            <text:p>2.58700134038925</text:p>
          </table:table-cell>
          <table:table-cell office:value-type="float" office:value="0.00376988673210144" calcext:value-type="float">
            <text:p>0.00376988673210144</text:p>
          </table:table-cell>
          <table:table-cell office:value-type="float" office:value="2.59980820226669" calcext:value-type="float">
            <text:p>2.59980820226669</text:p>
          </table:table-cell>
        </table:table-row>
        <table:table-row table:style-name="ro1">
          <table:table-cell office:value-type="string" calcext:value-type="string">
            <text:p>Yolov5su:320</text:p>
          </table:table-cell>
          <table:table-cell office:value-type="float" office:value="0.00344877600669861" calcext:value-type="float">
            <text:p>0.00344877600669861</text:p>
          </table:table-cell>
          <table:table-cell office:value-type="float" office:value="0.978725817203522" calcext:value-type="float">
            <text:p>0.978725817203522</text:p>
          </table:table-cell>
          <table:table-cell office:value-type="float" office:value="0.00967334628105164" calcext:value-type="float">
            <text:p>0.00967334628105164</text:p>
          </table:table-cell>
          <table:table-cell office:value-type="float" office:value="0.991847939491272" calcext:value-type="float">
            <text:p>0.991847939491272</text:p>
          </table:table-cell>
        </table:table-row>
        <table:table-row table:style-name="ro1">
          <table:table-cell office:value-type="string" calcext:value-type="string">
            <text:p>yolov5su_int8:640</text:p>
          </table:table-cell>
          <table:table-cell office:value-type="float" office:value="0.00849846053123474" calcext:value-type="float">
            <text:p>0.00849846053123474</text:p>
          </table:table-cell>
          <table:table-cell office:value-type="float" office:value="2.20268594694138" calcext:value-type="float">
            <text:p>2.20268594694138</text:p>
          </table:table-cell>
          <table:table-cell office:value-type="float" office:value="0.00383426237106323" calcext:value-type="float">
            <text:p>0.00383426237106323</text:p>
          </table:table-cell>
          <table:table-cell office:value-type="float" office:value="2.21501866984367" calcext:value-type="float">
            <text:p>2.21501866984367</text:p>
          </table:table-cell>
        </table:table-row>
        <table:table-row table:style-name="ro1">
          <table:table-cell office:value-type="string" calcext:value-type="string">
            <text:p>yolov5su_int8:320</text:p>
          </table:table-cell>
          <table:table-cell office:value-type="float" office:value="0.00224690389633179" calcext:value-type="float">
            <text:p>0.00224690389633179</text:p>
          </table:table-cell>
          <table:table-cell office:value-type="float" office:value="0.543429486513138" calcext:value-type="float">
            <text:p>0.543429486513138</text:p>
          </table:table-cell>
          <table:table-cell office:value-type="float" office:value="0.00270385694503784" calcext:value-type="float">
            <text:p>0.00270385694503784</text:p>
          </table:table-cell>
          <table:table-cell office:value-type="float" office:value="0.548380247354507" calcext:value-type="float">
            <text:p>0.548380247354507</text:p>
          </table:table-cell>
        </table:table-row>
        <table:table-row table:style-name="ro1">
          <table:table-cell office:value-type="string" calcext:value-type="string">
            <text:p>Yolov5nu:640</text:p>
          </table:table-cell>
          <table:table-cell office:value-type="float" office:value="0.0089903244972229" calcext:value-type="float">
            <text:p>0.0089903244972229</text:p>
          </table:table-cell>
          <table:table-cell office:value-type="float" office:value="1.20070205354691" calcext:value-type="float">
            <text:p>1.20070205354691</text:p>
          </table:table-cell>
          <table:table-cell office:value-type="float" office:value="0.00375266098976135" calcext:value-type="float">
            <text:p>0.00375266098976135</text:p>
          </table:table-cell>
          <table:table-cell office:value-type="float" office:value="1.21344503903389" calcext:value-type="float">
            <text:p>1.21344503903389</text:p>
          </table:table-cell>
        </table:table-row>
        <table:table-row table:style-name="ro1">
          <table:table-cell office:value-type="string" calcext:value-type="string">
            <text:p>yolov5nu:320</text:p>
          </table:table-cell>
          <table:table-cell office:value-type="float" office:value="0.00269532036781311" calcext:value-type="float">
            <text:p>0.00269532036781311</text:p>
          </table:table-cell>
          <table:table-cell office:value-type="float" office:value="0.498755848407745" calcext:value-type="float">
            <text:p>0.498755848407745</text:p>
          </table:table-cell>
          <table:table-cell office:value-type="float" office:value="0.0103520514965057" calcext:value-type="float">
            <text:p>0.0103520514965057</text:p>
          </table:table-cell>
          <table:table-cell office:value-type="float" office:value="0.511803220272064" calcext:value-type="float">
            <text:p>0.511803220272064</text:p>
          </table:table-cell>
        </table:table-row>
        <table:table-row table:style-name="ro1">
          <table:table-cell office:value-type="string" calcext:value-type="string">
            <text:p>yolov5nu_int8:640</text:p>
          </table:table-cell>
          <table:table-cell office:value-type="float" office:value="0.00861392378807068" calcext:value-type="float">
            <text:p>0.00861392378807068</text:p>
          </table:table-cell>
          <table:table-cell office:value-type="float" office:value="0.959084314346313" calcext:value-type="float">
            <text:p>0.959084314346313</text:p>
          </table:table-cell>
          <table:table-cell office:value-type="float" office:value="0.00363991141319275" calcext:value-type="float">
            <text:p>0.00363991141319275</text:p>
          </table:table-cell>
          <table:table-cell office:value-type="float" office:value="0.971338149547577" calcext:value-type="float">
            <text:p>0.971338149547577</text:p>
          </table:table-cell>
        </table:table-row>
        <table:table-row table:style-name="ro1">
          <table:table-cell office:value-type="string" calcext:value-type="string">
            <text:p>yolov5nu_int8:320</text:p>
          </table:table-cell>
          <table:table-cell office:value-type="float" office:value="0.00223639106750488" calcext:value-type="float">
            <text:p>0.00223639106750488</text:p>
          </table:table-cell>
          <table:table-cell office:value-type="float" office:value="0.229235106229782" calcext:value-type="float">
            <text:p>0.229235106229782</text:p>
          </table:table-cell>
          <table:table-cell office:value-type="float" office:value="0.00268922209739685" calcext:value-type="float">
            <text:p>0.00268922209739685</text:p>
          </table:table-cell>
          <table:table-cell office:value-type="float" office:value="0.234160719394684" calcext:value-type="float">
            <text:p>0.234160719394684</text:p>
          </table:table-cell>
        </table:table-row>
        <table:table-row table:style-name="ro1">
          <table:table-cell office:value-type="string" calcext:value-type="string">
            <text:p>Yolov8s:640</text:p>
          </table:table-cell>
          <table:table-cell office:value-type="float" office:value="0.00899064135551453" calcext:value-type="float">
            <text:p>0.00899064135551453</text:p>
          </table:table-cell>
          <table:table-cell office:value-type="float" office:value="2.91608469295502" calcext:value-type="float">
            <text:p>2.91608469295502</text:p>
          </table:table-cell>
          <table:table-cell office:value-type="float" office:value="0.00375714945793152" calcext:value-type="float">
            <text:p>0.00375714945793152</text:p>
          </table:table-cell>
          <table:table-cell office:value-type="float" office:value="2.92883248376846" calcext:value-type="float">
            <text:p>2.92883248376846</text:p>
          </table:table-cell>
        </table:table-row>
        <table:table-row table:style-name="ro1">
          <table:table-cell office:value-type="string" calcext:value-type="string">
            <text:p>Yolov8s:320</text:p>
          </table:table-cell>
          <table:table-cell office:value-type="float" office:value="0.00331746077537537" calcext:value-type="float">
            <text:p>0.00331746077537537</text:p>
          </table:table-cell>
          <table:table-cell office:value-type="float" office:value="1.1436450855732" calcext:value-type="float">
            <text:p>1.1436450855732</text:p>
          </table:table-cell>
          <table:table-cell office:value-type="float" office:value="0.00870463538169861" calcext:value-type="float">
            <text:p>0.00870463538169861</text:p>
          </table:table-cell>
          <table:table-cell office:value-type="float" office:value="1.15566718173027" calcext:value-type="float">
            <text:p>1.15566718173027</text:p>
          </table:table-cell>
        </table:table-row>
        <table:table-row table:style-name="ro1">
          <table:table-cell office:value-type="string" calcext:value-type="string">
            <text:p>yolov8s_int8:640</text:p>
          </table:table-cell>
          <table:table-cell office:value-type="float" office:value="0.0166709079742432" calcext:value-type="float">
            <text:p>0.0166709079742432</text:p>
          </table:table-cell>
          <table:table-cell office:value-type="float" office:value="2.4123772778511" calcext:value-type="float">
            <text:p>2.4123772778511</text:p>
          </table:table-cell>
          <table:table-cell office:value-type="float" office:value="0.00100741672515869" calcext:value-type="float">
            <text:p>0.00100741672515869</text:p>
          </table:table-cell>
          <table:table-cell office:value-type="float" office:value="2.43005560255051" calcext:value-type="float">
            <text:p>2.43005560255051</text:p>
          </table:table-cell>
        </table:table-row>
        <table:table-row table:style-name="ro1">
          <table:table-cell office:value-type="string" calcext:value-type="string">
            <text:p>yolov8s_int8:320</text:p>
          </table:table-cell>
          <table:table-cell office:value-type="float" office:value="0.00522203803062439" calcext:value-type="float">
            <text:p>0.00522203803062439</text:p>
          </table:table-cell>
          <table:table-cell office:value-type="float" office:value="0.60069943523407" calcext:value-type="float">
            <text:p>0.60069943523407</text:p>
          </table:table-cell>
          <table:table-cell office:value-type="float" office:value="0.00106620478630066" calcext:value-type="float">
            <text:p>0.00106620478630066</text:p>
          </table:table-cell>
          <table:table-cell office:value-type="float" office:value="0.606987678050995" calcext:value-type="float">
            <text:p>0.606987678050995</text:p>
          </table:table-cell>
        </table:table-row>
        <table:table-row table:style-name="ro1">
          <table:table-cell office:value-type="string" calcext:value-type="string">
            <text:p>Yolov8n:640</text:p>
          </table:table-cell>
          <table:table-cell office:value-type="float" office:value="0.0095064115524292" calcext:value-type="float">
            <text:p>0.0095064115524292</text:p>
          </table:table-cell>
          <table:table-cell office:value-type="float" office:value="1.23546147632599" calcext:value-type="float">
            <text:p>1.23546147632599</text:p>
          </table:table-cell>
          <table:table-cell office:value-type="float" office:value="0.0037877836227417" calcext:value-type="float">
            <text:p>0.0037877836227417</text:p>
          </table:table-cell>
          <table:table-cell office:value-type="float" office:value="1.24875567150116" calcext:value-type="float">
            <text:p>1.24875567150116</text:p>
          </table:table-cell>
        </table:table-row>
        <table:table-row table:style-name="ro1">
          <table:table-cell office:value-type="string" calcext:value-type="string">
            <text:p>Yolov8n:320</text:p>
          </table:table-cell>
          <table:table-cell office:value-type="float" office:value="0.0027074146270752" calcext:value-type="float">
            <text:p>0.0027074146270752</text:p>
          </table:table-cell>
          <table:table-cell office:value-type="float" office:value="0.508354987382889" calcext:value-type="float">
            <text:p>0.508354987382889</text:p>
          </table:table-cell>
          <table:table-cell office:value-type="float" office:value="0.00910431361198425" calcext:value-type="float">
            <text:p>0.00910431361198425</text:p>
          </table:table-cell>
          <table:table-cell office:value-type="float" office:value="0.520166715621948" calcext:value-type="float">
            <text:p>0.520166715621948</text:p>
          </table:table-cell>
        </table:table-row>
        <table:table-row table:style-name="ro1">
          <table:table-cell office:value-type="string" calcext:value-type="string">
            <text:p>yolov8n_int8:640</text:p>
          </table:table-cell>
          <table:table-cell office:value-type="float" office:value="0.0183785576820374" calcext:value-type="float">
            <text:p>0.0183785576820374</text:p>
          </table:table-cell>
          <table:table-cell office:value-type="float" office:value="1.00284623503685" calcext:value-type="float">
            <text:p>1.00284623503685</text:p>
          </table:table-cell>
          <table:table-cell office:value-type="float" office:value="0.000936671018600464" calcext:value-type="float">
            <text:p>0.000936671018600464</text:p>
          </table:table-cell>
          <table:table-cell office:value-type="float" office:value="1.02216146373749" calcext:value-type="float">
            <text:p>1.02216146373749</text:p>
          </table:table-cell>
        </table:table-row>
        <table:table-row table:style-name="ro1">
          <table:table-cell office:value-type="string" calcext:value-type="string">
            <text:p>yolov8n_int8:320</text:p>
          </table:table-cell>
          <table:table-cell office:value-type="float" office:value="0.00519663619995117" calcext:value-type="float">
            <text:p>0.00519663619995117</text:p>
          </table:table-cell>
          <table:table-cell office:value-type="float" office:value="0.24148603439331" calcext:value-type="float">
            <text:p>0.24148603439331</text:p>
          </table:table-cell>
          <table:table-cell office:value-type="float" office:value="0.00113786911964417" calcext:value-type="float">
            <text:p>0.00113786911964417</text:p>
          </table:table-cell>
          <table:table-cell office:value-type="float" office:value="0.247820539712906" calcext:value-type="float">
            <text:p>0.247820539712906</text:p>
          </table:table-cell>
        </table:table-row>
      </table:table>
      <table:table table:name="DELL XPS15 7590 Perf_fold" table:style-name="ta1">
        <table:table-column table:style-name="co8" table:default-cell-style-name="ce42"/>
        <table:table-column table:style-name="co5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8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1"/>
          <table:table-cell table:style-name="ce56" office:value-type="string" calcext:value-type="string" table:number-columns-spanned="6" table:number-rows-spanned="2">
            <text:p>All with ultralytics code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Default"/>
          <table:table-cell table:number-columns-repeated="11"/>
          <table:covered-table-cell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9" table:number-rows-spanned="2">
            <text:p>Details on time performances</text:p>
          </table:table-cell>
          <table:covered-table-cell table:number-columns-repeated="4" table:style-name="ce43"/>
          <table:covered-table-cell table:number-columns-repeated="4" table:style-name="ce48"/>
          <table:table-cell table:number-columns-repeated="2"/>
          <table:table-cell table:style-name="ce2" office:value-type="string" calcext:value-type="string" table:number-columns-spanned="9" table:number-rows-spanned="2">
            <text:p>Details on time performances</text:p>
          </table:table-cell>
          <table:covered-table-cell table:number-columns-repeated="4" table:style-name="ce43"/>
          <table:covered-table-cell table:number-columns-repeated="4" table:style-name="ce48"/>
        </table:table-row>
        <table:table-row table:style-name="ro1">
          <table:covered-table-cell table:style-name="ce40"/>
          <table:covered-table-cell table:number-columns-repeated="8"/>
          <table:table-cell table:number-columns-repeated="2"/>
          <table:covered-table-cell table:style-name="ce40"/>
          <table:covered-table-cell table:number-columns-repeated="8"/>
        </table:table-row>
        <table:table-row table:style-name="ro1">
          <table:table-cell table:style-name="ce4" office:value-type="string" calcext:value-type="string">
            <text:p>Platform</text:p>
          </table:table-cell>
          <table:table-cell table:style-name="ce53" office:value-type="string" calcext:value-type="string" table:number-columns-spanned="8" table:number-rows-spanned="1">
            <text:p>DELL XPS 15 7590</text:p>
          </table:table-cell>
          <table:covered-table-cell table:number-columns-repeated="7" table:style-name="ce4"/>
          <table:table-cell table:number-columns-repeated="2"/>
          <table:table-cell table:style-name="ce4" office:value-type="string" calcext:value-type="string">
            <text:p>Platform</text:p>
          </table:table-cell>
          <table:table-cell table:style-name="ce53" office:value-type="string" calcext:value-type="string" table:number-columns-spanned="8" table:number-rows-spanned="1">
            <text:p>Nvidia Jetson Nano</text:p>
          </table:table-cell>
          <table:covered-table-cell table:number-columns-repeated="7" table:style-name="ce4"/>
        </table:table-row>
        <table:table-row table:style-name="ro1">
          <table:table-cell office:value-type="string" calcext:value-type="string">
            <text:p>Device</text:p>
          </table:table-cell>
          <table:table-cell table:style-name="ce55" office:value-type="string" calcext:value-type="string" table:number-columns-spanned="4" table:number-rows-spanned="1">
            <text:p>CPU</text:p>
          </table:table-cell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GPU (NVIDIA GeForce GTX 1650, 3906MiB)</text:p>
          </table:table-cell>
          <table:covered-table-cell table:number-columns-repeated="3" table:style-name="ce42"/>
          <table:table-cell table:number-columns-repeated="2"/>
          <table:table-cell table:style-name="ce42" office:value-type="string" calcext:value-type="string">
            <text:p>Device</text:p>
          </table:table-cell>
          <table:table-cell table:style-name="ce42" office:value-type="string" calcext:value-type="string" table:number-columns-spanned="4" table:number-rows-spanned="1">
            <text:p>CPU</text:p>
          </table:table-cell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GPU (NVIDIA Tegra X1, 3960MiB)</text:p>
          </table:table-cell>
          <table:covered-table-cell table:number-columns-repeated="3" table:style-name="ce42"/>
        </table:table-row>
        <table:table-row table:style-name="ro1">
          <table:table-cell office:value-type="string" calcext:value-type="string">
            <text:p>Model</text:p>
          </table:table-cell>
          <table:table-cell table:style-name="ce44" office:value-type="string" calcext:value-type="string">
            <text:p>Pre-process [s]</text:p>
          </table:table-cell>
          <table:table-cell table:style-name="ce44" office:value-type="string" calcext:value-type="string">
            <text:p>Inference[s]</text:p>
          </table:table-cell>
          <table:table-cell table:style-name="ce44" office:value-type="string" calcext:value-type="string">
            <text:p>NM[s]</text:p>
          </table:table-cell>
          <table:table-cell table:style-name="ce44" office:value-type="string" calcext:value-type="string">
            <text:p>TOT[s]</text:p>
          </table:table-cell>
          <table:table-cell table:style-name="ce44" office:value-type="string" calcext:value-type="string">
            <text:p>Pre-process [s]</text:p>
          </table:table-cell>
          <table:table-cell table:style-name="ce44" office:value-type="string" calcext:value-type="string">
            <text:p>Inference[s]</text:p>
          </table:table-cell>
          <table:table-cell table:style-name="ce44" office:value-type="string" calcext:value-type="string">
            <text:p>NM[s]</text:p>
          </table:table-cell>
          <table:table-cell table:style-name="ce44" office:value-type="string" calcext:value-type="string">
            <text:p>TOT[s]</text:p>
          </table:table-cell>
          <table:table-cell table:number-columns-repeated="2"/>
          <table:table-cell table:style-name="ce42" office:value-type="string" calcext:value-type="string">
            <text:p>Model</text:p>
          </table:table-cell>
          <table:table-cell table:style-name="ce44" office:value-type="string" calcext:value-type="string">
            <text:p>Pre-process [s]</text:p>
          </table:table-cell>
          <table:table-cell table:style-name="ce44" office:value-type="string" calcext:value-type="string">
            <text:p>Inference[s]</text:p>
          </table:table-cell>
          <table:table-cell table:style-name="ce44" office:value-type="string" calcext:value-type="string">
            <text:p>NM[s]</text:p>
          </table:table-cell>
          <table:table-cell table:style-name="ce44" office:value-type="string" calcext:value-type="string">
            <text:p>TOT[s]</text:p>
          </table:table-cell>
          <table:table-cell table:style-name="ce44" office:value-type="string" calcext:value-type="string">
            <text:p>Pre-process [s]</text:p>
          </table:table-cell>
          <table:table-cell table:style-name="ce44" office:value-type="string" calcext:value-type="string">
            <text:p>Inference[s]</text:p>
          </table:table-cell>
          <table:table-cell table:style-name="ce44" office:value-type="string" calcext:value-type="string">
            <text:p>NM[s]</text:p>
          </table:table-cell>
          <table:table-cell table:style-name="ce44" office:value-type="string" calcext:value-type="string">
            <text:p>TOT[s]</text:p>
          </table:table-cell>
        </table:table-row>
        <table:table-row table:style-name="ro1">
          <table:table-cell office:value-type="string" calcext:value-type="string">
            <text:p>Yolov5s:640</text:p>
          </table:table-cell>
          <table:table-cell table:style-name="ce44" office:value-type="float" office:value="0.00453686141967773" calcext:value-type="float">
            <text:p>0.00453686141967773</text:p>
          </table:table-cell>
          <table:table-cell table:style-name="ce44" office:value-type="float" office:value="0.0616421573162079" calcext:value-type="float">
            <text:p>0.0616421573162079</text:p>
          </table:table-cell>
          <table:table-cell table:style-name="ce44" office:value-type="float" office:value="0.000825941801071167" calcext:value-type="float">
            <text:p>0.000825941801071167</text:p>
          </table:table-cell>
          <table:table-cell table:style-name="ce44" office:value-type="float" office:value="0.0670049605369568" calcext:value-type="float">
            <text:p>0.0670049605369568</text:p>
          </table:table-cell>
          <table:table-cell table:style-name="ce44" office:value-type="float" office:value="0.00327760577201843" calcext:value-type="float">
            <text:p>0.00327760577201843</text:p>
          </table:table-cell>
          <table:table-cell table:style-name="ce44" office:value-type="float" office:value="0.0047678587436676" calcext:value-type="float">
            <text:p>0.0047678587436676</text:p>
          </table:table-cell>
          <table:table-cell table:style-name="ce44" office:value-type="float" office:value="0.00622480201721191" calcext:value-type="float">
            <text:p>0.00622480201721191</text:p>
          </table:table-cell>
          <table:table-cell table:style-name="ce44" office:value-type="float" office:value="0.014270266532898" calcext:value-type="float">
            <text:p>0.014270266532898</text:p>
          </table:table-cell>
          <table:table-cell table:number-columns-repeated="2"/>
          <table:table-cell table:style-name="ce42" office:value-type="string" calcext:value-type="string">
            <text:p>Yolov5su:640</text:p>
          </table:table-cell>
          <table:table-cell office:value-type="float" office:value="0.00121007943153381" calcext:value-type="float">
            <text:p>0.00121007943153381</text:p>
          </table:table-cell>
          <table:table-cell office:value-type="float" office:value="0.093059564113617" calcext:value-type="float">
            <text:p>0.093059564113617</text:p>
          </table:table-cell>
          <table:table-cell office:value-type="float" office:value="0.000655303478240967" calcext:value-type="float">
            <text:p>0.000655303478240967</text:p>
          </table:table-cell>
          <table:table-cell office:value-type="float" office:value="0.0949249470233917" calcext:value-type="float">
            <text:p>0.0949249470233917</text:p>
          </table:table-cell>
          <table:table-cell office:value-type="float" office:value="0.00097650671005249" calcext:value-type="float">
            <text:p>0.00097650671005249</text:p>
          </table:table-cell>
          <table:table-cell office:value-type="float" office:value="0.0150398368835449" calcext:value-type="float">
            <text:p>0.0150398368835449</text:p>
          </table:table-cell>
          <table:table-cell office:value-type="float" office:value="0.000844484090805054" calcext:value-type="float">
            <text:p>0.000844484090805054</text:p>
          </table:table-cell>
          <table:table-cell office:value-type="float" office:value="0.0168608276844025" calcext:value-type="float">
            <text:p>0.0168608276844025</text:p>
          </table:table-cell>
        </table:table-row>
        <table:table-row table:style-name="ro1">
          <table:table-cell office:value-type="string" calcext:value-type="string">
            <text:p>Yolov5s:320</text:p>
          </table:table-cell>
          <table:table-cell table:style-name="ce44" office:value-type="float" office:value="0.00323848485946655" calcext:value-type="float">
            <text:p>0.00323848485946655</text:p>
          </table:table-cell>
          <table:table-cell table:style-name="ce44" office:value-type="float" office:value="0.019316409111023" calcext:value-type="float">
            <text:p>0.019316409111023</text:p>
          </table:table-cell>
          <table:table-cell table:style-name="ce44" office:value-type="float" office:value="0.000563682317733765" calcext:value-type="float">
            <text:p>0.000563682317733765</text:p>
          </table:table-cell>
          <table:table-cell table:style-name="ce44" office:value-type="float" office:value="0.0231185762882233" calcext:value-type="float">
            <text:p>0.0231185762882233</text:p>
          </table:table-cell>
          <table:table-cell table:style-name="ce44" office:value-type="float" office:value="0.00282430505752563" calcext:value-type="float">
            <text:p>0.00282430505752563</text:p>
          </table:table-cell>
          <table:table-cell table:style-name="ce44" office:value-type="float" office:value="0.00429103899002075" calcext:value-type="float">
            <text:p>0.00429103899002075</text:p>
          </table:table-cell>
          <table:table-cell table:style-name="ce44" office:value-type="float" office:value="0.000778091192245483" calcext:value-type="float">
            <text:p>0.000778091192245483</text:p>
          </table:table-cell>
          <table:table-cell table:style-name="ce44" office:value-type="float" office:value="0.00789343523979187" calcext:value-type="float">
            <text:p>0.00789343523979187</text:p>
          </table:table-cell>
          <table:table-cell table:number-columns-repeated="2"/>
          <table:table-cell table:style-name="ce42" office:value-type="string" calcext:value-type="string">
            <text:p>Yolov5su:320</text:p>
          </table:table-cell>
          <table:table-cell office:value-type="float" office:value="0.000327958106994629" calcext:value-type="float">
            <text:p>0.000327958106994629</text:p>
          </table:table-cell>
          <table:table-cell office:value-type="float" office:value="0.030252598285675" calcext:value-type="float">
            <text:p>0.030252598285675</text:p>
          </table:table-cell>
          <table:table-cell office:value-type="float" office:value="0.000551320552825928" calcext:value-type="float">
            <text:p>0.000551320552825928</text:p>
          </table:table-cell>
          <table:table-cell office:value-type="float" office:value="0.0311318769454956" calcext:value-type="float">
            <text:p>0.0311318769454956</text:p>
          </table:table-cell>
          <table:table-cell office:value-type="float" office:value="0.000326439619064331" calcext:value-type="float">
            <text:p>0.000326439619064331</text:p>
          </table:table-cell>
          <table:table-cell office:value-type="float" office:value="0.00511608266830444" calcext:value-type="float">
            <text:p>0.00511608266830444</text:p>
          </table:table-cell>
          <table:table-cell office:value-type="float" office:value="0.000792351722717285" calcext:value-type="float">
            <text:p>0.000792351722717285</text:p>
          </table:table-cell>
          <table:table-cell office:value-type="float" office:value="0.00623487401008606" calcext:value-type="float">
            <text:p>0.00623487401008606</text:p>
          </table:table-cell>
        </table:table-row>
        <table:table-row table:style-name="ro1">
          <table:table-cell table:style-name="Default"/>
          <table:table-cell table:number-columns-repeated="4"/>
          <table:table-cell table:number-columns-repeated="4" table:style-name="ce44"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yolov5su_int8:640</text:p>
          </table:table-cell>
          <table:table-cell office:value-type="float" office:value="0.00106483602523804" calcext:value-type="float">
            <text:p>0.00106483602523804</text:p>
          </table:table-cell>
          <table:table-cell office:value-type="float" office:value="1.73486597919464" calcext:value-type="float">
            <text:p>1.73486597919464</text:p>
          </table:table-cell>
          <table:table-cell office:value-type="float" office:value="0.000703023672103882" calcext:value-type="float">
            <text:p>0.000703023672103882</text:p>
          </table:table-cell>
          <table:table-cell office:value-type="float" office:value="1.73663383889198" calcext:value-type="float">
            <text:p>1.73663383889198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table:style-name="Default"/>
          <table:table-cell table:number-columns-repeated="4"/>
          <table:table-cell table:number-columns-repeated="4" table:style-name="ce44"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yolov5su_int8:320</text:p>
          </table:table-cell>
          <table:table-cell office:value-type="float" office:value="0.000318837404251099" calcext:value-type="float">
            <text:p>0.000318837404251099</text:p>
          </table:table-cell>
          <table:table-cell office:value-type="float" office:value="0.44994828081131" calcext:value-type="float">
            <text:p>0.44994828081131</text:p>
          </table:table-cell>
          <table:table-cell office:value-type="float" office:value="0.000670758724212647" calcext:value-type="float">
            <text:p>0.000670758724212647</text:p>
          </table:table-cell>
          <table:table-cell office:value-type="float" office:value="0.450937876939774" calcext:value-type="float">
            <text:p>0.450937876939774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n:640</text:p>
          </table:table-cell>
          <table:table-cell table:style-name="ce44" office:value-type="float" office:value="0.00412820410728455" calcext:value-type="float">
            <text:p>0.00412820410728455</text:p>
          </table:table-cell>
          <table:table-cell table:style-name="ce44" office:value-type="float" office:value="0.0246501076221466" calcext:value-type="float">
            <text:p>0.0246501076221466</text:p>
          </table:table-cell>
          <table:table-cell table:style-name="ce44" office:value-type="float" office:value="0.000835426568984985" calcext:value-type="float">
            <text:p>0.000835426568984985</text:p>
          </table:table-cell>
          <table:table-cell table:style-name="ce44" office:value-type="float" office:value="0.0296137382984161" calcext:value-type="float">
            <text:p>0.0296137382984161</text:p>
          </table:table-cell>
          <table:table-cell table:style-name="ce44" office:value-type="float" office:value="0.0032080340385437" calcext:value-type="float">
            <text:p>0.0032080340385437</text:p>
          </table:table-cell>
          <table:table-cell table:style-name="ce44" office:value-type="float" office:value="0.00465103054046631" calcext:value-type="float">
            <text:p>0.00465103054046631</text:p>
          </table:table-cell>
          <table:table-cell table:style-name="ce44" office:value-type="float" office:value="0.00120911049842834" calcext:value-type="float">
            <text:p>0.00120911049842834</text:p>
          </table:table-cell>
          <table:table-cell table:style-name="ce44" office:value-type="float" office:value="0.00906817507743835" calcext:value-type="float">
            <text:p>0.00906817507743835</text:p>
          </table:table-cell>
          <table:table-cell table:number-columns-repeated="2"/>
          <table:table-cell table:style-name="ce42" office:value-type="string" calcext:value-type="string">
            <text:p>Yolov5nu:640</text:p>
          </table:table-cell>
          <table:table-cell office:value-type="float" office:value="0.00116428470611572" calcext:value-type="float">
            <text:p>0.00116428470611572</text:p>
          </table:table-cell>
          <table:table-cell office:value-type="float" office:value="0.0409364011287689" calcext:value-type="float">
            <text:p>0.0409364011287689</text:p>
          </table:table-cell>
          <table:table-cell office:value-type="float" office:value="0.000633140087127685" calcext:value-type="float">
            <text:p>0.000633140087127685</text:p>
          </table:table-cell>
          <table:table-cell office:value-type="float" office:value="0.0427338259220123" calcext:value-type="float">
            <text:p>0.0427338259220123</text:p>
          </table:table-cell>
          <table:table-cell office:value-type="float" office:value="0.000927534341812134" calcext:value-type="float">
            <text:p>0.000927534341812134</text:p>
          </table:table-cell>
          <table:table-cell office:value-type="float" office:value="0.00670048546791077" calcext:value-type="float">
            <text:p>0.00670048546791077</text:p>
          </table:table-cell>
          <table:table-cell office:value-type="float" office:value="0.000760260820388794" calcext:value-type="float">
            <text:p>0.000760260820388794</text:p>
          </table:table-cell>
          <table:table-cell office:value-type="float" office:value="0.00838828063011169" calcext:value-type="float">
            <text:p>0.00838828063011169</text:p>
          </table:table-cell>
        </table:table-row>
        <table:table-row table:style-name="ro1">
          <table:table-cell office:value-type="string" calcext:value-type="string">
            <text:p>Yolov5n:320</text:p>
          </table:table-cell>
          <table:table-cell table:style-name="ce44" office:value-type="float" office:value="0.00323582077026367" calcext:value-type="float">
            <text:p>0.00323582077026367</text:p>
          </table:table-cell>
          <table:table-cell table:style-name="ce44" office:value-type="float" office:value="0.0112106635570526" calcext:value-type="float">
            <text:p>0.0112106635570526</text:p>
          </table:table-cell>
          <table:table-cell table:style-name="ce44" office:value-type="float" office:value="0.000609031677246094" calcext:value-type="float">
            <text:p>0.000609031677246094</text:p>
          </table:table-cell>
          <table:table-cell table:style-name="ce44" office:value-type="float" office:value="0.0150555160045624" calcext:value-type="float">
            <text:p>0.0150555160045624</text:p>
          </table:table-cell>
          <table:table-cell table:style-name="ce44" office:value-type="float" office:value="0.00279722476005554" calcext:value-type="float">
            <text:p>0.00279722476005554</text:p>
          </table:table-cell>
          <table:table-cell table:style-name="ce44" office:value-type="float" office:value="0.00427508592605591" calcext:value-type="float">
            <text:p>0.00427508592605591</text:p>
          </table:table-cell>
          <table:table-cell table:style-name="ce44" office:value-type="float" office:value="0.000767959356307983" calcext:value-type="float">
            <text:p>0.000767959356307983</text:p>
          </table:table-cell>
          <table:table-cell table:style-name="ce44" office:value-type="float" office:value="0.00784027004241943" calcext:value-type="float">
            <text:p>0.00784027004241943</text:p>
          </table:table-cell>
          <table:table-cell table:number-columns-repeated="2"/>
          <table:table-cell table:style-name="ce42" office:value-type="string" calcext:value-type="string">
            <text:p>yolov5nu:320</text:p>
          </table:table-cell>
          <table:table-cell office:value-type="float" office:value="0.000333749294281006" calcext:value-type="float">
            <text:p>0.000333749294281006</text:p>
          </table:table-cell>
          <table:table-cell office:value-type="float" office:value="0.0152497501373291" calcext:value-type="float">
            <text:p>0.0152497501373291</text:p>
          </table:table-cell>
          <table:table-cell office:value-type="float" office:value="0.000509136915206909" calcext:value-type="float">
            <text:p>0.000509136915206909</text:p>
          </table:table-cell>
          <table:table-cell office:value-type="float" office:value="0.016092636346817" calcext:value-type="float">
            <text:p>0.016092636346817</text:p>
          </table:table-cell>
          <table:table-cell office:value-type="float" office:value="0.000279125452041626" calcext:value-type="float">
            <text:p>0.000279125452041626</text:p>
          </table:table-cell>
          <table:table-cell office:value-type="float" office:value="0.00429548478126526" calcext:value-type="float">
            <text:p>0.00429548478126526</text:p>
          </table:table-cell>
          <table:table-cell office:value-type="float" office:value="0.000677243709564209" calcext:value-type="float">
            <text:p>0.000677243709564209</text:p>
          </table:table-cell>
          <table:table-cell office:value-type="float" office:value="0.00525185394287109" calcext:value-type="float">
            <text:p>0.00525185394287109</text:p>
          </table:table-cell>
        </table:table-row>
        <table:table-row table:style-name="ro1">
          <table:table-cell office:value-type="string" calcext:value-type="string">
            <text:p>yolov5n_int8:640</text:p>
          </table:table-cell>
          <table:table-cell office:value-type="float" office:value="0.00341694974899292" calcext:value-type="float">
            <text:p>0.00341694974899292</text:p>
          </table:table-cell>
          <table:table-cell office:value-type="float" office:value="0.620483912467957" calcext:value-type="float">
            <text:p>0.620483912467957</text:p>
          </table:table-cell>
          <table:table-cell office:value-type="float" office:value="0.000254921674728394" calcext:value-type="float">
            <text:p>0.000254921674728394</text:p>
          </table:table-cell>
          <table:table-cell office:value-type="float" office:value="0.624155783891678" calcext:value-type="float">
            <text:p>0.624155783891678</text:p>
          </table:table-cell>
          <table:table-cell table:number-columns-repeated="4" table:style-name="ce44"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yolov5nu_int8:640</text:p>
          </table:table-cell>
          <table:table-cell office:value-type="float" office:value="0.00108100891113281" calcext:value-type="float">
            <text:p>0.00108100891113281</text:p>
          </table:table-cell>
          <table:table-cell office:value-type="float" office:value="0.611436106204987" calcext:value-type="float">
            <text:p>0.611436106204987</text:p>
          </table:table-cell>
          <table:table-cell office:value-type="float" office:value="0.000671386480331421" calcext:value-type="float">
            <text:p>0.000671386480331421</text:p>
          </table:table-cell>
          <table:table-cell office:value-type="float" office:value="0.613188501596451" calcext:value-type="float">
            <text:p>0.613188501596451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n_int8:320</text:p>
          </table:table-cell>
          <table:table-cell table:style-name="ce49" table:number-columns-repeated="4"/>
          <table:table-cell table:number-columns-repeated="4" table:style-name="ce44"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yolov5nu_int8:320</text:p>
          </table:table-cell>
          <table:table-cell office:value-type="float" office:value="0.000290804147720337" calcext:value-type="float">
            <text:p>0.000290804147720337</text:p>
          </table:table-cell>
          <table:table-cell office:value-type="float" office:value="0.162800302028656" calcext:value-type="float">
            <text:p>0.162800302028656</text:p>
          </table:table-cell>
          <table:table-cell office:value-type="float" office:value="0.000661076307296753" calcext:value-type="float">
            <text:p>0.000661076307296753</text:p>
          </table:table-cell>
          <table:table-cell office:value-type="float" office:value="0.163752182483673" calcext:value-type="float">
            <text:p>0.163752182483673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8s:640</text:p>
          </table:table-cell>
          <table:table-cell table:style-name="ce44" office:value-type="float" office:value="0.0010048406124115" calcext:value-type="float">
            <text:p>0.0010048406124115</text:p>
          </table:table-cell>
          <table:table-cell table:style-name="ce44" office:value-type="float" office:value="0.080377993106842" calcext:value-type="float">
            <text:p>0.080377993106842</text:p>
          </table:table-cell>
          <table:table-cell table:style-name="ce44" office:value-type="float" office:value="0.000630865812301636" calcext:value-type="float">
            <text:p>0.000630865812301636</text:p>
          </table:table-cell>
          <table:table-cell table:style-name="ce44" office:value-type="float" office:value="0.0820136995315552" calcext:value-type="float">
            <text:p>0.0820136995315552</text:p>
          </table:table-cell>
          <table:table-cell table:style-name="ce44" office:value-type="float" office:value="0.000877060890197754" calcext:value-type="float">
            <text:p>0.000877060890197754</text:p>
          </table:table-cell>
          <table:table-cell table:style-name="ce44" office:value-type="float" office:value="0.0135491118431091" calcext:value-type="float">
            <text:p>0.0135491118431091</text:p>
          </table:table-cell>
          <table:table-cell table:style-name="ce44" office:value-type="float" office:value="0.000805188179016113" calcext:value-type="float">
            <text:p>0.000805188179016113</text:p>
          </table:table-cell>
          <table:table-cell table:style-name="ce44" office:value-type="float" office:value="0.015231360912323" calcext:value-type="float">
            <text:p>0.015231360912323</text:p>
          </table:table-cell>
          <table:table-cell table:number-columns-repeated="2"/>
          <table:table-cell table:style-name="ce42" office:value-type="string" calcext:value-type="string">
            <text:p>Yolov8s:640</text:p>
          </table:table-cell>
          <table:table-cell table:style-name="ce44" office:value-type="float" office:value="0.0010048406124115" calcext:value-type="float">
            <text:p>0.0010048406124115</text:p>
          </table:table-cell>
          <table:table-cell table:style-name="ce44" office:value-type="float" office:value="0.080377993106842" calcext:value-type="float">
            <text:p>0.080377993106842</text:p>
          </table:table-cell>
          <table:table-cell table:style-name="ce44" office:value-type="float" office:value="0.000630865812301636" calcext:value-type="float">
            <text:p>0.000630865812301636</text:p>
          </table:table-cell>
          <table:table-cell table:style-name="ce44" office:value-type="float" office:value="0.0820136995315552" calcext:value-type="float">
            <text:p>0.0820136995315552</text:p>
          </table:table-cell>
          <table:table-cell table:style-name="ce44" office:value-type="float" office:value="0.000877060890197754" calcext:value-type="float">
            <text:p>0.000877060890197754</text:p>
          </table:table-cell>
          <table:table-cell table:style-name="ce44" office:value-type="float" office:value="0.0135491118431091" calcext:value-type="float">
            <text:p>0.0135491118431091</text:p>
          </table:table-cell>
          <table:table-cell table:style-name="ce44" office:value-type="float" office:value="0.000805188179016113" calcext:value-type="float">
            <text:p>0.000805188179016113</text:p>
          </table:table-cell>
          <table:table-cell table:style-name="ce44" office:value-type="float" office:value="0.015231360912323" calcext:value-type="float">
            <text:p>0.015231360912323</text:p>
          </table:table-cell>
        </table:table-row>
        <table:table-row table:style-name="ro1">
          <table:table-cell office:value-type="string" calcext:value-type="string">
            <text:p>Yolov8s:320</text:p>
          </table:table-cell>
          <table:table-cell table:style-name="ce44" office:value-type="float" office:value="0.000445487499237061" calcext:value-type="float">
            <text:p>0.000445487499237061</text:p>
          </table:table-cell>
          <table:table-cell table:style-name="ce44" office:value-type="float" office:value="0.0282939884662628" calcext:value-type="float">
            <text:p>0.0282939884662628</text:p>
          </table:table-cell>
          <table:table-cell table:style-name="ce44" office:value-type="float" office:value="0.00052508807182312" calcext:value-type="float">
            <text:p>0.00052508807182312</text:p>
          </table:table-cell>
          <table:table-cell table:style-name="ce44" office:value-type="float" office:value="0.029264564037323" calcext:value-type="float">
            <text:p>0.029264564037323</text:p>
          </table:table-cell>
          <table:table-cell table:style-name="ce44" office:value-type="float" office:value="0.000438144683837891" calcext:value-type="float">
            <text:p>0.000438144683837891</text:p>
          </table:table-cell>
          <table:table-cell table:style-name="ce44" office:value-type="float" office:value="0.00555946516990662" calcext:value-type="float">
            <text:p>0.00555946516990662</text:p>
          </table:table-cell>
          <table:table-cell table:style-name="ce44" office:value-type="float" office:value="0.000744351148605347" calcext:value-type="float">
            <text:p>0.000744351148605347</text:p>
          </table:table-cell>
          <table:table-cell table:style-name="ce44" office:value-type="float" office:value="0.00674196100234985" calcext:value-type="float">
            <text:p>0.00674196100234985</text:p>
          </table:table-cell>
          <table:table-cell table:number-columns-repeated="2"/>
          <table:table-cell table:style-name="ce42" office:value-type="string" calcext:value-type="string">
            <text:p>Yolov8s:320</text:p>
          </table:table-cell>
          <table:table-cell table:style-name="ce44" office:value-type="float" office:value="0.000445487499237061" calcext:value-type="float">
            <text:p>0.000445487499237061</text:p>
          </table:table-cell>
          <table:table-cell table:style-name="ce44" office:value-type="float" office:value="0.0282939884662628" calcext:value-type="float">
            <text:p>0.0282939884662628</text:p>
          </table:table-cell>
          <table:table-cell table:style-name="ce44" office:value-type="float" office:value="0.00052508807182312" calcext:value-type="float">
            <text:p>0.00052508807182312</text:p>
          </table:table-cell>
          <table:table-cell table:style-name="ce44" office:value-type="float" office:value="0.029264564037323" calcext:value-type="float">
            <text:p>0.029264564037323</text:p>
          </table:table-cell>
          <table:table-cell table:style-name="ce44" office:value-type="float" office:value="0.000438144683837891" calcext:value-type="float">
            <text:p>0.000438144683837891</text:p>
          </table:table-cell>
          <table:table-cell table:style-name="ce44" office:value-type="float" office:value="0.00555946516990662" calcext:value-type="float">
            <text:p>0.00555946516990662</text:p>
          </table:table-cell>
          <table:table-cell table:style-name="ce44" office:value-type="float" office:value="0.000744351148605347" calcext:value-type="float">
            <text:p>0.000744351148605347</text:p>
          </table:table-cell>
          <table:table-cell table:style-name="ce44" office:value-type="float" office:value="0.00674196100234985" calcext:value-type="float">
            <text:p>0.00674196100234985</text:p>
          </table:table-cell>
        </table:table-row>
        <table:table-row table:style-name="ro1">
          <table:table-cell office:value-type="string" calcext:value-type="string">
            <text:p>yolov8s_int8:640</text:p>
          </table:table-cell>
          <table:table-cell table:style-name="ce49" office:value-type="float" office:value="0.00331872534751892" calcext:value-type="float">
            <text:p>0.00331872534751892</text:p>
          </table:table-cell>
          <table:table-cell table:style-name="ce49" office:value-type="float" office:value="1.93673463726044" calcext:value-type="float">
            <text:p>1.93673463726044</text:p>
          </table:table-cell>
          <table:table-cell table:style-name="ce49" office:value-type="float" office:value="0.00024378776550293" calcext:value-type="float">
            <text:p>0.00024378776550293</text:p>
          </table:table-cell>
          <table:table-cell table:style-name="ce49" office:value-type="float" office:value="1.94029715037346" calcext:value-type="float">
            <text:p>1.94029715037346</text:p>
          </table:table-cell>
          <table:table-cell table:number-columns-repeated="4" table:style-name="ce44"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yolov8s_int8:640</text:p>
          </table:table-cell>
          <table:table-cell office:value-type="float" office:value="0.00106173849105835" calcext:value-type="float">
            <text:p>0.00106173849105835</text:p>
          </table:table-cell>
          <table:table-cell office:value-type="float" office:value="1.94306675767899" calcext:value-type="float">
            <text:p>1.94306675767899</text:p>
          </table:table-cell>
          <table:table-cell office:value-type="float" office:value="0.00066477108001709" calcext:value-type="float">
            <text:p>0.00066477108001709</text:p>
          </table:table-cell>
          <table:table-cell office:value-type="float" office:value="1.94479326725006" calcext:value-type="float">
            <text:p>1.94479326725006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8s_int8:320</text:p>
          </table:table-cell>
          <table:table-cell table:style-name="ce49" office:value-type="float" office:value="0.00108156228065491" calcext:value-type="float">
            <text:p>0.00108156228065491</text:p>
          </table:table-cell>
          <table:table-cell table:style-name="ce49" office:value-type="float" office:value="0.482342790603638" calcext:value-type="float">
            <text:p>0.482342790603638</text:p>
          </table:table-cell>
          <table:table-cell table:style-name="ce49" office:value-type="float" office:value="0.000263262510299683" calcext:value-type="float">
            <text:p>0.000263262510299683</text:p>
          </table:table-cell>
          <table:table-cell table:style-name="ce49" office:value-type="float" office:value="0.483687615394592" calcext:value-type="float">
            <text:p>0.483687615394592</text:p>
          </table:table-cell>
          <table:table-cell table:number-columns-repeated="4" table:style-name="ce44"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yolov8s_int8:320</text:p>
          </table:table-cell>
          <table:table-cell office:value-type="float" office:value="0.000317346572875977" calcext:value-type="float">
            <text:p>0.000317346572875977</text:p>
          </table:table-cell>
          <table:table-cell office:value-type="float" office:value="0.526791992664337" calcext:value-type="float">
            <text:p>0.526791992664337</text:p>
          </table:table-cell>
          <table:table-cell office:value-type="float" office:value="0.000608891487121582" calcext:value-type="float">
            <text:p>0.000608891487121582</text:p>
          </table:table-cell>
          <table:table-cell office:value-type="float" office:value="0.527718230724335" calcext:value-type="float">
            <text:p>0.527718230724335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8n:640</text:p>
          </table:table-cell>
          <table:table-cell table:style-name="ce44" office:value-type="float" office:value="0.000968896627426147" calcext:value-type="float">
            <text:p>0.000968896627426147</text:p>
          </table:table-cell>
          <table:table-cell table:style-name="ce44" office:value-type="float" office:value="0.0347640850543976" calcext:value-type="float">
            <text:p>0.0347640850543976</text:p>
          </table:table-cell>
          <table:table-cell table:style-name="ce44" office:value-type="float" office:value="0.00057205080986023" calcext:value-type="float">
            <text:p>0.00057205080986023</text:p>
          </table:table-cell>
          <table:table-cell table:style-name="ce44" office:value-type="float" office:value="0.036305032491684" calcext:value-type="float">
            <text:p>0.036305032491684</text:p>
          </table:table-cell>
          <table:table-cell table:style-name="ce44" office:value-type="float" office:value="0.000814377307891846" calcext:value-type="float">
            <text:p>0.000814377307891846</text:p>
          </table:table-cell>
          <table:table-cell table:style-name="ce44" office:value-type="float" office:value="0.00675851941108704" calcext:value-type="float">
            <text:p>0.00675851941108704</text:p>
          </table:table-cell>
          <table:table-cell table:style-name="ce44" office:value-type="float" office:value="0.000722795724868774" calcext:value-type="float">
            <text:p>0.000722795724868774</text:p>
          </table:table-cell>
          <table:table-cell table:style-name="ce44" office:value-type="float" office:value="0.00829569244384766" calcext:value-type="float">
            <text:p>0.00829569244384766</text:p>
          </table:table-cell>
          <table:table-cell table:number-columns-repeated="2"/>
          <table:table-cell table:style-name="ce42" office:value-type="string" calcext:value-type="string">
            <text:p>Yolov8n:640</text:p>
          </table:table-cell>
          <table:table-cell table:style-name="ce44" office:value-type="float" office:value="0.000968896627426147" calcext:value-type="float">
            <text:p>0.000968896627426147</text:p>
          </table:table-cell>
          <table:table-cell table:style-name="ce44" office:value-type="float" office:value="0.0347640850543976" calcext:value-type="float">
            <text:p>0.0347640850543976</text:p>
          </table:table-cell>
          <table:table-cell table:style-name="ce44" office:value-type="float" office:value="0.00057205080986023" calcext:value-type="float">
            <text:p>0.00057205080986023</text:p>
          </table:table-cell>
          <table:table-cell table:style-name="ce44" office:value-type="float" office:value="0.036305032491684" calcext:value-type="float">
            <text:p>0.036305032491684</text:p>
          </table:table-cell>
          <table:table-cell table:style-name="ce44" office:value-type="float" office:value="0.000814377307891846" calcext:value-type="float">
            <text:p>0.000814377307891846</text:p>
          </table:table-cell>
          <table:table-cell table:style-name="ce44" office:value-type="float" office:value="0.00675851941108704" calcext:value-type="float">
            <text:p>0.00675851941108704</text:p>
          </table:table-cell>
          <table:table-cell table:style-name="ce44" office:value-type="float" office:value="0.000722795724868774" calcext:value-type="float">
            <text:p>0.000722795724868774</text:p>
          </table:table-cell>
          <table:table-cell table:style-name="ce44" office:value-type="float" office:value="0.00829569244384766" calcext:value-type="float">
            <text:p>0.00829569244384766</text:p>
          </table:table-cell>
        </table:table-row>
        <table:table-row table:style-name="ro1">
          <table:table-cell office:value-type="string" calcext:value-type="string">
            <text:p>Yolov8n:320</text:p>
          </table:table-cell>
          <table:table-cell table:style-name="ce44" office:value-type="float" office:value="0.000417470216751099" calcext:value-type="float">
            <text:p>0.000417470216751099</text:p>
          </table:table-cell>
          <table:table-cell table:style-name="ce44" office:value-type="float" office:value="0.013091650724411" calcext:value-type="float">
            <text:p>0.013091650724411</text:p>
          </table:table-cell>
          <table:table-cell table:style-name="ce44" office:value-type="float" office:value="0.000490932703018189" calcext:value-type="float">
            <text:p>0.000490932703018189</text:p>
          </table:table-cell>
          <table:table-cell table:style-name="ce49" office:value-type="float" office:value="0.0140000536441803" calcext:value-type="float">
            <text:p>0.0140000536441803</text:p>
          </table:table-cell>
          <table:table-cell table:style-name="ce44" office:value-type="float" office:value="0.000424461603164673" calcext:value-type="float">
            <text:p>0.000424461603164673</text:p>
          </table:table-cell>
          <table:table-cell table:style-name="ce44" office:value-type="float" office:value="0.00475017070770264" calcext:value-type="float">
            <text:p>0.00475017070770264</text:p>
          </table:table-cell>
          <table:table-cell table:style-name="ce44" office:value-type="float" office:value="0.000734733581542969" calcext:value-type="float">
            <text:p>0.000734733581542969</text:p>
          </table:table-cell>
          <table:table-cell table:style-name="ce49" office:value-type="float" office:value="0.00590936589241028" calcext:value-type="float">
            <text:p>0.00590936589241028</text:p>
          </table:table-cell>
          <table:table-cell table:number-columns-repeated="2"/>
          <table:table-cell table:style-name="ce42" office:value-type="string" calcext:value-type="string">
            <text:p>Yolov8n:320</text:p>
          </table:table-cell>
          <table:table-cell table:style-name="ce44" office:value-type="float" office:value="0.000417470216751099" calcext:value-type="float">
            <text:p>0.000417470216751099</text:p>
          </table:table-cell>
          <table:table-cell table:style-name="ce44" office:value-type="float" office:value="0.013091650724411" calcext:value-type="float">
            <text:p>0.013091650724411</text:p>
          </table:table-cell>
          <table:table-cell table:style-name="ce44" office:value-type="float" office:value="0.000490932703018189" calcext:value-type="float">
            <text:p>0.000490932703018189</text:p>
          </table:table-cell>
          <table:table-cell table:style-name="ce49" office:value-type="float" office:value="0.0140000536441803" calcext:value-type="float">
            <text:p>0.0140000536441803</text:p>
          </table:table-cell>
          <table:table-cell table:style-name="ce44" office:value-type="float" office:value="0.000424461603164673" calcext:value-type="float">
            <text:p>0.000424461603164673</text:p>
          </table:table-cell>
          <table:table-cell table:style-name="ce44" office:value-type="float" office:value="0.00475017070770264" calcext:value-type="float">
            <text:p>0.00475017070770264</text:p>
          </table:table-cell>
          <table:table-cell table:style-name="ce44" office:value-type="float" office:value="0.000734733581542969" calcext:value-type="float">
            <text:p>0.000734733581542969</text:p>
          </table:table-cell>
          <table:table-cell table:style-name="ce49" office:value-type="float" office:value="0.00590936589241028" calcext:value-type="float">
            <text:p>0.00590936589241028</text:p>
          </table:table-cell>
        </table:table-row>
        <table:table-row table:style-name="ro1">
          <table:table-cell office:value-type="string" calcext:value-type="string">
            <text:p>yolov8n_int8:640</text:p>
          </table:table-cell>
          <table:table-cell table:style-name="ce49" office:value-type="float" office:value="0.00367577481269836" calcext:value-type="float">
            <text:p>0.00367577481269836</text:p>
          </table:table-cell>
          <table:table-cell table:style-name="ce49" office:value-type="float" office:value="0.651720715284348" calcext:value-type="float">
            <text:p>0.651720715284348</text:p>
          </table:table-cell>
          <table:table-cell table:style-name="ce49" office:value-type="float" office:value="0.000244029998779297" calcext:value-type="float">
            <text:p>0.000244029998779297</text:p>
          </table:table-cell>
          <table:table-cell table:style-name="ce49" office:value-type="float" office:value="0.655640520095825" calcext:value-type="float">
            <text:p>0.655640520095825</text:p>
          </table:table-cell>
          <table:table-cell table:number-columns-repeated="4" table:style-name="ce44"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yolov8n_int8:640</text:p>
          </table:table-cell>
          <table:table-cell office:value-type="float" office:value="0.00106476163864136" calcext:value-type="float">
            <text:p>0.00106476163864136</text:p>
          </table:table-cell>
          <table:table-cell office:value-type="float" office:value="0.657004363536835" calcext:value-type="float">
            <text:p>0.657004363536835</text:p>
          </table:table-cell>
          <table:table-cell office:value-type="float" office:value="0.000689690113067627" calcext:value-type="float">
            <text:p>0.000689690113067627</text:p>
          </table:table-cell>
          <table:table-cell office:value-type="float" office:value="0.658758815288544" calcext:value-type="float">
            <text:p>0.658758815288544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8n_int8:320</text:p>
          </table:table-cell>
          <table:table-cell table:style-name="ce49" office:value-type="float" office:value="0.00106218767166138" calcext:value-type="float">
            <text:p>0.00106218767166138</text:p>
          </table:table-cell>
          <table:table-cell table:style-name="ce49" office:value-type="float" office:value="0.164162708997726" calcext:value-type="float">
            <text:p>0.164162708997726</text:p>
          </table:table-cell>
          <table:table-cell table:style-name="ce49" office:value-type="float" office:value="0.000267024993896484" calcext:value-type="float">
            <text:p>0.000267024993896484</text:p>
          </table:table-cell>
          <table:table-cell table:style-name="ce49" office:value-type="float" office:value="0.165491921663284" calcext:value-type="float">
            <text:p>0.165491921663284</text:p>
          </table:table-cell>
          <table:table-cell table:number-columns-repeated="4" table:style-name="ce44"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yolov8n_int8:320</text:p>
          </table:table-cell>
          <table:table-cell office:value-type="float" office:value="0.000274879932403564" calcext:value-type="float">
            <text:p>0.000274879932403564</text:p>
          </table:table-cell>
          <table:table-cell office:value-type="float" office:value="0.165693328142166" calcext:value-type="float">
            <text:p>0.165693328142166</text:p>
          </table:table-cell>
          <table:table-cell office:value-type="float" office:value="0.000540074110031128" calcext:value-type="float">
            <text:p>0.000540074110031128</text:p>
          </table:table-cell>
          <table:table-cell office:value-type="float" office:value="0.166508282184601" calcext:value-type="float">
            <text:p>0.166508282184601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 table:number-rows-repeated="8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yolov5s_int8:640</text:p>
          </table:table-cell>
          <table:table-cell office:value-type="float" office:value="0.00407856822013855" calcext:value-type="float">
            <text:p>0.00407856822013855</text:p>
          </table:table-cell>
          <table:table-cell office:value-type="float" office:value="0.453896147012711" calcext:value-type="float">
            <text:p>0.453896147012711</text:p>
          </table:table-cell>
          <table:table-cell office:value-type="float" office:value="0.000841543197631836" calcext:value-type="float">
            <text:p>0.000841543197631836</text:p>
          </table:table-cell>
          <table:table-cell office:value-type="float" office:value="0.458816258430481" calcext:value-type="float">
            <text:p>0.45881625843048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olov5s_int8:320</text:p>
          </table:table-cell>
          <table:table-cell office:value-type="float" office:value="0.00132711434364319" calcext:value-type="float">
            <text:p>0.00132711434364319</text:p>
          </table:table-cell>
          <table:table-cell office:value-type="float" office:value="0.117711728572845" calcext:value-type="float">
            <text:p>0.117711728572845</text:p>
          </table:table-cell>
          <table:table-cell office:value-type="float" office:value="0.000829235792160034" calcext:value-type="float">
            <text:p>0.000829235792160034</text:p>
          </table:table-cell>
          <table:table-cell office:value-type="float" office:value="0.119868078708649" calcext:value-type="float">
            <text:p>0.119868078708649</text:p>
          </table:table-cell>
          <table:table-cell table:number-columns-repeated="15"/>
        </table:table-row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yolov5n_int8:640</text:p>
          </table:table-cell>
          <table:table-cell office:value-type="float" office:value="0.00406839346885681" calcext:value-type="float">
            <text:p>0.00406839346885681</text:p>
          </table:table-cell>
          <table:table-cell office:value-type="float" office:value="0.199326600074768" calcext:value-type="float">
            <text:p>0.199326600074768</text:p>
          </table:table-cell>
          <table:table-cell office:value-type="float" office:value="0.000826623201370239" calcext:value-type="float">
            <text:p>0.000826623201370239</text:p>
          </table:table-cell>
          <table:table-cell office:value-type="float" office:value="0.204221616744995" calcext:value-type="float">
            <text:p>0.20422161674499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olov5n_int8:320</text:p>
          </table:table-cell>
          <table:table-cell office:value-type="float" office:value="0.00128770899772644" calcext:value-type="float">
            <text:p>0.00128770899772644</text:p>
          </table:table-cell>
          <table:table-cell office:value-type="float" office:value="0.0530277435779572" calcext:value-type="float">
            <text:p>0.0530277435779572</text:p>
          </table:table-cell>
          <table:table-cell office:value-type="float" office:value="0.000780457019805908" calcext:value-type="float">
            <text:p>0.000780457019805908</text:p>
          </table:table-cell>
          <table:table-cell office:value-type="float" office:value="0.0550959095954895" calcext:value-type="float">
            <text:p>0.0550959095954895</text:p>
          </table:table-cell>
          <table:table-cell table:number-columns-repeated="15"/>
        </table:table-row>
      </table:table>
      <table:table table:name="Nvidia Jetson Nano Detailed Perf_old" table:style-name="ta1">
        <table:table-column table:style-name="co6" table:default-cell-style-name="ce42"/>
        <table:table-column table:style-name="co5" table:default-cell-style-name="ce45"/>
        <table:table-column table:style-name="co2" table:number-columns-repeated="3" table:default-cell-style-name="ce45"/>
        <table:table-column table:style-name="co7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Default" table:number-columns-repeated="5"/>
          <table:table-cell table:number-columns-repeated="7"/>
          <table:table-cell table:style-name="ce56" office:value-type="string" calcext:value-type="string" table:number-columns-spanned="6" table:number-rows-spanned="2">
            <text:p>All with ultralytics code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7"/>
          <table:covered-table-cell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9" table:number-rows-spanned="2">
            <text:p>Details on time performances</text:p>
          </table:table-cell>
          <table:covered-table-cell table:number-columns-repeated="4" table:style-name="ce43"/>
          <table:covered-table-cell table:number-columns-repeated="4" table:style-name="ce48"/>
          <table:table-cell table:number-columns-repeated="2"/>
          <table:table-cell table:style-name="ce2" office:value-type="string" calcext:value-type="string" table:number-columns-spanned="9" table:number-rows-spanned="2">
            <text:p>Details on time performances</text:p>
          </table:table-cell>
          <table:covered-table-cell table:number-columns-repeated="4" table:style-name="ce43"/>
          <table:covered-table-cell table:number-columns-repeated="4" table:style-name="ce48"/>
        </table:table-row>
        <table:table-row table:style-name="ro1">
          <table:covered-table-cell table:style-name="ce40"/>
          <table:covered-table-cell table:number-columns-repeated="4" table:style-name="Default"/>
          <table:covered-table-cell table:number-columns-repeated="4"/>
          <table:table-cell table:number-columns-repeated="2"/>
          <table:covered-table-cell table:style-name="ce40"/>
          <table:covered-table-cell table:number-columns-repeated="8"/>
        </table:table-row>
        <table:table-row table:style-name="ro1">
          <table:table-cell table:style-name="ce4" office:value-type="string" calcext:value-type="string">
            <text:p>Platform</text:p>
          </table:table-cell>
          <table:table-cell table:style-name="ce53" office:value-type="string" calcext:value-type="string" table:number-columns-spanned="8" table:number-rows-spanned="1">
            <text:p>Nvidia Jetson Nano</text:p>
          </table:table-cell>
          <table:covered-table-cell table:number-columns-repeated="7" table:style-name="ce4"/>
          <table:table-cell table:number-columns-repeated="2"/>
          <table:table-cell table:style-name="ce4" office:value-type="string" calcext:value-type="string">
            <text:p>Platform</text:p>
          </table:table-cell>
          <table:table-cell table:style-name="ce53" office:value-type="string" calcext:value-type="string" table:number-columns-spanned="8" table:number-rows-spanned="1">
            <text:p>Nvidia Jetson Nano</text:p>
          </table:table-cell>
          <table:covered-table-cell table:number-columns-repeated="7" table:style-name="ce4"/>
        </table:table-row>
        <table:table-row table:style-name="ro1">
          <table:table-cell office:value-type="string" calcext:value-type="string">
            <text:p>Device</text:p>
          </table:table-cell>
          <table:table-cell table:style-name="ce42" office:value-type="string" calcext:value-type="string" table:number-columns-spanned="4" table:number-rows-spanned="1">
            <text:p>CPU</text:p>
          </table:table-cell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GPU (NVIDIA Tegra X1, 3960MiB)</text:p>
          </table:table-cell>
          <table:covered-table-cell table:number-columns-repeated="3" table:style-name="ce42"/>
          <table:table-cell table:number-columns-repeated="2"/>
          <table:table-cell table:style-name="ce42" office:value-type="string" calcext:value-type="string">
            <text:p>Device</text:p>
          </table:table-cell>
          <table:table-cell table:style-name="ce42" office:value-type="string" calcext:value-type="string" table:number-columns-spanned="4" table:number-rows-spanned="1">
            <text:p>CPU</text:p>
          </table:table-cell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GPU (NVIDIA Tegra X1, 3960MiB)</text:p>
          </table:table-cell>
          <table:covered-table-cell table:number-columns-repeated="3" table:style-name="ce42"/>
        </table:table-row>
        <table:table-row table:style-name="ro1">
          <table:table-cell office:value-type="string" calcext:value-type="string">
            <text:p>Model</text:p>
          </table:table-cell>
          <table:table-cell table:style-name="ce44" office:value-type="string" calcext:value-type="string">
            <text:p>Pre-process [s]</text:p>
          </table:table-cell>
          <table:table-cell table:style-name="ce44" office:value-type="string" calcext:value-type="string">
            <text:p>Inference[s]</text:p>
          </table:table-cell>
          <table:table-cell table:style-name="ce44" office:value-type="string" calcext:value-type="string">
            <text:p>NM[s]</text:p>
          </table:table-cell>
          <table:table-cell table:style-name="ce44" office:value-type="string" calcext:value-type="string">
            <text:p>TOT[s]</text:p>
          </table:table-cell>
          <table:table-cell table:style-name="ce44" office:value-type="string" calcext:value-type="string">
            <text:p>Pre-process [s]</text:p>
          </table:table-cell>
          <table:table-cell table:style-name="ce44" office:value-type="string" calcext:value-type="string">
            <text:p>Inference[s]</text:p>
          </table:table-cell>
          <table:table-cell table:style-name="ce44" office:value-type="string" calcext:value-type="string">
            <text:p>NM[s]</text:p>
          </table:table-cell>
          <table:table-cell table:style-name="ce44" office:value-type="string" calcext:value-type="string">
            <text:p>TOT[s]</text:p>
          </table:table-cell>
          <table:table-cell table:number-columns-repeated="2"/>
          <table:table-cell table:style-name="ce42" office:value-type="string" calcext:value-type="string">
            <text:p>Model</text:p>
          </table:table-cell>
          <table:table-cell table:style-name="ce44" office:value-type="string" calcext:value-type="string">
            <text:p>Pre-process [s]</text:p>
          </table:table-cell>
          <table:table-cell table:style-name="ce44" office:value-type="string" calcext:value-type="string">
            <text:p>Inference[s]</text:p>
          </table:table-cell>
          <table:table-cell table:style-name="ce44" office:value-type="string" calcext:value-type="string">
            <text:p>NM[s]</text:p>
          </table:table-cell>
          <table:table-cell table:style-name="ce44" office:value-type="string" calcext:value-type="string">
            <text:p>TOT[s]</text:p>
          </table:table-cell>
          <table:table-cell table:style-name="ce44" office:value-type="string" calcext:value-type="string">
            <text:p>Pre-process [s]</text:p>
          </table:table-cell>
          <table:table-cell table:style-name="ce44" office:value-type="string" calcext:value-type="string">
            <text:p>Inference[s]</text:p>
          </table:table-cell>
          <table:table-cell table:style-name="ce44" office:value-type="string" calcext:value-type="string">
            <text:p>NM[s]</text:p>
          </table:table-cell>
          <table:table-cell table:style-name="ce44" office:value-type="string" calcext:value-type="string">
            <text:p>TOT[s]</text:p>
          </table:table-cell>
        </table:table-row>
        <table:table-row table:style-name="ro1">
          <table:table-cell office:value-type="string" calcext:value-type="string">
            <text:p>Yolov5s:640</text:p>
          </table:table-cell>
          <table:table-cell office:value-type="float" office:value="0.0322329733371735" calcext:value-type="float">
            <text:p>0.0322329733371735</text:p>
          </table:table-cell>
          <table:table-cell office:value-type="float" office:value="1.90584555363655" calcext:value-type="float">
            <text:p>1.90584555363655</text:p>
          </table:table-cell>
          <table:table-cell office:value-type="float" office:value="0.00598060154914856" calcext:value-type="float">
            <text:p>0.00598060154914856</text:p>
          </table:table-cell>
          <table:table-cell office:value-type="float" office:value="1.94405912852287" calcext:value-type="float">
            <text:p>1.94405912852287</text:p>
          </table:table-cell>
          <table:table-cell table:style-name="ce45" office:value-type="float" office:value="0.0222342772483826" calcext:value-type="float">
            <text:p>0.0222342772483826</text:p>
          </table:table-cell>
          <table:table-cell table:style-name="ce45" office:value-type="float" office:value="0.176899765491486" calcext:value-type="float">
            <text:p>0.176899765491486</text:p>
          </table:table-cell>
          <table:table-cell table:style-name="ce45" office:value-type="float" office:value="0.0139266221523285" calcext:value-type="float">
            <text:p>0.0139266221523285</text:p>
          </table:table-cell>
          <table:table-cell table:style-name="ce45" office:value-type="float" office:value="0.213060664892197" calcext:value-type="float">
            <text:p>0.213060664892197</text:p>
          </table:table-cell>
          <table:table-cell table:number-columns-repeated="2"/>
          <table:table-cell table:style-name="ce42" office:value-type="string" calcext:value-type="string">
            <text:p>Yolov5su:640</text:p>
          </table:table-cell>
          <table:table-cell office:value-type="float" office:value="0.0183794341087341" calcext:value-type="float">
            <text:p>0.0183794341087341</text:p>
          </table:table-cell>
          <table:table-cell office:value-type="float" office:value="2.4225453441143" calcext:value-type="float">
            <text:p>2.4225453441143</text:p>
          </table:table-cell>
          <table:table-cell office:value-type="float" office:value="0.00725672745704651" calcext:value-type="float">
            <text:p>0.00725672745704651</text:p>
          </table:table-cell>
          <table:table-cell office:value-type="float" office:value="2.44818150568008" calcext:value-type="float">
            <text:p>2.44818150568008</text:p>
          </table:table-cell>
          <table:table-cell office:value-type="float" office:value="0.00567110991477966" calcext:value-type="float">
            <text:p>0.00567110991477966</text:p>
          </table:table-cell>
          <table:table-cell office:value-type="float" office:value="0.203723444461822" calcext:value-type="float">
            <text:p>0.203723444461822</text:p>
          </table:table-cell>
          <table:table-cell office:value-type="float" office:value="0.0134232788085937" calcext:value-type="float">
            <text:p>0.0134232788085937</text:p>
          </table:table-cell>
          <table:table-cell office:value-type="float" office:value="0.222817833185196" calcext:value-type="float">
            <text:p>0.222817833185196</text:p>
          </table:table-cell>
        </table:table-row>
        <table:table-row table:style-name="ro1">
          <table:table-cell office:value-type="string" calcext:value-type="string">
            <text:p>Yolov5s:320</text:p>
          </table:table-cell>
          <table:table-cell office:value-type="float" office:value="0.0224585561752319" calcext:value-type="float">
            <text:p>0.0224585561752319</text:p>
          </table:table-cell>
          <table:table-cell office:value-type="float" office:value="0.794524574518204" calcext:value-type="float">
            <text:p>0.794524574518204</text:p>
          </table:table-cell>
          <table:table-cell office:value-type="float" office:value="0.00538157415390015" calcext:value-type="float">
            <text:p>0.00538157415390015</text:p>
          </table:table-cell>
          <table:table-cell office:value-type="float" office:value="0.822364704847336" calcext:value-type="float">
            <text:p>0.822364704847336</text:p>
          </table:table-cell>
          <table:table-cell table:style-name="ce45" office:value-type="float" office:value="0.00823852491378784" calcext:value-type="float">
            <text:p>0.00823852491378784</text:p>
          </table:table-cell>
          <table:table-cell table:style-name="ce45" office:value-type="float" office:value="0.0559944934844971" calcext:value-type="float">
            <text:p>0.0559944934844971</text:p>
          </table:table-cell>
          <table:table-cell table:style-name="ce45" office:value-type="float" office:value="0.00773763298988342" calcext:value-type="float">
            <text:p>0.00773763298988342</text:p>
          </table:table-cell>
          <table:table-cell table:style-name="ce45" office:value-type="float" office:value="0.0719706513881683" calcext:value-type="float">
            <text:p>0.0719706513881683</text:p>
          </table:table-cell>
          <table:table-cell table:number-columns-repeated="2"/>
          <table:table-cell table:style-name="ce42" office:value-type="string" calcext:value-type="string">
            <text:p>Yolov5su:320</text:p>
          </table:table-cell>
          <table:table-cell office:value-type="float" office:value="0.00711519289016724" calcext:value-type="float">
            <text:p>0.00711519289016724</text:p>
          </table:table-cell>
          <table:table-cell office:value-type="float" office:value="0.947700061798096" calcext:value-type="float">
            <text:p>0.947700061798096</text:p>
          </table:table-cell>
          <table:table-cell office:value-type="float" office:value="0.00332522320747375" calcext:value-type="float">
            <text:p>0.00332522320747375</text:p>
          </table:table-cell>
          <table:table-cell office:value-type="float" office:value="0.958140477895737" calcext:value-type="float">
            <text:p>0.958140477895737</text:p>
          </table:table-cell>
          <table:table-cell office:value-type="float" office:value="0.002266921043396" calcext:value-type="float">
            <text:p>0.002266921043396</text:p>
          </table:table-cell>
          <table:table-cell office:value-type="float" office:value="0.0656790585517883" calcext:value-type="float">
            <text:p>0.0656790585517883</text:p>
          </table:table-cell>
          <table:table-cell office:value-type="float" office:value="0.00770985341072083" calcext:value-type="float">
            <text:p>0.00770985341072083</text:p>
          </table:table-cell>
          <table:table-cell office:value-type="float" office:value="0.0756558330059052" calcext:value-type="float">
            <text:p>0.0756558330059052</text:p>
          </table:table-cell>
        </table:table-row>
        <table:table-row table:style-name="ro1">
          <table:table-cell office:value-type="string" calcext:value-type="string">
            <text:p>yolov5s_int8:640</text:p>
          </table:table-cell>
          <table:table-cell table:style-name="ce46" office:value-type="float" office:value="0.0233704934120178" calcext:value-type="float">
            <text:p>0.0233704934120178</text:p>
          </table:table-cell>
          <table:table-cell table:style-name="ce46" office:value-type="float" office:value="2.5038832950592" calcext:value-type="float">
            <text:p>2.5038832950592</text:p>
          </table:table-cell>
          <table:table-cell table:style-name="ce46" office:value-type="float" office:value="0.000919558763504028" calcext:value-type="float">
            <text:p>0.000919558763504028</text:p>
          </table:table-cell>
          <table:table-cell table:style-name="ce46" office:value-type="float" office:value="2.52817334723473" calcext:value-type="float">
            <text:p>2.52817334723473</text:p>
          </table:table-cell>
          <table:table-cell table:number-columns-repeated="4" table:style-name="ce46"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yolov5su_int8:640</text:p>
          </table:table-cell>
          <table:table-cell office:value-type="float" office:value="0.00774391198158264" calcext:value-type="float">
            <text:p>0.00774391198158264</text:p>
          </table:table-cell>
          <table:table-cell office:value-type="float" office:value="2.32316666746139" calcext:value-type="float">
            <text:p>2.32316666746139</text:p>
          </table:table-cell>
          <table:table-cell office:value-type="float" office:value="0.00379310250282288" calcext:value-type="float">
            <text:p>0.00379310250282288</text:p>
          </table:table-cell>
          <table:table-cell office:value-type="float" office:value="2.3347036819458" calcext:value-type="float">
            <text:p>2.3347036819458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s_int8:320</text:p>
          </table:table-cell>
          <table:table-cell table:style-name="ce46" office:value-type="float" office:value="0.00759423661231995" calcext:value-type="float">
            <text:p>0.00759423661231995</text:p>
          </table:table-cell>
          <table:table-cell table:style-name="ce46" office:value-type="float" office:value="0.628729785203934" calcext:value-type="float">
            <text:p>0.628729785203934</text:p>
          </table:table-cell>
          <table:table-cell table:style-name="ce46" office:value-type="float" office:value="0.00104455876350403" calcext:value-type="float">
            <text:p>0.00104455876350403</text:p>
          </table:table-cell>
          <table:table-cell table:style-name="ce46" office:value-type="float" office:value="0.637368580579758" calcext:value-type="float">
            <text:p>0.637368580579758</text:p>
          </table:table-cell>
          <table:table-cell table:number-columns-repeated="4" table:style-name="ce46"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yolov5su_int8:320</text:p>
          </table:table-cell>
          <table:table-cell office:value-type="float" office:value="0.00242279481887817" calcext:value-type="float">
            <text:p>0.00242279481887817</text:p>
          </table:table-cell>
          <table:table-cell office:value-type="float" office:value="0.588352310180664" calcext:value-type="float">
            <text:p>0.588352310180664</text:p>
          </table:table-cell>
          <table:table-cell office:value-type="float" office:value="0.00268211674690247" calcext:value-type="float">
            <text:p>0.00268211674690247</text:p>
          </table:table-cell>
          <table:table-cell office:value-type="float" office:value="0.593457221746445" calcext:value-type="float">
            <text:p>0.593457221746445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n:640</text:p>
          </table:table-cell>
          <table:table-cell office:value-type="float" office:value="0.0318377623558044" calcext:value-type="float">
            <text:p>0.0318377623558044</text:p>
          </table:table-cell>
          <table:table-cell office:value-type="string" calcext:value-type="string">
            <text:p>1,1681045</text:p>
          </table:table-cell>
          <table:table-cell office:value-type="string" calcext:value-type="string">
            <text:p>0,007126138</text:p>
          </table:table-cell>
          <table:table-cell office:value-type="string" calcext:value-type="string">
            <text:p>1,207068401</text:p>
          </table:table-cell>
          <table:table-cell table:style-name="ce45" office:value-type="float" office:value="0.021821501493454" calcext:value-type="float">
            <text:p>0.021821501493454</text:p>
          </table:table-cell>
          <table:table-cell table:style-name="ce45" office:value-type="float" office:value="0.0779081757068634" calcext:value-type="float">
            <text:p>0.0779081757068634</text:p>
          </table:table-cell>
          <table:table-cell table:style-name="ce45" office:value-type="float" office:value="0.00940541672706604" calcext:value-type="float">
            <text:p>0.00940541672706604</text:p>
          </table:table-cell>
          <table:table-cell table:style-name="ce45" office:value-type="float" office:value="0.109135093927383" calcext:value-type="float">
            <text:p>0.109135093927383</text:p>
          </table:table-cell>
          <table:table-cell table:number-columns-repeated="2"/>
          <table:table-cell table:style-name="ce42" office:value-type="string" calcext:value-type="string">
            <text:p>Yolov5nu:640</text:p>
          </table:table-cell>
          <table:table-cell office:value-type="float" office:value="0.0186205251216888" calcext:value-type="float">
            <text:p>0.0186205251216888</text:p>
          </table:table-cell>
          <table:table-cell office:value-type="float" office:value="1.41289962100983" calcext:value-type="float">
            <text:p>1.41289962100983</text:p>
          </table:table-cell>
          <table:table-cell office:value-type="float" office:value="0.00702461719512939" calcext:value-type="float">
            <text:p>0.00702461719512939</text:p>
          </table:table-cell>
          <table:table-cell office:value-type="float" office:value="1.43854476332664" calcext:value-type="float">
            <text:p>1.43854476332664</text:p>
          </table:table-cell>
          <table:table-cell office:value-type="float" office:value="0.00571959280967712" calcext:value-type="float">
            <text:p>0.00571959280967712</text:p>
          </table:table-cell>
          <table:table-cell office:value-type="float" office:value="0.09077525639534" calcext:value-type="float">
            <text:p>0.09077525639534</text:p>
          </table:table-cell>
          <table:table-cell office:value-type="float" office:value="0.00904237961769104" calcext:value-type="float">
            <text:p>0.00904237961769104</text:p>
          </table:table-cell>
          <table:table-cell office:value-type="float" office:value="0.105537228822708" calcext:value-type="float">
            <text:p>0.105537228822708</text:p>
          </table:table-cell>
        </table:table-row>
        <table:table-row table:style-name="ro1">
          <table:table-cell office:value-type="string" calcext:value-type="string">
            <text:p>yolov5n:320</text:p>
          </table:table-cell>
          <table:table-cell office:value-type="float" office:value="0.0117311811447144" calcext:value-type="float">
            <text:p>0.0117311811447144</text:p>
          </table:table-cell>
          <table:table-cell office:value-type="float" office:value="0.514760775327683" calcext:value-type="float">
            <text:p>0.514760775327683</text:p>
          </table:table-cell>
          <table:table-cell office:value-type="float" office:value="0.00544968342781067" calcext:value-type="float">
            <text:p>0.00544968342781067</text:p>
          </table:table-cell>
          <table:table-cell office:value-type="float" office:value="0.531941639900207" calcext:value-type="float">
            <text:p>0.531941639900207</text:p>
          </table:table-cell>
          <table:table-cell table:style-name="ce45" office:value-type="float" office:value="0.00778461909294128" calcext:value-type="float">
            <text:p>0.00778461909294128</text:p>
          </table:table-cell>
          <table:table-cell table:style-name="ce45" office:value-type="float" office:value="0.0375047526359558" calcext:value-type="float">
            <text:p>0.0375047526359558</text:p>
          </table:table-cell>
          <table:table-cell table:style-name="ce45" office:value-type="float" office:value="0.00653657841682434" calcext:value-type="float">
            <text:p>0.00653657841682434</text:p>
          </table:table-cell>
          <table:table-cell table:style-name="ce45" office:value-type="float" office:value="0.0518259501457214" calcext:value-type="float">
            <text:p>0.0518259501457214</text:p>
          </table:table-cell>
          <table:table-cell table:number-columns-repeated="2"/>
          <table:table-cell table:style-name="ce42" office:value-type="string" calcext:value-type="string">
            <text:p>yolov5nu:320</text:p>
          </table:table-cell>
          <table:table-cell office:value-type="float" office:value="0.00852199792861939" calcext:value-type="float">
            <text:p>0.00852199792861939</text:p>
          </table:table-cell>
          <table:table-cell office:value-type="float" office:value="0.642820024251938" calcext:value-type="float">
            <text:p>0.642820024251938</text:p>
          </table:table-cell>
          <table:table-cell office:value-type="float" office:value="0.00380096173286438" calcext:value-type="float">
            <text:p>0.00380096173286438</text:p>
          </table:table-cell>
          <table:table-cell office:value-type="float" office:value="0.655142983913422" calcext:value-type="float">
            <text:p>0.655142983913422</text:p>
          </table:table-cell>
          <table:table-cell office:value-type="float" office:value="0.00215534114837646" calcext:value-type="float">
            <text:p>0.00215534114837646</text:p>
          </table:table-cell>
          <table:table-cell office:value-type="float" office:value="0.0412571222782135" calcext:value-type="float">
            <text:p>0.0412571222782135</text:p>
          </table:table-cell>
          <table:table-cell office:value-type="float" office:value="0.00563419842720032" calcext:value-type="float">
            <text:p>0.00563419842720032</text:p>
          </table:table-cell>
          <table:table-cell office:value-type="float" office:value="0.0490466618537903" calcext:value-type="float">
            <text:p>0.0490466618537903</text:p>
          </table:table-cell>
        </table:table-row>
        <table:table-row table:style-name="ro1">
          <table:table-cell office:value-type="string" calcext:value-type="string">
            <text:p>yolov5n_int8:640</text:p>
          </table:table-cell>
          <table:table-cell table:style-name="ce46" office:value-type="float" office:value="0.0240994098186493" calcext:value-type="float">
            <text:p>0.0240994098186493</text:p>
          </table:table-cell>
          <table:table-cell table:style-name="ce46" office:value-type="float" office:value="1.0692592394352" calcext:value-type="float">
            <text:p>1.0692592394352</text:p>
          </table:table-cell>
          <table:table-cell table:style-name="ce46" office:value-type="float" office:value="0.000917833566665649" calcext:value-type="float">
            <text:p>0.000917833566665649</text:p>
          </table:table-cell>
          <table:table-cell table:style-name="ce46" office:value-type="float" office:value="1.09427648282051" calcext:value-type="float">
            <text:p>1.09427648282051</text:p>
          </table:table-cell>
          <table:table-cell table:number-columns-repeated="4" table:style-name="ce46"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yolov5nu_int8:640</text:p>
          </table:table-cell>
          <table:table-cell office:value-type="float" office:value="0.00775745606422424" calcext:value-type="float">
            <text:p>0.00775745606422424</text:p>
          </table:table-cell>
          <table:table-cell office:value-type="float" office:value="0.962030258893967" calcext:value-type="float">
            <text:p>0.962030258893967</text:p>
          </table:table-cell>
          <table:table-cell office:value-type="float" office:value="0.00387567043304443" calcext:value-type="float">
            <text:p>0.00387567043304443</text:p>
          </table:table-cell>
          <table:table-cell office:value-type="float" office:value="0.973663385391235" calcext:value-type="float">
            <text:p>0.973663385391235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5n_int8:320</text:p>
          </table:table-cell>
          <table:table-cell table:style-name="ce46" office:value-type="float" office:value="0.00798108911514282" calcext:value-type="float">
            <text:p>0.00798108911514282</text:p>
          </table:table-cell>
          <table:table-cell table:style-name="ce46" office:value-type="float" office:value="0.265181247472763" calcext:value-type="float">
            <text:p>0.265181247472763</text:p>
          </table:table-cell>
          <table:table-cell table:style-name="ce46" office:value-type="float" office:value="0.0010267767906189" calcext:value-type="float">
            <text:p>0.0010267767906189</text:p>
          </table:table-cell>
          <table:table-cell table:style-name="ce46" office:value-type="float" office:value="0.274189113378525" calcext:value-type="float">
            <text:p>0.274189113378525</text:p>
          </table:table-cell>
          <table:table-cell table:number-columns-repeated="4" table:style-name="ce46"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yolov5nu_int8:320</text:p>
          </table:table-cell>
          <table:table-cell office:value-type="float" office:value="0.00243884444236755" calcext:value-type="float">
            <text:p>0.00243884444236755</text:p>
          </table:table-cell>
          <table:table-cell office:value-type="float" office:value="0.241074781656265" calcext:value-type="float">
            <text:p>0.241074781656265</text:p>
          </table:table-cell>
          <table:table-cell office:value-type="float" office:value="0.00283661961555481" calcext:value-type="float">
            <text:p>0.00283661961555481</text:p>
          </table:table-cell>
          <table:table-cell office:value-type="float" office:value="0.246350245714188" calcext:value-type="float">
            <text:p>0.246350245714188</text:p>
          </table:table-cell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8s:640</text:p>
          </table:table-cell>
          <table:table-cell office:value-type="float" office:value="0.0185171003341675" calcext:value-type="float">
            <text:p>0.0185171003341675</text:p>
          </table:table-cell>
          <table:table-cell office:value-type="float" office:value="2.51491366028786" calcext:value-type="float">
            <text:p>2.51491366028786</text:p>
          </table:table-cell>
          <table:table-cell office:value-type="float" office:value="0.00740191459655762" calcext:value-type="float">
            <text:p>0.00740191459655762</text:p>
          </table:table-cell>
          <table:table-cell office:value-type="float" office:value="2.54083267521858" calcext:value-type="float">
            <text:p>2.54083267521858</text:p>
          </table:table-cell>
          <table:table-cell table:style-name="ce45" office:value-type="float" office:value="0.00570079517364502" calcext:value-type="float">
            <text:p>0.00570079517364502</text:p>
          </table:table-cell>
          <table:table-cell table:style-name="ce45" office:value-type="float" office:value="0.221011105060577" calcext:value-type="float">
            <text:p>0.221011105060577</text:p>
          </table:table-cell>
          <table:table-cell table:style-name="ce45" office:value-type="float" office:value="0.0144972140789032" calcext:value-type="float">
            <text:p>0.0144972140789032</text:p>
          </table:table-cell>
          <table:table-cell table:style-name="ce45" office:value-type="float" office:value="0.241209114313126" calcext:value-type="float">
            <text:p>0.241209114313126</text:p>
          </table:table-cell>
          <table:table-cell table:number-columns-repeated="2"/>
          <table:table-cell table:style-name="ce42" office:value-type="string" calcext:value-type="string">
            <text:p>Yolov8s:640</text:p>
          </table:table-cell>
          <table:table-cell table:style-name="ce45" office:value-type="float" office:value="0.00540699219703674" calcext:value-type="float">
            <text:p>0.00540699219703674</text:p>
          </table:table-cell>
          <table:table-cell table:style-name="ce45" office:value-type="float" office:value="1.94936116242409" calcext:value-type="float">
            <text:p>1.94936116242409</text:p>
          </table:table-cell>
          <table:table-cell table:style-name="ce45" office:value-type="float" office:value="0.00401892232894897" calcext:value-type="float">
            <text:p>0.00401892232894897</text:p>
          </table:table-cell>
          <table:table-cell table:style-name="ce45" office:value-type="float" office:value="1.95878707695007" calcext:value-type="float">
            <text:p>1.95878707695007</text:p>
          </table:table-cell>
          <table:table-cell table:style-name="ce45" office:value-type="float" office:value="0.00570079517364502" calcext:value-type="float">
            <text:p>0.00570079517364502</text:p>
          </table:table-cell>
          <table:table-cell table:style-name="ce45" office:value-type="float" office:value="0.221011105060577" calcext:value-type="float">
            <text:p>0.221011105060577</text:p>
          </table:table-cell>
          <table:table-cell table:style-name="ce45" office:value-type="float" office:value="0.0144972140789032" calcext:value-type="float">
            <text:p>0.0144972140789032</text:p>
          </table:table-cell>
          <table:table-cell table:style-name="ce45" office:value-type="float" office:value="0.241209114313126" calcext:value-type="float">
            <text:p>0.241209114313126</text:p>
          </table:table-cell>
        </table:table-row>
        <table:table-row table:style-name="ro1">
          <table:table-cell office:value-type="string" calcext:value-type="string">
            <text:p>Yolov8s:320</text:p>
          </table:table-cell>
          <table:table-cell office:value-type="float" office:value="0.00706559133529663" calcext:value-type="float">
            <text:p>0.00706559133529663</text:p>
          </table:table-cell>
          <table:table-cell office:value-type="float" office:value="0.917365891456604" calcext:value-type="float">
            <text:p>0.917365891456604</text:p>
          </table:table-cell>
          <table:table-cell office:value-type="float" office:value="0.00337218332290649" calcext:value-type="float">
            <text:p>0.00337218332290649</text:p>
          </table:table-cell>
          <table:table-cell office:value-type="float" office:value="0.927803666114807" calcext:value-type="float">
            <text:p>0.927803666114807</text:p>
          </table:table-cell>
          <table:table-cell table:style-name="ce45" office:value-type="float" office:value="0.00223916029930115" calcext:value-type="float">
            <text:p>0.00223916029930115</text:p>
          </table:table-cell>
          <table:table-cell table:style-name="ce45" office:value-type="float" office:value="0.0738607752323151" calcext:value-type="float">
            <text:p>0.0738607752323151</text:p>
          </table:table-cell>
          <table:table-cell table:style-name="ce45" office:value-type="float" office:value="0.0085198540687561" calcext:value-type="float">
            <text:p>0.0085198540687561</text:p>
          </table:table-cell>
          <table:table-cell table:style-name="ce45" office:value-type="float" office:value="0.0846197896003723" calcext:value-type="float">
            <text:p>0.0846197896003723</text:p>
          </table:table-cell>
          <table:table-cell table:number-columns-repeated="2"/>
          <table:table-cell table:style-name="ce42" office:value-type="string" calcext:value-type="string">
            <text:p>Yolov8s:320</text:p>
          </table:table-cell>
          <table:table-cell table:style-name="ce45" office:value-type="float" office:value="0.00176674723625183" calcext:value-type="float">
            <text:p>0.00176674723625183</text:p>
          </table:table-cell>
          <table:table-cell table:style-name="ce45" office:value-type="float" office:value="0.55625842499733" calcext:value-type="float">
            <text:p>0.55625842499733</text:p>
          </table:table-cell>
          <table:table-cell table:style-name="ce45" office:value-type="float" office:value="0.00300990104675293" calcext:value-type="float">
            <text:p>0.00300990104675293</text:p>
          </table:table-cell>
          <table:table-cell table:style-name="ce45" office:value-type="float" office:value="0.561035073280334" calcext:value-type="float">
            <text:p>0.561035073280334</text:p>
          </table:table-cell>
          <table:table-cell table:style-name="ce45" office:value-type="float" office:value="0.00223916029930115" calcext:value-type="float">
            <text:p>0.00223916029930115</text:p>
          </table:table-cell>
          <table:table-cell table:style-name="ce45" office:value-type="float" office:value="0.0738607752323151" calcext:value-type="float">
            <text:p>0.0738607752323151</text:p>
          </table:table-cell>
          <table:table-cell table:style-name="ce45" office:value-type="float" office:value="0.0085198540687561" calcext:value-type="float">
            <text:p>0.0085198540687561</text:p>
          </table:table-cell>
          <table:table-cell table:style-name="ce45" office:value-type="float" office:value="0.0846197896003723" calcext:value-type="float">
            <text:p>0.0846197896003723</text:p>
          </table:table-cell>
        </table:table-row>
        <table:table-row table:style-name="ro1">
          <table:table-cell office:value-type="string" calcext:value-type="string">
            <text:p>yolov8s_int8:640</text:p>
          </table:table-cell>
          <table:table-cell table:style-name="ce46" office:value-type="float" office:value="0.0240286946296692" calcext:value-type="float">
            <text:p>0.0240286946296692</text:p>
          </table:table-cell>
          <table:table-cell table:style-name="ce46" office:value-type="float" office:value="2.77196527600288" calcext:value-type="float">
            <text:p>2.77196527600288</text:p>
          </table:table-cell>
          <table:table-cell table:style-name="ce46" office:value-type="float" office:value="0.000889420986175537" calcext:value-type="float">
            <text:p>0.000889420986175537</text:p>
          </table:table-cell>
          <table:table-cell table:style-name="ce46" office:value-type="float" office:value="2.79688339161873" calcext:value-type="float">
            <text:p>2.79688339161873</text:p>
          </table:table-cell>
          <table:table-cell table:number-columns-repeated="4" table:style-name="ce46"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yolov8s_int8:640</text:p>
          </table:table-cell>
          <table:table-cell table:style-name="ce46" table:number-columns-repeated="4"/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8s_int8:320</text:p>
          </table:table-cell>
          <table:table-cell table:style-name="ce46" office:value-type="float" office:value="0.00757733750343323" calcext:value-type="float">
            <text:p>0.00757733750343323</text:p>
          </table:table-cell>
          <table:table-cell table:style-name="ce46" office:value-type="float" office:value="0.696929194450378" calcext:value-type="float">
            <text:p>0.696929194450378</text:p>
          </table:table-cell>
          <table:table-cell table:style-name="ce46" office:value-type="float" office:value="0.00102702975273132" calcext:value-type="float">
            <text:p>0.00102702975273132</text:p>
          </table:table-cell>
          <table:table-cell table:style-name="ce46" office:value-type="float" office:value="0.705533561706543" calcext:value-type="float">
            <text:p>0.705533561706543</text:p>
          </table:table-cell>
          <table:table-cell table:number-columns-repeated="4" table:style-name="ce46"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yolov8s_int8:320</text:p>
          </table:table-cell>
          <table:table-cell table:style-name="ce46" table:number-columns-repeated="4"/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8n:640</text:p>
          </table:table-cell>
          <table:table-cell office:value-type="float" office:value="0.0204360570907593" calcext:value-type="float">
            <text:p>0.0204360570907593</text:p>
          </table:table-cell>
          <table:table-cell office:value-type="float" office:value="1.49766673254967" calcext:value-type="float">
            <text:p>1.49766673254967</text:p>
          </table:table-cell>
          <table:table-cell office:value-type="float" office:value="0.00771133041381836" calcext:value-type="float">
            <text:p>0.00771133041381836</text:p>
          </table:table-cell>
          <table:table-cell office:value-type="float" office:value="1.52581412005425" calcext:value-type="float">
            <text:p>1.52581412005425</text:p>
          </table:table-cell>
          <table:table-cell table:style-name="ce45" office:value-type="float" office:value="0.0056227433681488" calcext:value-type="float">
            <text:p>0.0056227433681488</text:p>
          </table:table-cell>
          <table:table-cell table:style-name="ce45" office:value-type="float" office:value="0.0940147235393524" calcext:value-type="float">
            <text:p>0.0940147235393524</text:p>
          </table:table-cell>
          <table:table-cell table:style-name="ce45" office:value-type="float" office:value="0.00980697321891785" calcext:value-type="float">
            <text:p>0.00980697321891785</text:p>
          </table:table-cell>
          <table:table-cell table:style-name="ce45" office:value-type="float" office:value="0.109444440126419" calcext:value-type="float">
            <text:p>0.109444440126419</text:p>
          </table:table-cell>
          <table:table-cell table:number-columns-repeated="2"/>
          <table:table-cell table:style-name="ce42" office:value-type="string" calcext:value-type="string">
            <text:p>Yolov8n:640</text:p>
          </table:table-cell>
          <table:table-cell table:style-name="ce45" office:value-type="float" office:value="0.00541039276123047" calcext:value-type="float">
            <text:p>0.00541039276123047</text:p>
          </table:table-cell>
          <table:table-cell table:style-name="ce45" office:value-type="float" office:value="0.808252387285232" calcext:value-type="float">
            <text:p>0.808252387285232</text:p>
          </table:table-cell>
          <table:table-cell table:style-name="ce45" office:value-type="float" office:value="0.00379220175743103" calcext:value-type="float">
            <text:p>0.00379220175743103</text:p>
          </table:table-cell>
          <table:table-cell table:style-name="ce45" office:value-type="float" office:value="0.817454981803894" calcext:value-type="float">
            <text:p>0.817454981803894</text:p>
          </table:table-cell>
          <table:table-cell table:style-name="ce45" office:value-type="float" office:value="0.0056227433681488" calcext:value-type="float">
            <text:p>0.0056227433681488</text:p>
          </table:table-cell>
          <table:table-cell table:style-name="ce45" office:value-type="float" office:value="0.0940147235393524" calcext:value-type="float">
            <text:p>0.0940147235393524</text:p>
          </table:table-cell>
          <table:table-cell table:style-name="ce45" office:value-type="float" office:value="0.00980697321891785" calcext:value-type="float">
            <text:p>0.00980697321891785</text:p>
          </table:table-cell>
          <table:table-cell table:style-name="ce45" office:value-type="float" office:value="0.109444440126419" calcext:value-type="float">
            <text:p>0.109444440126419</text:p>
          </table:table-cell>
        </table:table-row>
        <table:table-row table:style-name="ro1">
          <table:table-cell office:value-type="string" calcext:value-type="string">
            <text:p>Yolov8n:320</text:p>
          </table:table-cell>
          <table:table-cell office:value-type="float" office:value="0.00805005264282227" calcext:value-type="float">
            <text:p>0.00805005264282227</text:p>
          </table:table-cell>
          <table:table-cell office:value-type="float" office:value="0.623691156148911" calcext:value-type="float">
            <text:p>0.623691156148911</text:p>
          </table:table-cell>
          <table:table-cell office:value-type="float" office:value="0.00353673243522644" calcext:value-type="float">
            <text:p>0.00353673243522644</text:p>
          </table:table-cell>
          <table:table-cell office:value-type="float" office:value="0.635277941226959" calcext:value-type="float">
            <text:p>0.635277941226959</text:p>
          </table:table-cell>
          <table:table-cell table:style-name="ce45" office:value-type="float" office:value="0.00214535403251648" calcext:value-type="float">
            <text:p>0.00214535403251648</text:p>
          </table:table-cell>
          <table:table-cell table:style-name="ce45" office:value-type="float" office:value="0.0378289685249329" calcext:value-type="float">
            <text:p>0.0378289685249329</text:p>
          </table:table-cell>
          <table:table-cell table:style-name="ce45" office:value-type="float" office:value="0.00593976950645447" calcext:value-type="float">
            <text:p>0.00593976950645447</text:p>
          </table:table-cell>
          <table:table-cell table:style-name="ce45" office:value-type="float" office:value="0.0459140920639038" calcext:value-type="float">
            <text:p>0.0459140920639038</text:p>
          </table:table-cell>
          <table:table-cell table:number-columns-repeated="2"/>
          <table:table-cell table:style-name="ce42" office:value-type="string" calcext:value-type="string">
            <text:p>Yolov8n:320</text:p>
          </table:table-cell>
          <table:table-cell table:style-name="ce45" office:value-type="float" office:value="0.00207478666305542" calcext:value-type="float">
            <text:p>0.00207478666305542</text:p>
          </table:table-cell>
          <table:table-cell table:style-name="ce45" office:value-type="float" office:value="0.285680999994278" calcext:value-type="float">
            <text:p>0.285680999994278</text:p>
          </table:table-cell>
          <table:table-cell table:style-name="ce45" office:value-type="float" office:value="0.00293054461479187" calcext:value-type="float">
            <text:p>0.00293054461479187</text:p>
          </table:table-cell>
          <table:table-cell table:style-name="ce45" office:value-type="float" office:value="0.290686331272125" calcext:value-type="float">
            <text:p>0.290686331272125</text:p>
          </table:table-cell>
          <table:table-cell table:style-name="ce45" office:value-type="float" office:value="0.00214535403251648" calcext:value-type="float">
            <text:p>0.00214535403251648</text:p>
          </table:table-cell>
          <table:table-cell table:style-name="ce45" office:value-type="float" office:value="0.0378289685249329" calcext:value-type="float">
            <text:p>0.0378289685249329</text:p>
          </table:table-cell>
          <table:table-cell table:style-name="ce45" office:value-type="float" office:value="0.00593976950645447" calcext:value-type="float">
            <text:p>0.00593976950645447</text:p>
          </table:table-cell>
          <table:table-cell table:style-name="ce45" office:value-type="float" office:value="0.0459140920639038" calcext:value-type="float">
            <text:p>0.0459140920639038</text:p>
          </table:table-cell>
        </table:table-row>
        <table:table-row table:style-name="ro1">
          <table:table-cell office:value-type="string" calcext:value-type="string">
            <text:p>yolov8n_int8:640</text:p>
          </table:table-cell>
          <table:table-cell table:style-name="ce46" office:value-type="float" office:value="0.0239722604751587" calcext:value-type="float">
            <text:p>0.0239722604751587</text:p>
          </table:table-cell>
          <table:table-cell table:style-name="ce46" office:value-type="float" office:value="1.15045422410965" calcext:value-type="float">
            <text:p>1.15045422410965</text:p>
          </table:table-cell>
          <table:table-cell office:value-type="float" office:value="0.000908578395843506" calcext:value-type="float">
            <text:p>0.000908578395843506</text:p>
          </table:table-cell>
          <table:table-cell office:value-type="float" office:value="1.17533506298065" calcext:value-type="float">
            <text:p>1.17533506298065</text:p>
          </table:table-cell>
          <table:table-cell table:number-columns-repeated="4" table:style-name="ce46"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yolov8n_int8:640</text:p>
          </table:table-cell>
          <table:table-cell table:style-name="ce46" table:number-columns-repeated="2"/>
          <table:table-cell table:style-name="ce45" table:number-columns-repeated="2"/>
          <table:table-cell table:number-columns-repeated="4" table:style-name="ce4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yolov8n_int8:320</text:p>
          </table:table-cell>
          <table:table-cell table:style-name="ce46" office:value-type="float" office:value="0.00771641659736633" calcext:value-type="float">
            <text:p>0.00771641659736633</text:p>
          </table:table-cell>
          <table:table-cell office:value-type="float" office:value="0.279828222513199" calcext:value-type="float">
            <text:p>0.279828222513199</text:p>
          </table:table-cell>
          <table:table-cell office:value-type="float" office:value="0.00112407207489014" calcext:value-type="float">
            <text:p>0.00112407207489014</text:p>
          </table:table-cell>
          <table:table-cell office:value-type="float" office:value="0.288668711185455" calcext:value-type="float">
            <text:p>0.288668711185455</text:p>
          </table:table-cell>
          <table:table-cell table:number-columns-repeated="4" table:style-name="ce46"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yolov8n_int8:320</text:p>
          </table:table-cell>
          <table:table-cell table:style-name="ce46"/>
          <table:table-cell table:style-name="ce45" table:number-columns-repeated="3"/>
          <table:table-cell table:number-columns-repeated="4" table:style-name="ce46" office:value-type="string" calcext:value-type="string">
            <text:p>/</text:p>
          </table:table-cell>
        </table:table-row>
        <table:table-row table:style-name="ro1" table:number-rows-repeated="3">
          <table:table-cell table:style-name="Default" table:number-columns-repeated="5"/>
          <table:table-cell table:number-columns-repeated="15"/>
        </table:table-row>
        <table:table-row table:style-name="ro1">
          <table:table-cell office:value-type="string" calcext:value-type="string">
            <text:p>yolov5s_int8:640</text:p>
          </table:table-cell>
          <table:table-cell office:value-type="float" office:value="0.0158882436752319" calcext:value-type="float">
            <text:p>0.0158882436752319</text:p>
          </table:table-cell>
          <table:table-cell office:value-type="float" office:value="1.46945911169052" calcext:value-type="float">
            <text:p>1.46945911169052</text:p>
          </table:table-cell>
          <table:table-cell office:value-type="float" office:value="0.00388958168029785" calcext:value-type="float">
            <text:p>0.00388958168029785</text:p>
          </table:table-cell>
          <table:table-cell office:value-type="float" office:value="1.48923693704605" calcext:value-type="float">
            <text:p>1.489236937046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olov5s_int8:320</text:p>
          </table:table-cell>
          <table:table-cell office:value-type="float" office:value="0.00628802990913391" calcext:value-type="float">
            <text:p>0.00628802990913391</text:p>
          </table:table-cell>
          <table:table-cell office:value-type="float" office:value="0.366037411689758" calcext:value-type="float">
            <text:p>0.366037411689758</text:p>
          </table:table-cell>
          <table:table-cell office:value-type="float" office:value="0.00293665552139282" calcext:value-type="float">
            <text:p>0.00293665552139282</text:p>
          </table:table-cell>
          <table:table-cell office:value-type="float" office:value="0.375262097120285" calcext:value-type="float">
            <text:p>0.375262097120285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office:value-type="string" calcext:value-type="string">
            <text:p>yolov5n_int8:640</text:p>
          </table:table-cell>
          <table:table-cell office:value-type="float" office:value="0.0160466208457947" calcext:value-type="float">
            <text:p>0.0160466208457947</text:p>
          </table:table-cell>
          <table:table-cell office:value-type="float" office:value="0.559951535463333" calcext:value-type="float">
            <text:p>0.559951535463333</text:p>
          </table:table-cell>
          <table:table-cell office:value-type="float" office:value="0.00351582551002502" calcext:value-type="float">
            <text:p>0.00351582551002502</text:p>
          </table:table-cell>
          <table:table-cell office:value-type="float" office:value="0.579513981819153" calcext:value-type="float">
            <text:p>0.57951398181915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olov5n_int8:320</text:p>
          </table:table-cell>
          <table:table-cell office:value-type="float" office:value="0.00611671805381775" calcext:value-type="float">
            <text:p>0.00611671805381775</text:p>
          </table:table-cell>
          <table:table-cell office:value-type="float" office:value="0.142189667224884" calcext:value-type="float">
            <text:p>0.142189667224884</text:p>
          </table:table-cell>
          <table:table-cell office:value-type="float" office:value="0.00280269765853882" calcext:value-type="float">
            <text:p>0.00280269765853882</text:p>
          </table:table-cell>
          <table:table-cell office:value-type="float" office:value="0.151109082937241" calcext:value-type="float">
            <text:p>0.151109082937241</text:p>
          </table:table-cell>
          <table:table-cell table:number-columns-repeated="15"/>
        </table:table-row>
        <table:table-row table:style-name="ro1" table:number-rows-repeated="3"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Default"/>
          <table:table-cell table:style-name="ce56" office:value-type="string" calcext:value-type="string" table:number-columns-spanned="6" table:number-rows-spanned="2">
            <text:p>With python 3.6.9</text:p>
          </table:table-cell>
          <table:covered-table-cell table:number-columns-repeated="3" table:style-name="Default"/>
          <table:covered-table-cell table:number-columns-repeated="2"/>
          <table:table-cell table:number-columns-repeated="13"/>
        </table:table-row>
        <table:table-row table:style-name="ro1">
          <table:table-cell table:style-name="Default"/>
          <table:covered-table-cell table:number-columns-repeated="4" table:style-name="Default"/>
          <table:covered-table-cell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9" table:number-rows-spanned="2">
            <text:p>Details on time performances</text:p>
          </table:table-cell>
          <table:covered-table-cell table:number-columns-repeated="4" table:style-name="ce43"/>
          <table:covered-table-cell table:number-columns-repeated="4" table:style-name="ce48"/>
          <table:table-cell table:number-columns-repeated="11"/>
        </table:table-row>
        <table:table-row table:style-name="ro1">
          <table:covered-table-cell table:style-name="ce40"/>
          <table:covered-table-cell table:number-columns-repeated="4" table:style-name="Default"/>
          <table:covered-table-cell table:number-columns-repeated="4"/>
          <table:table-cell table:number-columns-repeated="11"/>
        </table:table-row>
        <table:table-row table:style-name="ro1">
          <table:table-cell table:style-name="ce4" office:value-type="string" calcext:value-type="string">
            <text:p>Platform</text:p>
          </table:table-cell>
          <table:table-cell table:style-name="ce53" office:value-type="string" calcext:value-type="string" table:number-columns-spanned="8" table:number-rows-spanned="1">
            <text:p>Nvidia Jetson Nano</text:p>
          </table:table-cell>
          <table:covered-table-cell table:number-columns-repeated="7" table:style-name="ce4"/>
          <table:table-cell table:number-columns-repeated="11"/>
        </table:table-row>
        <table:table-row table:style-name="ro1">
          <table:table-cell office:value-type="string" calcext:value-type="string">
            <text:p>Device</text:p>
          </table:table-cell>
          <table:table-cell table:style-name="ce42" office:value-type="string" calcext:value-type="string" table:number-columns-spanned="4" table:number-rows-spanned="1">
            <text:p>CPU</text:p>
          </table:table-cell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GPU (NVIDIA Tegra X1, 3960MiB)</text:p>
          </table:table-cell>
          <table:covered-table-cell table:number-columns-repeated="3" table:style-name="ce42"/>
          <table:table-cell table:number-columns-repeated="11"/>
        </table:table-row>
        <table:table-row table:style-name="ro1">
          <table:table-cell office:value-type="string" calcext:value-type="string">
            <text:p>Model</text:p>
          </table:table-cell>
          <table:table-cell table:style-name="ce44" office:value-type="string" calcext:value-type="string">
            <text:p>Pre-process [s]</text:p>
          </table:table-cell>
          <table:table-cell table:style-name="ce44" office:value-type="string" calcext:value-type="string">
            <text:p>Inference[s]</text:p>
          </table:table-cell>
          <table:table-cell table:style-name="ce44" office:value-type="string" calcext:value-type="string">
            <text:p>NM[s]</text:p>
          </table:table-cell>
          <table:table-cell table:style-name="ce44" office:value-type="string" calcext:value-type="string">
            <text:p>TOT[s]</text:p>
          </table:table-cell>
          <table:table-cell table:style-name="ce44" office:value-type="string" calcext:value-type="string">
            <text:p>Pre-process [s]</text:p>
          </table:table-cell>
          <table:table-cell table:style-name="ce44" office:value-type="string" calcext:value-type="string">
            <text:p>Inference[s]</text:p>
          </table:table-cell>
          <table:table-cell table:style-name="ce44" office:value-type="string" calcext:value-type="string">
            <text:p>NM[s]</text:p>
          </table:table-cell>
          <table:table-cell table:style-name="ce44" office:value-type="string" calcext:value-type="string">
            <text:p>TOT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lov5s:640</text:p>
          </table:table-cell>
          <table:table-cell office:value-type="float" office:value="0.0322329733371735" calcext:value-type="float">
            <text:p>0.0322329733371735</text:p>
          </table:table-cell>
          <table:table-cell office:value-type="float" office:value="1.90584555363655" calcext:value-type="float">
            <text:p>1.90584555363655</text:p>
          </table:table-cell>
          <table:table-cell office:value-type="float" office:value="0.00598060154914856" calcext:value-type="float">
            <text:p>0.00598060154914856</text:p>
          </table:table-cell>
          <table:table-cell office:value-type="float" office:value="1.94405912852287" calcext:value-type="float">
            <text:p>1.94405912852287</text:p>
          </table:table-cell>
          <table:table-cell table:style-name="ce45" office:value-type="float" office:value="0.0252025368213654" calcext:value-type="float">
            <text:p>0.0252025368213654</text:p>
          </table:table-cell>
          <table:table-cell table:style-name="ce45" office:value-type="float" office:value="0.186560077190399" calcext:value-type="float">
            <text:p>0.186560077190399</text:p>
          </table:table-cell>
          <table:table-cell table:style-name="ce45" office:value-type="float" office:value="0.0141438884735107" calcext:value-type="float">
            <text:p>0.0141438884735107</text:p>
          </table:table-cell>
          <table:table-cell table:style-name="ce45" office:value-type="float" office:value="0.225906502485275" calcext:value-type="float">
            <text:p>0.2259065024852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lov5s:320</text:p>
          </table:table-cell>
          <table:table-cell office:value-type="float" office:value="0.0224585561752319" calcext:value-type="float">
            <text:p>0.0224585561752319</text:p>
          </table:table-cell>
          <table:table-cell office:value-type="float" office:value="0.794524574518204" calcext:value-type="float">
            <text:p>0.794524574518204</text:p>
          </table:table-cell>
          <table:table-cell office:value-type="float" office:value="0.00538157415390015" calcext:value-type="float">
            <text:p>0.00538157415390015</text:p>
          </table:table-cell>
          <table:table-cell office:value-type="float" office:value="0.822364704847336" calcext:value-type="float">
            <text:p>0.822364704847336</text:p>
          </table:table-cell>
          <table:table-cell table:style-name="ce45" office:value-type="float" office:value="0.00869840812683105" calcext:value-type="float">
            <text:p>0.00869840812683105</text:p>
          </table:table-cell>
          <table:table-cell table:style-name="ce45" office:value-type="float" office:value="0.0653758223056793" calcext:value-type="float">
            <text:p>0.0653758223056793</text:p>
          </table:table-cell>
          <table:table-cell table:style-name="ce45" office:value-type="float" office:value="0.0077218611240387" calcext:value-type="float">
            <text:p>0.0077218611240387</text:p>
          </table:table-cell>
          <table:table-cell table:style-name="ce45" office:value-type="float" office:value="0.0817960915565491" calcext:value-type="float">
            <text:p>0.08179609155654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lov5s_int8:640</text:p>
          </table:table-cell>
          <table:table-cell table:style-name="ce46" office:value-type="float" office:value="0.0233704934120178" calcext:value-type="float">
            <text:p>0.0233704934120178</text:p>
          </table:table-cell>
          <table:table-cell table:style-name="ce46" office:value-type="float" office:value="2.5038832950592" calcext:value-type="float">
            <text:p>2.5038832950592</text:p>
          </table:table-cell>
          <table:table-cell table:style-name="ce46" office:value-type="float" office:value="0.000919558763504028" calcext:value-type="float">
            <text:p>0.000919558763504028</text:p>
          </table:table-cell>
          <table:table-cell table:style-name="ce46" office:value-type="float" office:value="2.52817334723473" calcext:value-type="float">
            <text:p>2.52817334723473</text:p>
          </table:table-cell>
          <table:table-cell table:number-columns-repeated="4" table:style-name="ce46" office:value-type="string" calcext:value-type="string">
            <text:p>/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lov5s_int8:320</text:p>
          </table:table-cell>
          <table:table-cell table:style-name="ce46" office:value-type="float" office:value="0.00759423661231995" calcext:value-type="float">
            <text:p>0.00759423661231995</text:p>
          </table:table-cell>
          <table:table-cell table:style-name="ce46" office:value-type="float" office:value="0.628729785203934" calcext:value-type="float">
            <text:p>0.628729785203934</text:p>
          </table:table-cell>
          <table:table-cell table:style-name="ce46" office:value-type="float" office:value="0.00104455876350403" calcext:value-type="float">
            <text:p>0.00104455876350403</text:p>
          </table:table-cell>
          <table:table-cell table:style-name="ce46" office:value-type="float" office:value="0.637368580579758" calcext:value-type="float">
            <text:p>0.637368580579758</text:p>
          </table:table-cell>
          <table:table-cell table:number-columns-repeated="4" table:style-name="ce46" office:value-type="string" calcext:value-type="string">
            <text:p>/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lov5n:640</text:p>
          </table:table-cell>
          <table:table-cell office:value-type="float" office:value="0.0318377623558044" calcext:value-type="float">
            <text:p>0.0318377623558044</text:p>
          </table:table-cell>
          <table:table-cell office:value-type="string" calcext:value-type="string">
            <text:p>1,1681045</text:p>
          </table:table-cell>
          <table:table-cell office:value-type="string" calcext:value-type="string">
            <text:p>0,007126138</text:p>
          </table:table-cell>
          <table:table-cell office:value-type="string" calcext:value-type="string">
            <text:p>1,207068401</text:p>
          </table:table-cell>
          <table:table-cell table:style-name="ce45" office:value-type="float" office:value="0.0189282767772675" calcext:value-type="float">
            <text:p>0.0189282767772675</text:p>
          </table:table-cell>
          <table:table-cell table:style-name="ce45" office:value-type="float" office:value="0.049802003622055" calcext:value-type="float">
            <text:p>0.049802003622055</text:p>
          </table:table-cell>
          <table:table-cell table:style-name="ce45" office:value-type="float" office:value="0.00689742851257324" calcext:value-type="float">
            <text:p>0.00689742851257324</text:p>
          </table:table-cell>
          <table:table-cell table:style-name="ce45" office:value-type="float" office:value="0.0756277089118958" calcext:value-type="float">
            <text:p>0.07562770891189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lov5n:320</text:p>
          </table:table-cell>
          <table:table-cell office:value-type="float" office:value="0.0117311811447144" calcext:value-type="float">
            <text:p>0.0117311811447144</text:p>
          </table:table-cell>
          <table:table-cell office:value-type="float" office:value="0.514760775327683" calcext:value-type="float">
            <text:p>0.514760775327683</text:p>
          </table:table-cell>
          <table:table-cell office:value-type="float" office:value="0.00544968342781067" calcext:value-type="float">
            <text:p>0.00544968342781067</text:p>
          </table:table-cell>
          <table:table-cell office:value-type="float" office:value="0.531941639900207" calcext:value-type="float">
            <text:p>0.531941639900207</text:p>
          </table:table-cell>
          <table:table-cell table:style-name="ce45" office:value-type="float" office:value="0.00879163122177124" calcext:value-type="float">
            <text:p>0.00879163122177124</text:p>
          </table:table-cell>
          <table:table-cell table:style-name="ce45" office:value-type="float" office:value="0.0491475052833557" calcext:value-type="float">
            <text:p>0.0491475052833557</text:p>
          </table:table-cell>
          <table:table-cell table:style-name="ce45" office:value-type="float" office:value="0.00650897789001465" calcext:value-type="float">
            <text:p>0.00650897789001465</text:p>
          </table:table-cell>
          <table:table-cell table:style-name="ce45" office:value-type="float" office:value="0.0644481143951416" calcext:value-type="float">
            <text:p>0.06444811439514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lov5n_int8:640</text:p>
          </table:table-cell>
          <table:table-cell table:style-name="ce46" office:value-type="float" office:value="0.0240994098186493" calcext:value-type="float">
            <text:p>0.0240994098186493</text:p>
          </table:table-cell>
          <table:table-cell table:style-name="ce46" office:value-type="float" office:value="1.0692592394352" calcext:value-type="float">
            <text:p>1.0692592394352</text:p>
          </table:table-cell>
          <table:table-cell table:style-name="ce46" office:value-type="float" office:value="0.000917833566665649" calcext:value-type="float">
            <text:p>0.000917833566665649</text:p>
          </table:table-cell>
          <table:table-cell table:style-name="ce46" office:value-type="float" office:value="1.09427648282051" calcext:value-type="float">
            <text:p>1.09427648282051</text:p>
          </table:table-cell>
          <table:table-cell table:number-columns-repeated="4" table:style-name="ce46" office:value-type="string" calcext:value-type="string">
            <text:p>/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lov5n_int8:320</text:p>
          </table:table-cell>
          <table:table-cell table:style-name="ce46" office:value-type="float" office:value="0.00798108911514282" calcext:value-type="float">
            <text:p>0.00798108911514282</text:p>
          </table:table-cell>
          <table:table-cell table:style-name="ce46" office:value-type="float" office:value="0.265181247472763" calcext:value-type="float">
            <text:p>0.265181247472763</text:p>
          </table:table-cell>
          <table:table-cell table:style-name="ce46" office:value-type="float" office:value="0.0010267767906189" calcext:value-type="float">
            <text:p>0.0010267767906189</text:p>
          </table:table-cell>
          <table:table-cell table:style-name="ce46" office:value-type="float" office:value="0.274189113378525" calcext:value-type="float">
            <text:p>0.274189113378525</text:p>
          </table:table-cell>
          <table:table-cell table:number-columns-repeated="4" table:style-name="ce46" office:value-type="string" calcext:value-type="string">
            <text:p>/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lov8s:640</text:p>
          </table:table-cell>
          <table:table-cell office:value-type="float" office:value="0.00540699219703674" calcext:value-type="float">
            <text:p>0.00540699219703674</text:p>
          </table:table-cell>
          <table:table-cell office:value-type="float" office:value="1.94936116242409" calcext:value-type="float">
            <text:p>1.94936116242409</text:p>
          </table:table-cell>
          <table:table-cell office:value-type="float" office:value="0.00401892232894897" calcext:value-type="float">
            <text:p>0.00401892232894897</text:p>
          </table:table-cell>
          <table:table-cell office:value-type="float" office:value="1.95878707695007" calcext:value-type="float">
            <text:p>1.95878707695007</text:p>
          </table:table-cell>
          <table:table-cell table:style-name="ce45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Yolov8s:320</text:p>
          </table:table-cell>
          <table:table-cell office:value-type="float" office:value="0.00176674723625183" calcext:value-type="float">
            <text:p>0.00176674723625183</text:p>
          </table:table-cell>
          <table:table-cell office:value-type="float" office:value="0.55625842499733" calcext:value-type="float">
            <text:p>0.55625842499733</text:p>
          </table:table-cell>
          <table:table-cell office:value-type="float" office:value="0.00300990104675293" calcext:value-type="float">
            <text:p>0.00300990104675293</text:p>
          </table:table-cell>
          <table:table-cell office:value-type="float" office:value="0.561035073280334" calcext:value-type="float">
            <text:p>0.561035073280334</text:p>
          </table:table-cell>
          <table:table-cell table:style-name="ce45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yolov8s_int8:640</text:p>
          </table:table-cell>
          <table:table-cell table:style-name="ce46" office:value-type="float" office:value="0.0240286946296692" calcext:value-type="float">
            <text:p>0.0240286946296692</text:p>
          </table:table-cell>
          <table:table-cell table:style-name="ce46" office:value-type="float" office:value="2.77196527600288" calcext:value-type="float">
            <text:p>2.77196527600288</text:p>
          </table:table-cell>
          <table:table-cell table:style-name="ce46" office:value-type="float" office:value="0.000889420986175537" calcext:value-type="float">
            <text:p>0.000889420986175537</text:p>
          </table:table-cell>
          <table:table-cell table:style-name="ce46" office:value-type="float" office:value="2.79688339161873" calcext:value-type="float">
            <text:p>2.79688339161873</text:p>
          </table:table-cell>
          <table:table-cell table:number-columns-repeated="4" table:style-name="ce46" office:value-type="string" calcext:value-type="string">
            <text:p>/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lov8s_int8:320</text:p>
          </table:table-cell>
          <table:table-cell table:style-name="ce46" office:value-type="float" office:value="0.00757733750343323" calcext:value-type="float">
            <text:p>0.00757733750343323</text:p>
          </table:table-cell>
          <table:table-cell table:style-name="ce46" office:value-type="float" office:value="0.696929194450378" calcext:value-type="float">
            <text:p>0.696929194450378</text:p>
          </table:table-cell>
          <table:table-cell table:style-name="ce46" office:value-type="float" office:value="0.00102702975273132" calcext:value-type="float">
            <text:p>0.00102702975273132</text:p>
          </table:table-cell>
          <table:table-cell table:style-name="ce46" office:value-type="float" office:value="0.705533561706543" calcext:value-type="float">
            <text:p>0.705533561706543</text:p>
          </table:table-cell>
          <table:table-cell table:number-columns-repeated="4" table:style-name="ce46" office:value-type="string" calcext:value-type="string">
            <text:p>/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lov8n:640</text:p>
          </table:table-cell>
          <table:table-cell office:value-type="float" office:value="0.00541039276123047" calcext:value-type="float">
            <text:p>0.00541039276123047</text:p>
          </table:table-cell>
          <table:table-cell office:value-type="float" office:value="0.808252387285232" calcext:value-type="float">
            <text:p>0.808252387285232</text:p>
          </table:table-cell>
          <table:table-cell office:value-type="float" office:value="0.00379220175743103" calcext:value-type="float">
            <text:p>0.00379220175743103</text:p>
          </table:table-cell>
          <table:table-cell office:value-type="float" office:value="0.817454981803894" calcext:value-type="float">
            <text:p>0.817454981803894</text:p>
          </table:table-cell>
          <table:table-cell table:style-name="ce45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Yolov8n:320</text:p>
          </table:table-cell>
          <table:table-cell office:value-type="float" office:value="0.00207478666305542" calcext:value-type="float">
            <text:p>0.00207478666305542</text:p>
          </table:table-cell>
          <table:table-cell office:value-type="float" office:value="0.285680999994278" calcext:value-type="float">
            <text:p>0.285680999994278</text:p>
          </table:table-cell>
          <table:table-cell office:value-type="float" office:value="0.00293054461479187" calcext:value-type="float">
            <text:p>0.00293054461479187</text:p>
          </table:table-cell>
          <table:table-cell office:value-type="float" office:value="0.290686331272125" calcext:value-type="float">
            <text:p>0.2906863312721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olov8n_int8:640</text:p>
          </table:table-cell>
          <table:table-cell table:style-name="ce46" office:value-type="float" office:value="0.0239722604751587" calcext:value-type="float">
            <text:p>0.0239722604751587</text:p>
          </table:table-cell>
          <table:table-cell table:style-name="ce46" office:value-type="float" office:value="1.15045422410965" calcext:value-type="float">
            <text:p>1.15045422410965</text:p>
          </table:table-cell>
          <table:table-cell office:value-type="float" office:value="0.000908578395843506" calcext:value-type="float">
            <text:p>0.000908578395843506</text:p>
          </table:table-cell>
          <table:table-cell office:value-type="float" office:value="1.17533506298065" calcext:value-type="float">
            <text:p>1.17533506298065</text:p>
          </table:table-cell>
          <table:table-cell table:number-columns-repeated="4" table:style-name="ce46" office:value-type="string" calcext:value-type="string">
            <text:p>/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lov8n_int8:320</text:p>
          </table:table-cell>
          <table:table-cell table:style-name="ce46" office:value-type="float" office:value="0.00771641659736633" calcext:value-type="float">
            <text:p>0.00771641659736633</text:p>
          </table:table-cell>
          <table:table-cell office:value-type="float" office:value="0.279828222513199" calcext:value-type="float">
            <text:p>0.279828222513199</text:p>
          </table:table-cell>
          <table:table-cell office:value-type="float" office:value="0.00112407207489014" calcext:value-type="float">
            <text:p>0.00112407207489014</text:p>
          </table:table-cell>
          <table:table-cell office:value-type="float" office:value="0.288668711185455" calcext:value-type="float">
            <text:p>0.288668711185455</text:p>
          </table:table-cell>
          <table:table-cell table:number-columns-repeated="4" table:style-name="ce46" office:value-type="string" calcext:value-type="string">
            <text:p>/</text:p>
          </table:table-cell>
          <table:table-cell table:number-columns-repeated="11"/>
        </table:table-row>
      </table:table>
      <table:table table:name="Raspberry PI 4 Perf" table:style-name="ta1">
        <table:table-column table:style-name="co10" table:default-cell-style-name="ce42"/>
        <table:table-column table:style-name="co11" table:default-cell-style-name="ce45"/>
        <table:table-column table:style-name="co2" table:number-columns-repeated="3" table:default-cell-style-name="ce45"/>
        <table:table-column table:style-name="co2" table:number-columns-repeated="2" table:default-cell-style-name="Default"/>
        <table:table-column table:style-name="co12" table:default-cell-style-name="ce42"/>
        <table:table-column table:style-name="co2" table:number-columns-repeated="4" table:default-cell-style-name="Default"/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/>
          <table:table-cell table:style-name="ce56" office:value-type="string" calcext:value-type="string" table:number-columns-spanned="4" table:number-rows-spanned="2">
            <text:p>All with ultralytics code</text:p>
          </table:table-cell>
          <table:covered-table-cell table:number-columns-repeated="3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/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2">
            <text:p>Details on time performances</text:p>
          </table:table-cell>
          <table:covered-table-cell table:number-columns-repeated="4" table:style-name="ce43"/>
          <table:table-cell table:number-columns-repeated="2"/>
          <table:table-cell table:style-name="ce2" office:value-type="string" calcext:value-type="string" table:number-columns-spanned="5" table:number-rows-spanned="2">
            <text:p>Details on time performances</text:p>
          </table:table-cell>
          <table:covered-table-cell table:number-columns-repeated="4" table:style-name="ce43"/>
        </table:table-row>
        <table:table-row table:style-name="ro1">
          <table:covered-table-cell table:style-name="ce40"/>
          <table:covered-table-cell table:number-columns-repeated="4" table:style-name="Default"/>
          <table:table-cell table:number-columns-repeated="2"/>
          <table:covered-table-cell table:style-name="ce40"/>
          <table:covered-table-cell table:number-columns-repeated="4"/>
        </table:table-row>
        <table:table-row table:style-name="ro1">
          <table:table-cell table:style-name="ce4" office:value-type="string" calcext:value-type="string">
            <text:p>Platform</text:p>
          </table:table-cell>
          <table:table-cell table:style-name="ce53" office:value-type="string" calcext:value-type="string" table:number-columns-spanned="4" table:number-rows-spanned="1">
            <text:p>Raspberry PI 4</text:p>
          </table:table-cell>
          <table:covered-table-cell table:number-columns-repeated="3" table:style-name="ce4"/>
          <table:table-cell table:number-columns-repeated="2"/>
          <table:table-cell table:style-name="ce4" office:value-type="string" calcext:value-type="string">
            <text:p>Platform</text:p>
          </table:table-cell>
          <table:table-cell table:style-name="ce53" office:value-type="string" calcext:value-type="string" table:number-columns-spanned="4" table:number-rows-spanned="1">
            <text:p>Raspberry PI 4</text:p>
          </table:table-cell>
          <table:covered-table-cell table:number-columns-repeated="3" table:style-name="ce4"/>
        </table:table-row>
        <table:table-row table:style-name="ro1">
          <table:table-cell office:value-type="string" calcext:value-type="string">
            <text:p>Device</text:p>
          </table:table-cell>
          <table:table-cell table:style-name="ce55" office:value-type="string" calcext:value-type="string" table:number-columns-spanned="4" table:number-rows-spanned="1">
            <text:p>CPU</text:p>
          </table:table-cell>
          <table:covered-table-cell table:number-columns-repeated="3" table:style-name="ce42"/>
          <table:table-cell table:number-columns-repeated="2"/>
          <table:table-cell office:value-type="string" calcext:value-type="string">
            <text:p>Device</text:p>
          </table:table-cell>
          <table:table-cell table:style-name="ce42" office:value-type="string" calcext:value-type="string" table:number-columns-spanned="4" table:number-rows-spanned="1">
            <text:p>CPU</text:p>
          </table:table-cell>
          <table:covered-table-cell table:number-columns-repeated="3" table:style-name="ce42"/>
        </table:table-row>
        <table:table-row table:style-name="ro1">
          <table:table-cell office:value-type="string" calcext:value-type="string">
            <text:p>Model</text:p>
          </table:table-cell>
          <table:table-cell table:style-name="ce44" office:value-type="string" calcext:value-type="string">
            <text:p>Pre-process [s]</text:p>
          </table:table-cell>
          <table:table-cell table:style-name="ce44" office:value-type="string" calcext:value-type="string">
            <text:p>Inference[s]</text:p>
          </table:table-cell>
          <table:table-cell table:style-name="ce44" office:value-type="string" calcext:value-type="string">
            <text:p>NM[s]</text:p>
          </table:table-cell>
          <table:table-cell table:style-name="ce44" office:value-type="string" calcext:value-type="string">
            <text:p>TOT[s]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table:style-name="ce44" office:value-type="string" calcext:value-type="string">
            <text:p>Pre-process [s]</text:p>
          </table:table-cell>
          <table:table-cell table:style-name="ce44" office:value-type="string" calcext:value-type="string">
            <text:p>Inference[s]</text:p>
          </table:table-cell>
          <table:table-cell table:style-name="ce44" office:value-type="string" calcext:value-type="string">
            <text:p>NM[s]</text:p>
          </table:table-cell>
          <table:table-cell table:style-name="ce44" office:value-type="string" calcext:value-type="string">
            <text:p>TOT[s]</text:p>
          </table:table-cell>
        </table:table-row>
        <table:table-row table:style-name="ro1">
          <table:table-cell office:value-type="string" calcext:value-type="string">
            <text:p>Yolov5s:640</text:p>
          </table:table-cell>
          <table:table-cell office:value-type="float" office:value="0.0166786286830902" calcext:value-type="float">
            <text:p>0.0166786286830902</text:p>
          </table:table-cell>
          <table:table-cell office:value-type="float" office:value="2.07150188708305" calcext:value-type="float">
            <text:p>2.07150188708305</text:p>
          </table:table-cell>
          <table:table-cell office:value-type="float" office:value="0.00363184571266174" calcext:value-type="float">
            <text:p>0.00363184571266174</text:p>
          </table:table-cell>
          <table:table-cell office:value-type="float" office:value="2.09181236147881" calcext:value-type="float">
            <text:p>2.09181236147881</text:p>
          </table:table-cell>
          <table:table-cell table:number-columns-repeated="2"/>
          <table:table-cell office:value-type="string" calcext:value-type="string">
            <text:p>Yolov5su:640</text:p>
          </table:table-cell>
          <table:table-cell office:value-type="float" office:value="0.00903697514533997" calcext:value-type="float">
            <text:p>0.00903697514533997</text:p>
          </table:table-cell>
          <table:table-cell office:value-type="float" office:value="2.58700134038925" calcext:value-type="float">
            <text:p>2.58700134038925</text:p>
          </table:table-cell>
          <table:table-cell office:value-type="float" office:value="0.00376988673210144" calcext:value-type="float">
            <text:p>0.00376988673210144</text:p>
          </table:table-cell>
          <table:table-cell office:value-type="float" office:value="2.59980820226669" calcext:value-type="float">
            <text:p>2.59980820226669</text:p>
          </table:table-cell>
        </table:table-row>
        <table:table-row table:style-name="ro1">
          <table:table-cell office:value-type="string" calcext:value-type="string">
            <text:p>Yolov5s:320</text:p>
          </table:table-cell>
          <table:table-cell office:value-type="float" office:value="0.00546965575218201" calcext:value-type="float">
            <text:p>0.00546965575218201</text:p>
          </table:table-cell>
          <table:table-cell office:value-type="float" office:value="0.739986845731735" calcext:value-type="float">
            <text:p>0.739986845731735</text:p>
          </table:table-cell>
          <table:table-cell office:value-type="float" office:value="0.00279656934738159" calcext:value-type="float">
            <text:p>0.00279656934738159</text:p>
          </table:table-cell>
          <table:table-cell office:value-type="float" office:value="0.748253070831299" calcext:value-type="float">
            <text:p>0.748253070831299</text:p>
          </table:table-cell>
          <table:table-cell table:number-columns-repeated="2"/>
          <table:table-cell office:value-type="string" calcext:value-type="string">
            <text:p>Yolov5su:320</text:p>
          </table:table-cell>
          <table:table-cell office:value-type="float" office:value="0.00344877600669861" calcext:value-type="float">
            <text:p>0.00344877600669861</text:p>
          </table:table-cell>
          <table:table-cell office:value-type="float" office:value="0.978725817203522" calcext:value-type="float">
            <text:p>0.978725817203522</text:p>
          </table:table-cell>
          <table:table-cell office:value-type="float" office:value="0.00967334628105164" calcext:value-type="float">
            <text:p>0.00967334628105164</text:p>
          </table:table-cell>
          <table:table-cell office:value-type="float" office:value="0.991847939491272" calcext:value-type="float">
            <text:p>0.991847939491272</text:p>
          </table:table-cell>
        </table:table-row>
        <table:table-row table:style-name="ro1">
          <table:table-cell office:value-type="string" calcext:value-type="string">
            <text:p>yolov5s_int8:640</text:p>
          </table:table-cell>
          <table:table-cell office:value-type="float" office:value="0.0212755653858185" calcext:value-type="float">
            <text:p>0.0212755653858185</text:p>
          </table:table-cell>
          <table:table-cell office:value-type="float" office:value="1.27010832047462" calcext:value-type="float">
            <text:p>1.27010832047462</text:p>
          </table:table-cell>
          <table:table-cell office:value-type="float" office:value="0.00386492466926575" calcext:value-type="float">
            <text:p>0.00386492466926575</text:p>
          </table:table-cell>
          <table:table-cell office:value-type="float" office:value="1.29524881052971" calcext:value-type="float">
            <text:p>1.29524881052971</text:p>
          </table:table-cell>
          <table:table-cell table:number-columns-repeated="2"/>
          <table:table-cell office:value-type="string" calcext:value-type="string">
            <text:p>yolov5su_int8:640</text:p>
          </table:table-cell>
          <table:table-cell office:value-type="float" office:value="0.00849846053123474" calcext:value-type="float">
            <text:p>0.00849846053123474</text:p>
          </table:table-cell>
          <table:table-cell office:value-type="float" office:value="2.20268594694138" calcext:value-type="float">
            <text:p>2.20268594694138</text:p>
          </table:table-cell>
          <table:table-cell office:value-type="float" office:value="0.00383426237106323" calcext:value-type="float">
            <text:p>0.00383426237106323</text:p>
          </table:table-cell>
          <table:table-cell office:value-type="float" office:value="2.21501866984367" calcext:value-type="float">
            <text:p>2.21501866984367</text:p>
          </table:table-cell>
        </table:table-row>
        <table:table-row table:style-name="ro1">
          <table:table-cell office:value-type="string" calcext:value-type="string">
            <text:p>yolov5s_int8:320</text:p>
          </table:table-cell>
          <table:table-cell office:value-type="float" office:value="0.00642929577827454" calcext:value-type="float">
            <text:p>0.00642929577827454</text:p>
          </table:table-cell>
          <table:table-cell office:value-type="float" office:value="0.318546598911285" calcext:value-type="float">
            <text:p>0.318546598911285</text:p>
          </table:table-cell>
          <table:table-cell office:value-type="float" office:value="0.00297468090057373" calcext:value-type="float">
            <text:p>0.00297468090057373</text:p>
          </table:table-cell>
          <table:table-cell office:value-type="float" office:value="0.327950575590134" calcext:value-type="float">
            <text:p>0.327950575590134</text:p>
          </table:table-cell>
          <table:table-cell table:number-columns-repeated="2"/>
          <table:table-cell office:value-type="string" calcext:value-type="string">
            <text:p>yolov5su_int8:320</text:p>
          </table:table-cell>
          <table:table-cell office:value-type="float" office:value="0.00224690389633179" calcext:value-type="float">
            <text:p>0.00224690389633179</text:p>
          </table:table-cell>
          <table:table-cell office:value-type="float" office:value="0.543429486513138" calcext:value-type="float">
            <text:p>0.543429486513138</text:p>
          </table:table-cell>
          <table:table-cell office:value-type="float" office:value="0.00270385694503784" calcext:value-type="float">
            <text:p>0.00270385694503784</text:p>
          </table:table-cell>
          <table:table-cell office:value-type="float" office:value="0.548380247354507" calcext:value-type="float">
            <text:p>0.548380247354507</text:p>
          </table:table-cell>
        </table:table-row>
        <table:table-row table:style-name="ro1">
          <table:table-cell office:value-type="string" calcext:value-type="string">
            <text:p>Yolov5n:640</text:p>
          </table:table-cell>
          <table:table-cell office:value-type="float" office:value="0.0172283780574799" calcext:value-type="float">
            <text:p>0.0172283780574799</text:p>
          </table:table-cell>
          <table:table-cell office:value-type="float" office:value="0.998344627141952" calcext:value-type="float">
            <text:p>0.998344627141952</text:p>
          </table:table-cell>
          <table:table-cell office:value-type="float" office:value="0.00693736791610718" calcext:value-type="float">
            <text:p>0.00693736791610718</text:p>
          </table:table-cell>
          <table:table-cell office:value-type="float" office:value="1.02251037311554" calcext:value-type="float">
            <text:p>1.02251037311554</text:p>
          </table:table-cell>
          <table:table-cell table:number-columns-repeated="2"/>
          <table:table-cell office:value-type="string" calcext:value-type="string">
            <text:p>Yolov5nu:640</text:p>
          </table:table-cell>
          <table:table-cell office:value-type="float" office:value="0.0089903244972229" calcext:value-type="float">
            <text:p>0.0089903244972229</text:p>
          </table:table-cell>
          <table:table-cell office:value-type="float" office:value="1.20070205354691" calcext:value-type="float">
            <text:p>1.20070205354691</text:p>
          </table:table-cell>
          <table:table-cell office:value-type="float" office:value="0.00375266098976135" calcext:value-type="float">
            <text:p>0.00375266098976135</text:p>
          </table:table-cell>
          <table:table-cell office:value-type="float" office:value="1.21344503903389" calcext:value-type="float">
            <text:p>1.21344503903389</text:p>
          </table:table-cell>
        </table:table-row>
        <table:table-row table:style-name="ro1">
          <table:table-cell office:value-type="string" calcext:value-type="string">
            <text:p>Yolov5n:320</text:p>
          </table:table-cell>
          <table:table-cell office:value-type="float" office:value="0.00536979055404663" calcext:value-type="float">
            <text:p>0.00536979055404663</text:p>
          </table:table-cell>
          <table:table-cell office:value-type="float" office:value="0.428358579158783" calcext:value-type="float">
            <text:p>0.428358579158783</text:p>
          </table:table-cell>
          <table:table-cell office:value-type="float" office:value="0.00276508092880249" calcext:value-type="float">
            <text:p>0.00276508092880249</text:p>
          </table:table-cell>
          <table:table-cell office:value-type="float" office:value="0.436493450641632" calcext:value-type="float">
            <text:p>0.436493450641632</text:p>
          </table:table-cell>
          <table:table-cell table:number-columns-repeated="2"/>
          <table:table-cell office:value-type="string" calcext:value-type="string">
            <text:p>yolov5nu:320</text:p>
          </table:table-cell>
          <table:table-cell office:value-type="float" office:value="0.00269532036781311" calcext:value-type="float">
            <text:p>0.00269532036781311</text:p>
          </table:table-cell>
          <table:table-cell office:value-type="float" office:value="0.498755848407745" calcext:value-type="float">
            <text:p>0.498755848407745</text:p>
          </table:table-cell>
          <table:table-cell office:value-type="float" office:value="0.0103520514965057" calcext:value-type="float">
            <text:p>0.0103520514965057</text:p>
          </table:table-cell>
          <table:table-cell office:value-type="float" office:value="0.511803220272064" calcext:value-type="float">
            <text:p>0.511803220272064</text:p>
          </table:table-cell>
        </table:table-row>
        <table:table-row table:style-name="ro1">
          <table:table-cell office:value-type="string" calcext:value-type="string">
            <text:p>yolov5n_int8:640</text:p>
          </table:table-cell>
          <table:table-cell office:value-type="float" office:value="0.0235187866687775" calcext:value-type="float">
            <text:p>0.0235187866687775</text:p>
          </table:table-cell>
          <table:table-cell office:value-type="float" office:value="0.501750403881073" calcext:value-type="float">
            <text:p>0.501750403881073</text:p>
          </table:table-cell>
          <table:table-cell office:value-type="float" office:value="0.00383050918579102" calcext:value-type="float">
            <text:p>0.00383050918579102</text:p>
          </table:table-cell>
          <table:table-cell office:value-type="float" office:value="0.529099699735642" calcext:value-type="float">
            <text:p>0.529099699735642</text:p>
          </table:table-cell>
          <table:table-cell table:number-columns-repeated="2"/>
          <table:table-cell office:value-type="string" calcext:value-type="string">
            <text:p>yolov5nu_int8:640</text:p>
          </table:table-cell>
          <table:table-cell office:value-type="float" office:value="0.00861392378807068" calcext:value-type="float">
            <text:p>0.00861392378807068</text:p>
          </table:table-cell>
          <table:table-cell office:value-type="float" office:value="0.959084314346313" calcext:value-type="float">
            <text:p>0.959084314346313</text:p>
          </table:table-cell>
          <table:table-cell office:value-type="float" office:value="0.00363991141319275" calcext:value-type="float">
            <text:p>0.00363991141319275</text:p>
          </table:table-cell>
          <table:table-cell office:value-type="float" office:value="0.971338149547577" calcext:value-type="float">
            <text:p>0.971338149547577</text:p>
          </table:table-cell>
        </table:table-row>
        <table:table-row table:style-name="ro1">
          <table:table-cell office:value-type="string" calcext:value-type="string">
            <text:p>yolov5n_int8:320</text:p>
          </table:table-cell>
          <table:table-cell office:value-type="float" office:value="0.00657145118713379" calcext:value-type="float">
            <text:p>0.00657145118713379</text:p>
          </table:table-cell>
          <table:table-cell office:value-type="float" office:value="0.123960406303406" calcext:value-type="float">
            <text:p>0.123960406303406</text:p>
          </table:table-cell>
          <table:table-cell office:value-type="float" office:value="0.00299080085754395" calcext:value-type="float">
            <text:p>0.00299080085754395</text:p>
          </table:table-cell>
          <table:table-cell office:value-type="float" office:value="0.133522658348083" calcext:value-type="float">
            <text:p>0.133522658348083</text:p>
          </table:table-cell>
          <table:table-cell table:number-columns-repeated="2"/>
          <table:table-cell office:value-type="string" calcext:value-type="string">
            <text:p>yolov5nu_int8:320</text:p>
          </table:table-cell>
          <table:table-cell office:value-type="float" office:value="0.00223639106750488" calcext:value-type="float">
            <text:p>0.00223639106750488</text:p>
          </table:table-cell>
          <table:table-cell office:value-type="float" office:value="0.229235106229782" calcext:value-type="float">
            <text:p>0.229235106229782</text:p>
          </table:table-cell>
          <table:table-cell office:value-type="float" office:value="0.00268922209739685" calcext:value-type="float">
            <text:p>0.00268922209739685</text:p>
          </table:table-cell>
          <table:table-cell office:value-type="float" office:value="0.234160719394684" calcext:value-type="float">
            <text:p>0.234160719394684</text:p>
          </table:table-cell>
        </table:table-row>
        <table:table-row table:style-name="ro1">
          <table:table-cell office:value-type="string" calcext:value-type="string">
            <text:p>Yolov8s:640</text:p>
          </table:table-cell>
          <table:table-cell office:value-type="float" office:value="0.00899064135551453" calcext:value-type="float">
            <text:p>0.00899064135551453</text:p>
          </table:table-cell>
          <table:table-cell office:value-type="float" office:value="2.91608469295502" calcext:value-type="float">
            <text:p>2.91608469295502</text:p>
          </table:table-cell>
          <table:table-cell office:value-type="float" office:value="0.00375714945793152" calcext:value-type="float">
            <text:p>0.00375714945793152</text:p>
          </table:table-cell>
          <table:table-cell office:value-type="float" office:value="2.92883248376846" calcext:value-type="float">
            <text:p>2.92883248376846</text:p>
          </table:table-cell>
          <table:table-cell table:number-columns-repeated="2"/>
          <table:table-cell office:value-type="string" calcext:value-type="string">
            <text:p>Yolov8s:640</text:p>
          </table:table-cell>
          <table:table-cell table:style-name="ce45" office:value-type="float" office:value="0.00899064135551453" calcext:value-type="float">
            <text:p>0.00899064135551453</text:p>
          </table:table-cell>
          <table:table-cell table:style-name="ce45" office:value-type="float" office:value="2.91608469295502" calcext:value-type="float">
            <text:p>2.91608469295502</text:p>
          </table:table-cell>
          <table:table-cell table:style-name="ce45" office:value-type="float" office:value="0.00375714945793152" calcext:value-type="float">
            <text:p>0.00375714945793152</text:p>
          </table:table-cell>
          <table:table-cell table:style-name="ce45" office:value-type="float" office:value="2.92883248376846" calcext:value-type="float">
            <text:p>2.92883248376846</text:p>
          </table:table-cell>
        </table:table-row>
        <table:table-row table:style-name="ro1">
          <table:table-cell office:value-type="string" calcext:value-type="string">
            <text:p>Yolov8s:320</text:p>
          </table:table-cell>
          <table:table-cell office:value-type="float" office:value="0.00331746077537537" calcext:value-type="float">
            <text:p>0.00331746077537537</text:p>
          </table:table-cell>
          <table:table-cell office:value-type="float" office:value="1.1436450855732" calcext:value-type="float">
            <text:p>1.1436450855732</text:p>
          </table:table-cell>
          <table:table-cell office:value-type="float" office:value="0.00870463538169861" calcext:value-type="float">
            <text:p>0.00870463538169861</text:p>
          </table:table-cell>
          <table:table-cell office:value-type="float" office:value="1.15566718173027" calcext:value-type="float">
            <text:p>1.15566718173027</text:p>
          </table:table-cell>
          <table:table-cell table:number-columns-repeated="2"/>
          <table:table-cell office:value-type="string" calcext:value-type="string">
            <text:p>Yolov8s:320</text:p>
          </table:table-cell>
          <table:table-cell table:style-name="ce45" office:value-type="float" office:value="0.00331746077537537" calcext:value-type="float">
            <text:p>0.00331746077537537</text:p>
          </table:table-cell>
          <table:table-cell table:style-name="ce45" office:value-type="float" office:value="1.1436450855732" calcext:value-type="float">
            <text:p>1.1436450855732</text:p>
          </table:table-cell>
          <table:table-cell table:style-name="ce45" office:value-type="float" office:value="0.00870463538169861" calcext:value-type="float">
            <text:p>0.00870463538169861</text:p>
          </table:table-cell>
          <table:table-cell table:style-name="ce45" office:value-type="float" office:value="1.15566718173027" calcext:value-type="float">
            <text:p>1.15566718173027</text:p>
          </table:table-cell>
        </table:table-row>
        <table:table-row table:style-name="ro1">
          <table:table-cell office:value-type="string" calcext:value-type="string">
            <text:p>yolov8s_int8:640</text:p>
          </table:table-cell>
          <table:table-cell office:value-type="float" office:value="0.0166709079742432" calcext:value-type="float">
            <text:p>0.0166709079742432</text:p>
          </table:table-cell>
          <table:table-cell office:value-type="float" office:value="2.4123772778511" calcext:value-type="float">
            <text:p>2.4123772778511</text:p>
          </table:table-cell>
          <table:table-cell office:value-type="float" office:value="0.00100741672515869" calcext:value-type="float">
            <text:p>0.00100741672515869</text:p>
          </table:table-cell>
          <table:table-cell office:value-type="float" office:value="2.43005560255051" calcext:value-type="float">
            <text:p>2.43005560255051</text:p>
          </table:table-cell>
          <table:table-cell table:number-columns-repeated="2"/>
          <table:table-cell office:value-type="string" calcext:value-type="string">
            <text:p>yolov8s_int8:6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lov8s_int8:320</text:p>
          </table:table-cell>
          <table:table-cell office:value-type="float" office:value="0.00522203803062439" calcext:value-type="float">
            <text:p>0.00522203803062439</text:p>
          </table:table-cell>
          <table:table-cell office:value-type="float" office:value="0.60069943523407" calcext:value-type="float">
            <text:p>0.60069943523407</text:p>
          </table:table-cell>
          <table:table-cell office:value-type="float" office:value="0.00106620478630066" calcext:value-type="float">
            <text:p>0.00106620478630066</text:p>
          </table:table-cell>
          <table:table-cell office:value-type="float" office:value="0.606987678050995" calcext:value-type="float">
            <text:p>0.606987678050995</text:p>
          </table:table-cell>
          <table:table-cell table:number-columns-repeated="2"/>
          <table:table-cell office:value-type="string" calcext:value-type="string">
            <text:p>yolov8s_int8: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lov8n:640</text:p>
          </table:table-cell>
          <table:table-cell office:value-type="float" office:value="0.0095064115524292" calcext:value-type="float">
            <text:p>0.0095064115524292</text:p>
          </table:table-cell>
          <table:table-cell office:value-type="float" office:value="1.23546147632599" calcext:value-type="float">
            <text:p>1.23546147632599</text:p>
          </table:table-cell>
          <table:table-cell office:value-type="float" office:value="0.0037877836227417" calcext:value-type="float">
            <text:p>0.0037877836227417</text:p>
          </table:table-cell>
          <table:table-cell office:value-type="float" office:value="1.24875567150116" calcext:value-type="float">
            <text:p>1.24875567150116</text:p>
          </table:table-cell>
          <table:table-cell table:number-columns-repeated="2"/>
          <table:table-cell office:value-type="string" calcext:value-type="string">
            <text:p>Yolov8n:640</text:p>
          </table:table-cell>
          <table:table-cell table:style-name="ce45" office:value-type="float" office:value="0.0095064115524292" calcext:value-type="float">
            <text:p>0.0095064115524292</text:p>
          </table:table-cell>
          <table:table-cell table:style-name="ce45" office:value-type="float" office:value="1.23546147632599" calcext:value-type="float">
            <text:p>1.23546147632599</text:p>
          </table:table-cell>
          <table:table-cell table:style-name="ce45" office:value-type="float" office:value="0.0037877836227417" calcext:value-type="float">
            <text:p>0.0037877836227417</text:p>
          </table:table-cell>
          <table:table-cell table:style-name="ce45" office:value-type="float" office:value="1.24875567150116" calcext:value-type="float">
            <text:p>1.24875567150116</text:p>
          </table:table-cell>
        </table:table-row>
        <table:table-row table:style-name="ro1">
          <table:table-cell office:value-type="string" calcext:value-type="string">
            <text:p>Yolov8n:320</text:p>
          </table:table-cell>
          <table:table-cell office:value-type="float" office:value="0.0027074146270752" calcext:value-type="float">
            <text:p>0.0027074146270752</text:p>
          </table:table-cell>
          <table:table-cell office:value-type="float" office:value="0.508354987382889" calcext:value-type="float">
            <text:p>0.508354987382889</text:p>
          </table:table-cell>
          <table:table-cell office:value-type="float" office:value="0.00910431361198425" calcext:value-type="float">
            <text:p>0.00910431361198425</text:p>
          </table:table-cell>
          <table:table-cell office:value-type="float" office:value="0.520166715621948" calcext:value-type="float">
            <text:p>0.520166715621948</text:p>
          </table:table-cell>
          <table:table-cell table:number-columns-repeated="2"/>
          <table:table-cell office:value-type="string" calcext:value-type="string">
            <text:p>Yolov8n:320</text:p>
          </table:table-cell>
          <table:table-cell table:style-name="ce45" office:value-type="float" office:value="0.0027074146270752" calcext:value-type="float">
            <text:p>0.0027074146270752</text:p>
          </table:table-cell>
          <table:table-cell table:style-name="ce45" office:value-type="float" office:value="0.508354987382889" calcext:value-type="float">
            <text:p>0.508354987382889</text:p>
          </table:table-cell>
          <table:table-cell table:style-name="ce45" office:value-type="float" office:value="0.00910431361198425" calcext:value-type="float">
            <text:p>0.00910431361198425</text:p>
          </table:table-cell>
          <table:table-cell table:style-name="ce45" office:value-type="float" office:value="0.520166715621948" calcext:value-type="float">
            <text:p>0.520166715621948</text:p>
          </table:table-cell>
        </table:table-row>
        <table:table-row table:style-name="ro1">
          <table:table-cell office:value-type="string" calcext:value-type="string">
            <text:p>yolov8n_int8:640</text:p>
          </table:table-cell>
          <table:table-cell office:value-type="float" office:value="0.0183785576820374" calcext:value-type="float">
            <text:p>0.0183785576820374</text:p>
          </table:table-cell>
          <table:table-cell office:value-type="float" office:value="1.00284623503685" calcext:value-type="float">
            <text:p>1.00284623503685</text:p>
          </table:table-cell>
          <table:table-cell office:value-type="float" office:value="0.000936671018600464" calcext:value-type="float">
            <text:p>0.000936671018600464</text:p>
          </table:table-cell>
          <table:table-cell office:value-type="float" office:value="1.02216146373749" calcext:value-type="float">
            <text:p>1.02216146373749</text:p>
          </table:table-cell>
          <table:table-cell table:number-columns-repeated="2"/>
          <table:table-cell office:value-type="string" calcext:value-type="string">
            <text:p>yolov8n_int8:6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lov8n_int8:320</text:p>
          </table:table-cell>
          <table:table-cell office:value-type="float" office:value="0.00519663619995117" calcext:value-type="float">
            <text:p>0.00519663619995117</text:p>
          </table:table-cell>
          <table:table-cell office:value-type="float" office:value="0.24148603439331" calcext:value-type="float">
            <text:p>0.24148603439331</text:p>
          </table:table-cell>
          <table:table-cell office:value-type="float" office:value="0.00113786911964417" calcext:value-type="float">
            <text:p>0.00113786911964417</text:p>
          </table:table-cell>
          <table:table-cell office:value-type="float" office:value="0.247820539712906" calcext:value-type="float">
            <text:p>0.247820539712906</text:p>
          </table:table-cell>
          <table:table-cell table:number-columns-repeated="2"/>
          <table:table-cell office:value-type="string" calcext:value-type="string">
            <text:p>yolov8n_int8:3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4:50:15.499214891</meta:creation-date>
    <dc:date>2024-03-29T17:25:01.102663661</dc:date>
    <meta:editing-duration>P1DT3H46M34S</meta:editing-duration>
    <meta:editing-cycles>129</meta:editing-cycles>
    <meta:generator>LibreOffice/7.3.7.2$Linux_X86_64 LibreOffice_project/30$Build-2</meta:generator>
    <meta:document-statistic meta:table-count="7" meta:cell-count="1849" meta:object-count="0"/>
  </office:meta>
</office:document-meta>
</file>